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19">
      <style:table-cell-properties fo:border="thin solid #000000"/>
    </style:style>
    <style:style style:name="ce4" style:family="table-cell" style:parent-style-name="Default" style:data-style-name="N0">
      <style:table-cell-properties fo:border="thin solid #000000" fo:background-color="#AEAAAA"/>
    </style:style>
    <style:style style:name="ce5" style:family="table-cell" style:parent-style-name="Default" style:data-style-name="N0">
      <style:table-cell-properties fo:border="thin solid #000000" fo:background-color="transparent"/>
    </style:style>
    <style:style style:name="ce6" style:family="table-cell" style:parent-style-name="Default" style:data-style-name="N0">
      <style:table-cell-properties fo:border="thin solid #000000" fo:background-color="#FFFFFF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19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21">
      <style:table-cell-properties fo:border="thin solid #000000"/>
    </style:style>
    <style:style style:name="ce10" style:family="table-cell" style:parent-style-name="Default" style:data-style-name="N19">
      <style:table-cell-properties fo:border="thin solid #000000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666875cm" style:use-optimal-column-width="true"/>
    </style:style>
    <style:style style:name="co2" style:family="table-column">
      <style:table-column-properties fo:break-before="auto" style:column-width="1.00541666666667cm" style:use-optimal-column-width="true"/>
    </style:style>
    <style:style style:name="co3" style:family="table-column">
      <style:table-column-properties fo:break-before="auto" style:column-width="1.481666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23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4B1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Day-cycle</text:p>
          </table:table-cell>
          <table:table-cell office:value-type="string" table:style-name="ce2">
            <text:p>Block</text:p>
          </table:table-cell>
          <table:table-cell office:value-type="string" table:style-name="ce2">
            <text:p>Number</text:p>
          </table:table-cell>
          <table:table-cell office:value-type="string" table:style-name="ce2">
            <text:p>Replicate</text:p>
          </table:table-cell>
          <table:table-cell office:value-type="string" table:style-name="ce3">
            <text:p>Fec1 (bleu)</text:p>
          </table:table-cell>
          <table:table-cell office:value-type="string" table:style-name="ce3">
            <text:p>Fec2 (rouge)</text:p>
          </table:table-cell>
          <table:table-cell office:value-type="string" table:style-name="ce3">
            <text:p>Fec3 (vert)</text:p>
          </table:table-cell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A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C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D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F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G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H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I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K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B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D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G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I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A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B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C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D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E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F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G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H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I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K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5">
            <text:p>4</text:p>
          </table:table-cell>
          <table:table-cell office:value-type="string" table:style-name="ce2">
            <text:p>A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5">
            <text:p>4</text:p>
          </table:table-cell>
          <table:table-cell office:value-type="string" table:style-name="ce2">
            <text:p>B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5">
            <text:p>4</text:p>
          </table:table-cell>
          <table:table-cell office:value-type="string" table:style-name="ce2">
            <text:p>C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5">
            <text:p>4</text:p>
          </table:table-cell>
          <table:table-cell office:value-type="string" table:style-name="ce2">
            <text:p>D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5">
            <text:p>4</text:p>
          </table:table-cell>
          <table:table-cell office:value-type="string" table:style-name="ce2">
            <text:p>E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5">
            <text:p>4</text:p>
          </table:table-cell>
          <table:table-cell office:value-type="string" table:style-name="ce2">
            <text:p>F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5">
            <text:p>4</text:p>
          </table:table-cell>
          <table:table-cell office:value-type="string" table:style-name="ce2">
            <text:p>G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5">
            <text:p>4</text:p>
          </table:table-cell>
          <table:table-cell office:value-type="string" table:style-name="ce2">
            <text:p>H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5">
            <text:p>4</text:p>
          </table:table-cell>
          <table:table-cell office:value-type="string" table:style-name="ce2">
            <text:p>I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5">
            <text:p>4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B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C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D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E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F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G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H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I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K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string" table:style-name="ce2">
            <text:p>Day-cycle</text:p>
          </table:table-cell>
          <table:table-cell office:value-type="string" table:style-name="ce2">
            <text:p>Block</text:p>
          </table:table-cell>
          <table:table-cell office:value-type="string" table:style-name="ce2">
            <text:p>Number</text:p>
          </table:table-cell>
          <table:table-cell office:value-type="string" table:style-name="ce2">
            <text:p>Replicate</text:p>
          </table:table-cell>
          <table:table-cell office:value-type="string" table:style-name="ce3">
            <text:p>Fec1 (bleu)</text:p>
          </table:table-cell>
          <table:table-cell office:value-type="string" table:style-name="ce3">
            <text:p>Fec2 (rouge)</text:p>
          </table:table-cell>
          <table:table-cell office:value-type="string" table:style-name="ce3">
            <text:p>Fec3 (vert)</text:p>
          </table:table-cell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5">
            <text:p>6</text:p>
          </table:table-cell>
          <table:table-cell office:value-type="string" table:style-name="ce2">
            <text:p>A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5">
            <text:p>6</text:p>
          </table:table-cell>
          <table:table-cell office:value-type="string" table:style-name="ce2">
            <text:p>B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5">
            <text:p>6</text:p>
          </table:table-cell>
          <table:table-cell office:value-type="string" table:style-name="ce2">
            <text:p>C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5">
            <text:p>6</text:p>
          </table:table-cell>
          <table:table-cell office:value-type="string" table:style-name="ce2">
            <text:p>D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5">
            <text:p>6</text:p>
          </table:table-cell>
          <table:table-cell office:value-type="string" table:style-name="ce2">
            <text:p>E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5">
            <text:p>6</text:p>
          </table:table-cell>
          <table:table-cell office:value-type="string" table:style-name="ce2">
            <text:p>F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5">
            <text:p>6</text:p>
          </table:table-cell>
          <table:table-cell office:value-type="string" table:style-name="ce2">
            <text:p>G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5">
            <text:p>6</text:p>
          </table:table-cell>
          <table:table-cell office:value-type="string" table:style-name="ce2">
            <text:p>H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5">
            <text:p>6</text:p>
          </table:table-cell>
          <table:table-cell office:value-type="string" table:style-name="ce2">
            <text:p>I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5">
            <text:p>6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A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B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C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D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E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F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G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H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I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K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5">
            <text:p>8</text:p>
          </table:table-cell>
          <table:table-cell office:value-type="string" table:style-name="ce2">
            <text:p>A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5">
            <text:p>8</text:p>
          </table:table-cell>
          <table:table-cell office:value-type="string" table:style-name="ce2">
            <text:p>B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5">
            <text:p>8</text:p>
          </table:table-cell>
          <table:table-cell office:value-type="string" table:style-name="ce2">
            <text:p>C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5">
            <text:p>8</text:p>
          </table:table-cell>
          <table:table-cell office:value-type="string" table:style-name="ce2">
            <text:p>D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5">
            <text:p>8</text:p>
          </table:table-cell>
          <table:table-cell office:value-type="string" table:style-name="ce2">
            <text:p>E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5">
            <text:p>8</text:p>
          </table:table-cell>
          <table:table-cell office:value-type="string" table:style-name="ce2">
            <text:p>F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5">
            <text:p>8</text:p>
          </table:table-cell>
          <table:table-cell office:value-type="string" table:style-name="ce2">
            <text:p>G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5">
            <text:p>8</text:p>
          </table:table-cell>
          <table:table-cell office:value-type="string" table:style-name="ce2">
            <text:p>H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5">
            <text:p>8</text:p>
          </table:table-cell>
          <table:table-cell office:value-type="string" table:style-name="ce2">
            <text:p>I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5">
            <text:p>8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A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B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C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D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E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F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G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H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I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K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5">
            <text:p>10</text:p>
          </table:table-cell>
          <table:table-cell office:value-type="string" table:style-name="ce2">
            <text:p>A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5">
            <text:p>10</text:p>
          </table:table-cell>
          <table:table-cell office:value-type="string" table:style-name="ce2">
            <text:p>B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5">
            <text:p>10</text:p>
          </table:table-cell>
          <table:table-cell office:value-type="string" table:style-name="ce2">
            <text:p>C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5">
            <text:p>10</text:p>
          </table:table-cell>
          <table:table-cell office:value-type="string" table:style-name="ce2">
            <text:p>D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5">
            <text:p>10</text:p>
          </table:table-cell>
          <table:table-cell office:value-type="string" table:style-name="ce2">
            <text:p>E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5">
            <text:p>10</text:p>
          </table:table-cell>
          <table:table-cell office:value-type="string" table:style-name="ce2">
            <text:p>F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5">
            <text:p>10</text:p>
          </table:table-cell>
          <table:table-cell office:value-type="string" table:style-name="ce2">
            <text:p>G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5">
            <text:p>10</text:p>
          </table:table-cell>
          <table:table-cell office:value-type="string" table:style-name="ce2">
            <text:p>H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5">
            <text:p>10</text:p>
          </table:table-cell>
          <table:table-cell office:value-type="string" table:style-name="ce2">
            <text:p>I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5">
            <text:p>10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string" table:style-name="ce2">
            <text:p>Day-cycle</text:p>
          </table:table-cell>
          <table:table-cell office:value-type="string" table:style-name="ce2">
            <text:p>Block</text:p>
          </table:table-cell>
          <table:table-cell office:value-type="string" table:style-name="ce2">
            <text:p>Number</text:p>
          </table:table-cell>
          <table:table-cell office:value-type="string" table:style-name="ce2">
            <text:p>Replicate</text:p>
          </table:table-cell>
          <table:table-cell office:value-type="string" table:style-name="ce3">
            <text:p>Fec1 (bleu)</text:p>
          </table:table-cell>
          <table:table-cell office:value-type="string" table:style-name="ce3">
            <text:p>Fec2 (rouge)</text:p>
          </table:table-cell>
          <table:table-cell office:value-type="string" table:style-name="ce3">
            <text:p>Fec3 (vert)</text:p>
          </table:table-cell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A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B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C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D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E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F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G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H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I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K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5">
            <text:p>12</text:p>
          </table:table-cell>
          <table:table-cell office:value-type="string" table:style-name="ce2">
            <text:p>A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5">
            <text:p>12</text:p>
          </table:table-cell>
          <table:table-cell office:value-type="string" table:style-name="ce2">
            <text:p>B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5">
            <text:p>12</text:p>
          </table:table-cell>
          <table:table-cell office:value-type="string" table:style-name="ce2">
            <text:p>C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5">
            <text:p>12</text:p>
          </table:table-cell>
          <table:table-cell office:value-type="string" table:style-name="ce2">
            <text:p>D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5">
            <text:p>12</text:p>
          </table:table-cell>
          <table:table-cell office:value-type="string" table:style-name="ce2">
            <text:p>E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5">
            <text:p>12</text:p>
          </table:table-cell>
          <table:table-cell office:value-type="string" table:style-name="ce2">
            <text:p>F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5">
            <text:p>12</text:p>
          </table:table-cell>
          <table:table-cell office:value-type="string" table:style-name="ce2">
            <text:p>G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5">
            <text:p>12</text:p>
          </table:table-cell>
          <table:table-cell office:value-type="string" table:style-name="ce2">
            <text:p>H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5">
            <text:p>12</text:p>
          </table:table-cell>
          <table:table-cell office:value-type="string" table:style-name="ce2">
            <text:p>I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5">
            <text:p>12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A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B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C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D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E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F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G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H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I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K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5">
            <text:p>14</text:p>
          </table:table-cell>
          <table:table-cell office:value-type="string" table:style-name="ce2">
            <text:p>A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5">
            <text:p>14</text:p>
          </table:table-cell>
          <table:table-cell office:value-type="string" table:style-name="ce2">
            <text:p>B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5">
            <text:p>14</text:p>
          </table:table-cell>
          <table:table-cell office:value-type="string" table:style-name="ce2">
            <text:p>C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5">
            <text:p>14</text:p>
          </table:table-cell>
          <table:table-cell office:value-type="string" table:style-name="ce2">
            <text:p>D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5">
            <text:p>14</text:p>
          </table:table-cell>
          <table:table-cell office:value-type="string" table:style-name="ce2">
            <text:p>E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5">
            <text:p>14</text:p>
          </table:table-cell>
          <table:table-cell office:value-type="string" table:style-name="ce2">
            <text:p>F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5">
            <text:p>14</text:p>
          </table:table-cell>
          <table:table-cell office:value-type="string" table:style-name="ce2">
            <text:p>G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5">
            <text:p>14</text:p>
          </table:table-cell>
          <table:table-cell office:value-type="string" table:style-name="ce2">
            <text:p>H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5">
            <text:p>14</text:p>
          </table:table-cell>
          <table:table-cell office:value-type="string" table:style-name="ce2">
            <text:p>I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5">
            <text:p>14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A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B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C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D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E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F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G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H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I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K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string" table:style-name="ce2">
            <text:p>Day-cycle</text:p>
          </table:table-cell>
          <table:table-cell office:value-type="string" table:style-name="ce2">
            <text:p>Block</text:p>
          </table:table-cell>
          <table:table-cell office:value-type="string" table:style-name="ce2">
            <text:p>Number</text:p>
          </table:table-cell>
          <table:table-cell office:value-type="string" table:style-name="ce2">
            <text:p>Replicate</text:p>
          </table:table-cell>
          <table:table-cell office:value-type="string" table:style-name="ce3">
            <text:p>Fec1 (bleu)</text:p>
          </table:table-cell>
          <table:table-cell office:value-type="string" table:style-name="ce3">
            <text:p>Fec2 (rouge)</text:p>
          </table:table-cell>
          <table:table-cell office:value-type="string" table:style-name="ce3">
            <text:p>Fec3 (vert)</text:p>
          </table:table-cell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5">
            <text:p>16</text:p>
          </table:table-cell>
          <table:table-cell office:value-type="string" table:style-name="ce2">
            <text:p>A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5">
            <text:p>16</text:p>
          </table:table-cell>
          <table:table-cell office:value-type="string" table:style-name="ce2">
            <text:p>B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5">
            <text:p>16</text:p>
          </table:table-cell>
          <table:table-cell office:value-type="string" table:style-name="ce2">
            <text:p>C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5">
            <text:p>16</text:p>
          </table:table-cell>
          <table:table-cell office:value-type="string" table:style-name="ce2">
            <text:p>D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5">
            <text:p>16</text:p>
          </table:table-cell>
          <table:table-cell office:value-type="string" table:style-name="ce2">
            <text:p>E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5">
            <text:p>16</text:p>
          </table:table-cell>
          <table:table-cell office:value-type="string" table:style-name="ce2">
            <text:p>F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5">
            <text:p>16</text:p>
          </table:table-cell>
          <table:table-cell office:value-type="string" table:style-name="ce2">
            <text:p>G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5">
            <text:p>16</text:p>
          </table:table-cell>
          <table:table-cell office:value-type="string" table:style-name="ce2">
            <text:p>H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5">
            <text:p>16</text:p>
          </table:table-cell>
          <table:table-cell office:value-type="string" table:style-name="ce2">
            <text:p>I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5">
            <text:p>16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A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B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C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D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E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F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G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H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I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K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5">
            <text:p>18</text:p>
          </table:table-cell>
          <table:table-cell office:value-type="string" table:style-name="ce2">
            <text:p>A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5">
            <text:p>18</text:p>
          </table:table-cell>
          <table:table-cell office:value-type="string" table:style-name="ce2">
            <text:p>B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5">
            <text:p>18</text:p>
          </table:table-cell>
          <table:table-cell office:value-type="string" table:style-name="ce2">
            <text:p>C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5">
            <text:p>18</text:p>
          </table:table-cell>
          <table:table-cell office:value-type="string" table:style-name="ce2">
            <text:p>D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5">
            <text:p>18</text:p>
          </table:table-cell>
          <table:table-cell office:value-type="string" table:style-name="ce2">
            <text:p>E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5">
            <text:p>18</text:p>
          </table:table-cell>
          <table:table-cell office:value-type="string" table:style-name="ce2">
            <text:p>F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5">
            <text:p>18</text:p>
          </table:table-cell>
          <table:table-cell office:value-type="string" table:style-name="ce2">
            <text:p>G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5">
            <text:p>18</text:p>
          </table:table-cell>
          <table:table-cell office:value-type="string" table:style-name="ce2">
            <text:p>H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5">
            <text:p>18</text:p>
          </table:table-cell>
          <table:table-cell office:value-type="string" table:style-name="ce2">
            <text:p>I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5">
            <text:p>18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A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B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C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D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E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F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G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H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I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K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5">
            <text:p>20</text:p>
          </table:table-cell>
          <table:table-cell office:value-type="string" table:style-name="ce2">
            <text:p>A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5">
            <text:p>20</text:p>
          </table:table-cell>
          <table:table-cell office:value-type="string" table:style-name="ce2">
            <text:p>B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5">
            <text:p>20</text:p>
          </table:table-cell>
          <table:table-cell office:value-type="string" table:style-name="ce2">
            <text:p>C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5">
            <text:p>20</text:p>
          </table:table-cell>
          <table:table-cell office:value-type="string" table:style-name="ce2">
            <text:p>D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5">
            <text:p>20</text:p>
          </table:table-cell>
          <table:table-cell office:value-type="string" table:style-name="ce2">
            <text:p>E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5">
            <text:p>20</text:p>
          </table:table-cell>
          <table:table-cell office:value-type="string" table:style-name="ce2">
            <text:p>F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5">
            <text:p>20</text:p>
          </table:table-cell>
          <table:table-cell office:value-type="string" table:style-name="ce2">
            <text:p>G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5">
            <text:p>20</text:p>
          </table:table-cell>
          <table:table-cell office:value-type="string" table:style-name="ce2">
            <text:p>H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5">
            <text:p>20</text:p>
          </table:table-cell>
          <table:table-cell office:value-type="string" table:style-name="ce2">
            <text:p>I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5">
            <text:p>20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string" table:style-name="ce2">
            <text:p>Day-cycle</text:p>
          </table:table-cell>
          <table:table-cell office:value-type="string" table:style-name="ce2">
            <text:p>Block</text:p>
          </table:table-cell>
          <table:table-cell office:value-type="string" table:style-name="ce2">
            <text:p>Number</text:p>
          </table:table-cell>
          <table:table-cell office:value-type="string" table:style-name="ce2">
            <text:p>Replicate</text:p>
          </table:table-cell>
          <table:table-cell office:value-type="string" table:style-name="ce3">
            <text:p>Fec1 (bleu)</text:p>
          </table:table-cell>
          <table:table-cell office:value-type="string" table:style-name="ce3">
            <text:p>Fec2 (rouge)</text:p>
          </table:table-cell>
          <table:table-cell office:value-type="string" table:style-name="ce3">
            <text:p>Fec3 (vert)</text:p>
          </table:table-cell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A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B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C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D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E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F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G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H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I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K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2" table:style-name="ce5">
            <text:p>22</text:p>
          </table:table-cell>
          <table:table-cell office:value-type="string" table:style-name="ce2">
            <text:p>A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2" table:style-name="ce5">
            <text:p>22</text:p>
          </table:table-cell>
          <table:table-cell office:value-type="string" table:style-name="ce2">
            <text:p>B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2" table:style-name="ce5">
            <text:p>22</text:p>
          </table:table-cell>
          <table:table-cell office:value-type="string" table:style-name="ce2">
            <text:p>C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2" table:style-name="ce5">
            <text:p>22</text:p>
          </table:table-cell>
          <table:table-cell office:value-type="string" table:style-name="ce2">
            <text:p>D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2" table:style-name="ce5">
            <text:p>22</text:p>
          </table:table-cell>
          <table:table-cell office:value-type="string" table:style-name="ce2">
            <text:p>E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2" table:style-name="ce5">
            <text:p>22</text:p>
          </table:table-cell>
          <table:table-cell office:value-type="string" table:style-name="ce2">
            <text:p>F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2" table:style-name="ce5">
            <text:p>22</text:p>
          </table:table-cell>
          <table:table-cell office:value-type="string" table:style-name="ce2">
            <text:p>G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2" table:style-name="ce5">
            <text:p>22</text:p>
          </table:table-cell>
          <table:table-cell office:value-type="string" table:style-name="ce2">
            <text:p>H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2" table:style-name="ce5">
            <text:p>22</text:p>
          </table:table-cell>
          <table:table-cell office:value-type="string" table:style-name="ce2">
            <text:p>I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2" table:style-name="ce5">
            <text:p>22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A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B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C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D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E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F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G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H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I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K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5">
            <text:p>24</text:p>
          </table:table-cell>
          <table:table-cell office:value-type="string" table:style-name="ce2">
            <text:p>A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5">
            <text:p>24</text:p>
          </table:table-cell>
          <table:table-cell office:value-type="string" table:style-name="ce2">
            <text:p>B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5">
            <text:p>24</text:p>
          </table:table-cell>
          <table:table-cell office:value-type="string" table:style-name="ce2">
            <text:p>C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5">
            <text:p>24</text:p>
          </table:table-cell>
          <table:table-cell office:value-type="string" table:style-name="ce2">
            <text:p>D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5">
            <text:p>24</text:p>
          </table:table-cell>
          <table:table-cell office:value-type="string" table:style-name="ce2">
            <text:p>E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5">
            <text:p>24</text:p>
          </table:table-cell>
          <table:table-cell office:value-type="string" table:style-name="ce2">
            <text:p>F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5">
            <text:p>24</text:p>
          </table:table-cell>
          <table:table-cell office:value-type="string" table:style-name="ce2">
            <text:p>G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5">
            <text:p>24</text:p>
          </table:table-cell>
          <table:table-cell office:value-type="string" table:style-name="ce2">
            <text:p>H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5">
            <text:p>24</text:p>
          </table:table-cell>
          <table:table-cell office:value-type="string" table:style-name="ce2">
            <text:p>I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5">
            <text:p>24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A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B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C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D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E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F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G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H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I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K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string" table:style-name="ce2">
            <text:p>Day-cycle</text:p>
          </table:table-cell>
          <table:table-cell office:value-type="string" table:style-name="ce2">
            <text:p>Block</text:p>
          </table:table-cell>
          <table:table-cell office:value-type="string" table:style-name="ce2">
            <text:p>Number</text:p>
          </table:table-cell>
          <table:table-cell office:value-type="string" table:style-name="ce2">
            <text:p>Replicate</text:p>
          </table:table-cell>
          <table:table-cell office:value-type="string" table:style-name="ce3">
            <text:p>Fec1 (bleu)</text:p>
          </table:table-cell>
          <table:table-cell office:value-type="string" table:style-name="ce3">
            <text:p>Fec2 (rouge)</text:p>
          </table:table-cell>
          <table:table-cell office:value-type="string" table:style-name="ce3">
            <text:p>Fec3 (vert)</text:p>
          </table:table-cell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5">
            <text:p>26</text:p>
          </table:table-cell>
          <table:table-cell office:value-type="string" table:style-name="ce2">
            <text:p>A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5">
            <text:p>26</text:p>
          </table:table-cell>
          <table:table-cell office:value-type="string" table:style-name="ce2">
            <text:p>B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5">
            <text:p>26</text:p>
          </table:table-cell>
          <table:table-cell office:value-type="string" table:style-name="ce2">
            <text:p>C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5">
            <text:p>26</text:p>
          </table:table-cell>
          <table:table-cell office:value-type="string" table:style-name="ce2">
            <text:p>D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5">
            <text:p>26</text:p>
          </table:table-cell>
          <table:table-cell office:value-type="string" table:style-name="ce2">
            <text:p>E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5">
            <text:p>26</text:p>
          </table:table-cell>
          <table:table-cell office:value-type="string" table:style-name="ce2">
            <text:p>F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5">
            <text:p>26</text:p>
          </table:table-cell>
          <table:table-cell office:value-type="string" table:style-name="ce2">
            <text:p>G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5">
            <text:p>26</text:p>
          </table:table-cell>
          <table:table-cell office:value-type="string" table:style-name="ce2">
            <text:p>H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5">
            <text:p>26</text:p>
          </table:table-cell>
          <table:table-cell office:value-type="string" table:style-name="ce2">
            <text:p>I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5">
            <text:p>26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A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B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C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D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E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F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G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H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I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K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5">
            <text:p>28</text:p>
          </table:table-cell>
          <table:table-cell office:value-type="string" table:style-name="ce2">
            <text:p>A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5">
            <text:p>28</text:p>
          </table:table-cell>
          <table:table-cell office:value-type="string" table:style-name="ce2">
            <text:p>B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5">
            <text:p>28</text:p>
          </table:table-cell>
          <table:table-cell office:value-type="string" table:style-name="ce2">
            <text:p>C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5">
            <text:p>28</text:p>
          </table:table-cell>
          <table:table-cell office:value-type="string" table:style-name="ce2">
            <text:p>D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5">
            <text:p>28</text:p>
          </table:table-cell>
          <table:table-cell office:value-type="string" table:style-name="ce2">
            <text:p>E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5">
            <text:p>28</text:p>
          </table:table-cell>
          <table:table-cell office:value-type="string" table:style-name="ce2">
            <text:p>F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5">
            <text:p>28</text:p>
          </table:table-cell>
          <table:table-cell office:value-type="string" table:style-name="ce2">
            <text:p>G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5">
            <text:p>28</text:p>
          </table:table-cell>
          <table:table-cell office:value-type="string" table:style-name="ce2">
            <text:p>H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5">
            <text:p>28</text:p>
          </table:table-cell>
          <table:table-cell office:value-type="string" table:style-name="ce2">
            <text:p>I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5">
            <text:p>28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A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B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C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D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E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F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G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H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I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K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5">
            <text:p>30</text:p>
          </table:table-cell>
          <table:table-cell office:value-type="string" table:style-name="ce2">
            <text:p>A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5">
            <text:p>30</text:p>
          </table:table-cell>
          <table:table-cell office:value-type="string" table:style-name="ce2">
            <text:p>B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5">
            <text:p>30</text:p>
          </table:table-cell>
          <table:table-cell office:value-type="string" table:style-name="ce2">
            <text:p>C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5">
            <text:p>30</text:p>
          </table:table-cell>
          <table:table-cell office:value-type="string" table:style-name="ce2">
            <text:p>D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5">
            <text:p>30</text:p>
          </table:table-cell>
          <table:table-cell office:value-type="string" table:style-name="ce2">
            <text:p>E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5">
            <text:p>30</text:p>
          </table:table-cell>
          <table:table-cell office:value-type="string" table:style-name="ce2">
            <text:p>F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5">
            <text:p>30</text:p>
          </table:table-cell>
          <table:table-cell office:value-type="string" table:style-name="ce2">
            <text:p>G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5">
            <text:p>30</text:p>
          </table:table-cell>
          <table:table-cell office:value-type="string" table:style-name="ce2">
            <text:p>H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5">
            <text:p>30</text:p>
          </table:table-cell>
          <table:table-cell office:value-type="string" table:style-name="ce2">
            <text:p>I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5">
            <text:p>30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string" table:style-name="ce2">
            <text:p>Day-cycle</text:p>
          </table:table-cell>
          <table:table-cell office:value-type="string" table:style-name="ce2">
            <text:p>Block</text:p>
          </table:table-cell>
          <table:table-cell office:value-type="string" table:style-name="ce2">
            <text:p>Number</text:p>
          </table:table-cell>
          <table:table-cell office:value-type="string" table:style-name="ce2">
            <text:p>Replicate</text:p>
          </table:table-cell>
          <table:table-cell office:value-type="string" table:style-name="ce3">
            <text:p>Fec1 (bleu)</text:p>
          </table:table-cell>
          <table:table-cell office:value-type="string" table:style-name="ce3">
            <text:p>Fec2 (rouge)</text:p>
          </table:table-cell>
          <table:table-cell office:value-type="string" table:style-name="ce3">
            <text:p>Fec3 (vert)</text:p>
          </table:table-cell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A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B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C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D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E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F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G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H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I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K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2" table:style-name="ce5">
            <text:p>32</text:p>
          </table:table-cell>
          <table:table-cell office:value-type="string" table:style-name="ce6">
            <text:p>A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2" table:style-name="ce5">
            <text:p>32</text:p>
          </table:table-cell>
          <table:table-cell office:value-type="string" table:style-name="ce6">
            <text:p>B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2" table:style-name="ce5">
            <text:p>32</text:p>
          </table:table-cell>
          <table:table-cell office:value-type="string" table:style-name="ce6">
            <text:p>C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2" table:style-name="ce5">
            <text:p>32</text:p>
          </table:table-cell>
          <table:table-cell office:value-type="string" table:style-name="ce6">
            <text:p>D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2" table:style-name="ce5">
            <text:p>32</text:p>
          </table:table-cell>
          <table:table-cell office:value-type="string" table:style-name="ce6">
            <text:p>E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2" table:style-name="ce5">
            <text:p>32</text:p>
          </table:table-cell>
          <table:table-cell office:value-type="string" table:style-name="ce6">
            <text:p>F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2" table:style-name="ce5">
            <text:p>32</text:p>
          </table:table-cell>
          <table:table-cell office:value-type="string" table:style-name="ce6">
            <text:p>G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2" table:style-name="ce5">
            <text:p>32</text:p>
          </table:table-cell>
          <table:table-cell office:value-type="string" table:style-name="ce6">
            <text:p>H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2" table:style-name="ce5">
            <text:p>32</text:p>
          </table:table-cell>
          <table:table-cell office:value-type="string" table:style-name="ce6">
            <text:p>I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2" table:style-name="ce5">
            <text:p>32</text:p>
          </table:table-cell>
          <table:table-cell office:value-type="string" table:style-name="ce6">
            <text:p>K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A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B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C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D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E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F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G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H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I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K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number-rows-repeated="1048238" table:style-name="ro2">
          <table:table-cell table:number-columns-repeated="16384"/>
        </table:table-row>
      </table:table>
      <table:table table:name="4B2F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3">
          <table:table-cell office:value-type="string" table:style-name="ce7">
            <text:p>Day-cycle</text:p>
          </table:table-cell>
          <table:table-cell office:value-type="string" table:style-name="ce7">
            <text:p>Block</text:p>
          </table:table-cell>
          <table:table-cell office:value-type="string" table:style-name="ce7">
            <text:p>Number</text:p>
          </table:table-cell>
          <table:table-cell office:value-type="string" table:style-name="ce7">
            <text:p>Replicate</text:p>
          </table:table-cell>
          <table:table-cell office:value-type="string" table:style-name="ce8">
            <text:p>Fec1 (bleu)</text:p>
          </table:table-cell>
          <table:table-cell office:value-type="string" table:style-name="ce8">
            <text:p>Fec2 (rouge)</text:p>
          </table:table-cell>
          <table:table-cell office:value-type="string" table:style-name="ce8">
            <text:p>Fec3 (vert)</text:p>
          </table:table-cell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A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C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D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E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F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G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H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I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K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B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D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G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I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A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B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C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D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E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F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G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H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I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K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5">
            <text:p>4</text:p>
          </table:table-cell>
          <table:table-cell office:value-type="string" table:style-name="ce2">
            <text:p>A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5">
            <text:p>4</text:p>
          </table:table-cell>
          <table:table-cell office:value-type="string" table:style-name="ce2">
            <text:p>B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5">
            <text:p>4</text:p>
          </table:table-cell>
          <table:table-cell office:value-type="string" table:style-name="ce2">
            <text:p>C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5">
            <text:p>4</text:p>
          </table:table-cell>
          <table:table-cell office:value-type="string" table:style-name="ce2">
            <text:p>D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5">
            <text:p>4</text:p>
          </table:table-cell>
          <table:table-cell office:value-type="string" table:style-name="ce2">
            <text:p>E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5">
            <text:p>4</text:p>
          </table:table-cell>
          <table:table-cell office:value-type="string" table:style-name="ce2">
            <text:p>F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5">
            <text:p>4</text:p>
          </table:table-cell>
          <table:table-cell office:value-type="string" table:style-name="ce2">
            <text:p>G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5">
            <text:p>4</text:p>
          </table:table-cell>
          <table:table-cell office:value-type="string" table:style-name="ce2">
            <text:p>H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5">
            <text:p>4</text:p>
          </table:table-cell>
          <table:table-cell office:value-type="string" table:style-name="ce2">
            <text:p>I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5">
            <text:p>4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B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C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D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E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F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G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H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I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K</text:p>
          </table:table-cell>
          <table:table-cell table:number-columns-repeated="3" table:style-name="ce4"/>
          <table:table-cell table:number-columns-repeated="16377"/>
        </table:table-row>
        <table:table-row table:style-name="ro3">
          <table:table-cell office:value-type="string" table:style-name="ce7">
            <text:p>Day-cycle</text:p>
          </table:table-cell>
          <table:table-cell office:value-type="string" table:style-name="ce7">
            <text:p>Block</text:p>
          </table:table-cell>
          <table:table-cell office:value-type="string" table:style-name="ce7">
            <text:p>Number</text:p>
          </table:table-cell>
          <table:table-cell office:value-type="string" table:style-name="ce7">
            <text:p>Replicate</text:p>
          </table:table-cell>
          <table:table-cell office:value-type="string" table:style-name="ce8">
            <text:p>Fec1 (bleu)</text:p>
          </table:table-cell>
          <table:table-cell office:value-type="string" table:style-name="ce8">
            <text:p>Fec2 (rouge)</text:p>
          </table:table-cell>
          <table:table-cell office:value-type="string" table:style-name="ce8">
            <text:p>Fec3 (vert)</text:p>
          </table:table-cell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5">
            <text:p>6</text:p>
          </table:table-cell>
          <table:table-cell office:value-type="string" table:style-name="ce2">
            <text:p>A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5">
            <text:p>6</text:p>
          </table:table-cell>
          <table:table-cell office:value-type="string" table:style-name="ce2">
            <text:p>B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5">
            <text:p>6</text:p>
          </table:table-cell>
          <table:table-cell office:value-type="string" table:style-name="ce2">
            <text:p>C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5">
            <text:p>6</text:p>
          </table:table-cell>
          <table:table-cell office:value-type="string" table:style-name="ce2">
            <text:p>D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5">
            <text:p>6</text:p>
          </table:table-cell>
          <table:table-cell office:value-type="string" table:style-name="ce2">
            <text:p>E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5">
            <text:p>6</text:p>
          </table:table-cell>
          <table:table-cell office:value-type="string" table:style-name="ce2">
            <text:p>F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5">
            <text:p>6</text:p>
          </table:table-cell>
          <table:table-cell office:value-type="string" table:style-name="ce2">
            <text:p>G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5">
            <text:p>6</text:p>
          </table:table-cell>
          <table:table-cell office:value-type="string" table:style-name="ce2">
            <text:p>H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5">
            <text:p>6</text:p>
          </table:table-cell>
          <table:table-cell office:value-type="string" table:style-name="ce2">
            <text:p>I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5">
            <text:p>6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A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B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C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D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E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F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G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H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I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office:value-type="string" table:style-name="ce4">
            <text:p>K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5">
            <text:p>8</text:p>
          </table:table-cell>
          <table:table-cell office:value-type="string" table:style-name="ce2">
            <text:p>A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5">
            <text:p>8</text:p>
          </table:table-cell>
          <table:table-cell office:value-type="string" table:style-name="ce2">
            <text:p>B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5">
            <text:p>8</text:p>
          </table:table-cell>
          <table:table-cell office:value-type="string" table:style-name="ce2">
            <text:p>C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5">
            <text:p>8</text:p>
          </table:table-cell>
          <table:table-cell office:value-type="string" table:style-name="ce2">
            <text:p>D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5">
            <text:p>8</text:p>
          </table:table-cell>
          <table:table-cell office:value-type="string" table:style-name="ce2">
            <text:p>E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5">
            <text:p>8</text:p>
          </table:table-cell>
          <table:table-cell office:value-type="string" table:style-name="ce2">
            <text:p>F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5">
            <text:p>8</text:p>
          </table:table-cell>
          <table:table-cell office:value-type="string" table:style-name="ce2">
            <text:p>G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5">
            <text:p>8</text:p>
          </table:table-cell>
          <table:table-cell office:value-type="string" table:style-name="ce2">
            <text:p>H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5">
            <text:p>8</text:p>
          </table:table-cell>
          <table:table-cell office:value-type="string" table:style-name="ce2">
            <text:p>I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5">
            <text:p>8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A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B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C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D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E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F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G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H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I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4">
            <text:p>9</text:p>
          </table:table-cell>
          <table:table-cell office:value-type="string" table:style-name="ce4">
            <text:p>K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5">
            <text:p>10</text:p>
          </table:table-cell>
          <table:table-cell office:value-type="string" table:style-name="ce2">
            <text:p>A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5">
            <text:p>10</text:p>
          </table:table-cell>
          <table:table-cell office:value-type="string" table:style-name="ce2">
            <text:p>B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5">
            <text:p>10</text:p>
          </table:table-cell>
          <table:table-cell office:value-type="string" table:style-name="ce2">
            <text:p>C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5">
            <text:p>10</text:p>
          </table:table-cell>
          <table:table-cell office:value-type="string" table:style-name="ce2">
            <text:p>D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5">
            <text:p>10</text:p>
          </table:table-cell>
          <table:table-cell office:value-type="string" table:style-name="ce2">
            <text:p>E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5">
            <text:p>10</text:p>
          </table:table-cell>
          <table:table-cell office:value-type="string" table:style-name="ce2">
            <text:p>F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5">
            <text:p>10</text:p>
          </table:table-cell>
          <table:table-cell office:value-type="string" table:style-name="ce2">
            <text:p>G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5">
            <text:p>10</text:p>
          </table:table-cell>
          <table:table-cell office:value-type="string" table:style-name="ce2">
            <text:p>H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5">
            <text:p>10</text:p>
          </table:table-cell>
          <table:table-cell office:value-type="string" table:style-name="ce2">
            <text:p>I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5">
            <text:p>10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table:number-columns-repeated="16377"/>
        </table:table-row>
        <table:table-row table:style-name="ro3">
          <table:table-cell office:value-type="string" table:style-name="ce7">
            <text:p>Day-cycle</text:p>
          </table:table-cell>
          <table:table-cell office:value-type="string" table:style-name="ce7">
            <text:p>Block</text:p>
          </table:table-cell>
          <table:table-cell office:value-type="string" table:style-name="ce7">
            <text:p>Number</text:p>
          </table:table-cell>
          <table:table-cell office:value-type="string" table:style-name="ce7">
            <text:p>Replicate</text:p>
          </table:table-cell>
          <table:table-cell office:value-type="string" table:style-name="ce8">
            <text:p>Fec1 (bleu)</text:p>
          </table:table-cell>
          <table:table-cell office:value-type="string" table:style-name="ce8">
            <text:p>Fec2 (rouge)</text:p>
          </table:table-cell>
          <table:table-cell office:value-type="string" table:style-name="ce8">
            <text:p>Fec3 (vert)</text:p>
          </table:table-cell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A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B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C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D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E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F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G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H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I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K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5">
            <text:p>12</text:p>
          </table:table-cell>
          <table:table-cell office:value-type="string" table:style-name="ce2">
            <text:p>A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5">
            <text:p>12</text:p>
          </table:table-cell>
          <table:table-cell office:value-type="string" table:style-name="ce2">
            <text:p>B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5">
            <text:p>12</text:p>
          </table:table-cell>
          <table:table-cell office:value-type="string" table:style-name="ce2">
            <text:p>C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5">
            <text:p>12</text:p>
          </table:table-cell>
          <table:table-cell office:value-type="string" table:style-name="ce2">
            <text:p>D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5">
            <text:p>12</text:p>
          </table:table-cell>
          <table:table-cell office:value-type="string" table:style-name="ce2">
            <text:p>E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5">
            <text:p>12</text:p>
          </table:table-cell>
          <table:table-cell office:value-type="string" table:style-name="ce2">
            <text:p>F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5">
            <text:p>12</text:p>
          </table:table-cell>
          <table:table-cell office:value-type="string" table:style-name="ce2">
            <text:p>G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5">
            <text:p>12</text:p>
          </table:table-cell>
          <table:table-cell office:value-type="string" table:style-name="ce2">
            <text:p>H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5">
            <text:p>12</text:p>
          </table:table-cell>
          <table:table-cell office:value-type="string" table:style-name="ce2">
            <text:p>I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5">
            <text:p>12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A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B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C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D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E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F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G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H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I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K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5">
            <text:p>14</text:p>
          </table:table-cell>
          <table:table-cell office:value-type="string" table:style-name="ce2">
            <text:p>A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5">
            <text:p>14</text:p>
          </table:table-cell>
          <table:table-cell office:value-type="string" table:style-name="ce2">
            <text:p>B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5">
            <text:p>14</text:p>
          </table:table-cell>
          <table:table-cell office:value-type="string" table:style-name="ce2">
            <text:p>C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5">
            <text:p>14</text:p>
          </table:table-cell>
          <table:table-cell office:value-type="string" table:style-name="ce2">
            <text:p>D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5">
            <text:p>14</text:p>
          </table:table-cell>
          <table:table-cell office:value-type="string" table:style-name="ce2">
            <text:p>E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5">
            <text:p>14</text:p>
          </table:table-cell>
          <table:table-cell office:value-type="string" table:style-name="ce2">
            <text:p>F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5">
            <text:p>14</text:p>
          </table:table-cell>
          <table:table-cell office:value-type="string" table:style-name="ce2">
            <text:p>G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5">
            <text:p>14</text:p>
          </table:table-cell>
          <table:table-cell office:value-type="string" table:style-name="ce2">
            <text:p>H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5">
            <text:p>14</text:p>
          </table:table-cell>
          <table:table-cell office:value-type="string" table:style-name="ce2">
            <text:p>I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5">
            <text:p>14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A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B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C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D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E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F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G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H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I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K</text:p>
          </table:table-cell>
          <table:table-cell table:number-columns-repeated="3" table:style-name="ce4"/>
          <table:table-cell table:number-columns-repeated="16377"/>
        </table:table-row>
        <table:table-row table:style-name="ro3">
          <table:table-cell office:value-type="string" table:style-name="ce7">
            <text:p>Day-cycle</text:p>
          </table:table-cell>
          <table:table-cell office:value-type="string" table:style-name="ce7">
            <text:p>Block</text:p>
          </table:table-cell>
          <table:table-cell office:value-type="string" table:style-name="ce7">
            <text:p>Number</text:p>
          </table:table-cell>
          <table:table-cell office:value-type="string" table:style-name="ce7">
            <text:p>Replicate</text:p>
          </table:table-cell>
          <table:table-cell office:value-type="string" table:style-name="ce8">
            <text:p>Fec1 (bleu)</text:p>
          </table:table-cell>
          <table:table-cell office:value-type="string" table:style-name="ce8">
            <text:p>Fec2 (rouge)</text:p>
          </table:table-cell>
          <table:table-cell office:value-type="string" table:style-name="ce8">
            <text:p>Fec3 (vert)</text:p>
          </table:table-cell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6" table:style-name="ce5">
            <text:p>16</text:p>
          </table:table-cell>
          <table:table-cell office:value-type="string" table:style-name="ce2">
            <text:p>A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6" table:style-name="ce5">
            <text:p>16</text:p>
          </table:table-cell>
          <table:table-cell office:value-type="string" table:style-name="ce2">
            <text:p>B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6" table:style-name="ce5">
            <text:p>16</text:p>
          </table:table-cell>
          <table:table-cell office:value-type="string" table:style-name="ce2">
            <text:p>C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6" table:style-name="ce5">
            <text:p>16</text:p>
          </table:table-cell>
          <table:table-cell office:value-type="string" table:style-name="ce2">
            <text:p>D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6" table:style-name="ce5">
            <text:p>16</text:p>
          </table:table-cell>
          <table:table-cell office:value-type="string" table:style-name="ce2">
            <text:p>E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6" table:style-name="ce5">
            <text:p>16</text:p>
          </table:table-cell>
          <table:table-cell office:value-type="string" table:style-name="ce2">
            <text:p>F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6" table:style-name="ce5">
            <text:p>16</text:p>
          </table:table-cell>
          <table:table-cell office:value-type="string" table:style-name="ce2">
            <text:p>G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6" table:style-name="ce5">
            <text:p>16</text:p>
          </table:table-cell>
          <table:table-cell office:value-type="string" table:style-name="ce2">
            <text:p>H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6" table:style-name="ce5">
            <text:p>16</text:p>
          </table:table-cell>
          <table:table-cell office:value-type="string" table:style-name="ce2">
            <text:p>I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6" table:style-name="ce5">
            <text:p>16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A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B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C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D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E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F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G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H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I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K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8" table:style-name="ce5">
            <text:p>18</text:p>
          </table:table-cell>
          <table:table-cell office:value-type="string" table:style-name="ce2">
            <text:p>A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8" table:style-name="ce5">
            <text:p>18</text:p>
          </table:table-cell>
          <table:table-cell office:value-type="string" table:style-name="ce2">
            <text:p>B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8" table:style-name="ce5">
            <text:p>18</text:p>
          </table:table-cell>
          <table:table-cell office:value-type="string" table:style-name="ce2">
            <text:p>C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8" table:style-name="ce5">
            <text:p>18</text:p>
          </table:table-cell>
          <table:table-cell office:value-type="string" table:style-name="ce2">
            <text:p>D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8" table:style-name="ce5">
            <text:p>18</text:p>
          </table:table-cell>
          <table:table-cell office:value-type="string" table:style-name="ce2">
            <text:p>E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8" table:style-name="ce5">
            <text:p>18</text:p>
          </table:table-cell>
          <table:table-cell office:value-type="string" table:style-name="ce2">
            <text:p>F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8" table:style-name="ce5">
            <text:p>18</text:p>
          </table:table-cell>
          <table:table-cell office:value-type="string" table:style-name="ce2">
            <text:p>G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8" table:style-name="ce5">
            <text:p>18</text:p>
          </table:table-cell>
          <table:table-cell office:value-type="string" table:style-name="ce2">
            <text:p>H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8" table:style-name="ce5">
            <text:p>18</text:p>
          </table:table-cell>
          <table:table-cell office:value-type="string" table:style-name="ce2">
            <text:p>I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8" table:style-name="ce5">
            <text:p>18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A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B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C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D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E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F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G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H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I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9" table:style-name="ce4">
            <text:p>19</text:p>
          </table:table-cell>
          <table:table-cell office:value-type="string" table:style-name="ce4">
            <text:p>K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5">
            <text:p>20</text:p>
          </table:table-cell>
          <table:table-cell office:value-type="string" table:style-name="ce2">
            <text:p>A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5">
            <text:p>20</text:p>
          </table:table-cell>
          <table:table-cell office:value-type="string" table:style-name="ce2">
            <text:p>B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5">
            <text:p>20</text:p>
          </table:table-cell>
          <table:table-cell office:value-type="string" table:style-name="ce2">
            <text:p>C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5">
            <text:p>20</text:p>
          </table:table-cell>
          <table:table-cell office:value-type="string" table:style-name="ce2">
            <text:p>D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5">
            <text:p>20</text:p>
          </table:table-cell>
          <table:table-cell office:value-type="string" table:style-name="ce2">
            <text:p>E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5">
            <text:p>20</text:p>
          </table:table-cell>
          <table:table-cell office:value-type="string" table:style-name="ce2">
            <text:p>F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5">
            <text:p>20</text:p>
          </table:table-cell>
          <table:table-cell office:value-type="string" table:style-name="ce2">
            <text:p>G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5">
            <text:p>20</text:p>
          </table:table-cell>
          <table:table-cell office:value-type="string" table:style-name="ce2">
            <text:p>H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5">
            <text:p>20</text:p>
          </table:table-cell>
          <table:table-cell office:value-type="string" table:style-name="ce2">
            <text:p>I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5">
            <text:p>20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table:number-columns-repeated="16377"/>
        </table:table-row>
        <table:table-row table:style-name="ro3">
          <table:table-cell office:value-type="string" table:style-name="ce7">
            <text:p>Day-cycle</text:p>
          </table:table-cell>
          <table:table-cell office:value-type="string" table:style-name="ce7">
            <text:p>Block</text:p>
          </table:table-cell>
          <table:table-cell office:value-type="string" table:style-name="ce7">
            <text:p>Number</text:p>
          </table:table-cell>
          <table:table-cell office:value-type="string" table:style-name="ce7">
            <text:p>Replicate</text:p>
          </table:table-cell>
          <table:table-cell office:value-type="string" table:style-name="ce8">
            <text:p>Fec1 (bleu)</text:p>
          </table:table-cell>
          <table:table-cell office:value-type="string" table:style-name="ce8">
            <text:p>Fec2 (rouge)</text:p>
          </table:table-cell>
          <table:table-cell office:value-type="string" table:style-name="ce8">
            <text:p>Fec3 (vert)</text:p>
          </table:table-cell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A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B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C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D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E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F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G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H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I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1" table:style-name="ce4">
            <text:p>21</text:p>
          </table:table-cell>
          <table:table-cell office:value-type="string" table:style-name="ce4">
            <text:p>K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2" table:style-name="ce5">
            <text:p>22</text:p>
          </table:table-cell>
          <table:table-cell office:value-type="string" table:style-name="ce2">
            <text:p>A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2" table:style-name="ce5">
            <text:p>22</text:p>
          </table:table-cell>
          <table:table-cell office:value-type="string" table:style-name="ce2">
            <text:p>B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2" table:style-name="ce5">
            <text:p>22</text:p>
          </table:table-cell>
          <table:table-cell office:value-type="string" table:style-name="ce2">
            <text:p>C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2" table:style-name="ce5">
            <text:p>22</text:p>
          </table:table-cell>
          <table:table-cell office:value-type="string" table:style-name="ce2">
            <text:p>D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2" table:style-name="ce5">
            <text:p>22</text:p>
          </table:table-cell>
          <table:table-cell office:value-type="string" table:style-name="ce2">
            <text:p>E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2" table:style-name="ce5">
            <text:p>22</text:p>
          </table:table-cell>
          <table:table-cell office:value-type="string" table:style-name="ce2">
            <text:p>F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2" table:style-name="ce5">
            <text:p>22</text:p>
          </table:table-cell>
          <table:table-cell office:value-type="string" table:style-name="ce2">
            <text:p>G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2" table:style-name="ce5">
            <text:p>22</text:p>
          </table:table-cell>
          <table:table-cell office:value-type="string" table:style-name="ce2">
            <text:p>H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2" table:style-name="ce5">
            <text:p>22</text:p>
          </table:table-cell>
          <table:table-cell office:value-type="string" table:style-name="ce2">
            <text:p>I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2" table:style-name="ce5">
            <text:p>22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A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B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C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D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E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F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G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H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I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3" table:style-name="ce4">
            <text:p>23</text:p>
          </table:table-cell>
          <table:table-cell office:value-type="string" table:style-name="ce4">
            <text:p>K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5">
            <text:p>24</text:p>
          </table:table-cell>
          <table:table-cell office:value-type="string" table:style-name="ce2">
            <text:p>A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5">
            <text:p>24</text:p>
          </table:table-cell>
          <table:table-cell office:value-type="string" table:style-name="ce2">
            <text:p>B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5">
            <text:p>24</text:p>
          </table:table-cell>
          <table:table-cell office:value-type="string" table:style-name="ce2">
            <text:p>C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5">
            <text:p>24</text:p>
          </table:table-cell>
          <table:table-cell office:value-type="string" table:style-name="ce2">
            <text:p>D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5">
            <text:p>24</text:p>
          </table:table-cell>
          <table:table-cell office:value-type="string" table:style-name="ce2">
            <text:p>E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5">
            <text:p>24</text:p>
          </table:table-cell>
          <table:table-cell office:value-type="string" table:style-name="ce2">
            <text:p>F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5">
            <text:p>24</text:p>
          </table:table-cell>
          <table:table-cell office:value-type="string" table:style-name="ce2">
            <text:p>G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5">
            <text:p>24</text:p>
          </table:table-cell>
          <table:table-cell office:value-type="string" table:style-name="ce2">
            <text:p>H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5">
            <text:p>24</text:p>
          </table:table-cell>
          <table:table-cell office:value-type="string" table:style-name="ce2">
            <text:p>I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5">
            <text:p>24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A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B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C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D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E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F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G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H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I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K</text:p>
          </table:table-cell>
          <table:table-cell table:number-columns-repeated="3" table:style-name="ce4"/>
          <table:table-cell table:number-columns-repeated="16377"/>
        </table:table-row>
        <table:table-row table:style-name="ro3">
          <table:table-cell office:value-type="string" table:style-name="ce7">
            <text:p>Day-cycle</text:p>
          </table:table-cell>
          <table:table-cell office:value-type="string" table:style-name="ce7">
            <text:p>Block</text:p>
          </table:table-cell>
          <table:table-cell office:value-type="string" table:style-name="ce7">
            <text:p>Number</text:p>
          </table:table-cell>
          <table:table-cell office:value-type="string" table:style-name="ce7">
            <text:p>Replicate</text:p>
          </table:table-cell>
          <table:table-cell office:value-type="string" table:style-name="ce8">
            <text:p>Fec1 (bleu)</text:p>
          </table:table-cell>
          <table:table-cell office:value-type="string" table:style-name="ce8">
            <text:p>Fec2 (rouge)</text:p>
          </table:table-cell>
          <table:table-cell office:value-type="string" table:style-name="ce8">
            <text:p>Fec3 (vert)</text:p>
          </table:table-cell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6" table:style-name="ce5">
            <text:p>26</text:p>
          </table:table-cell>
          <table:table-cell office:value-type="string" table:style-name="ce2">
            <text:p>A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6" table:style-name="ce5">
            <text:p>26</text:p>
          </table:table-cell>
          <table:table-cell office:value-type="string" table:style-name="ce2">
            <text:p>B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6" table:style-name="ce5">
            <text:p>26</text:p>
          </table:table-cell>
          <table:table-cell office:value-type="string" table:style-name="ce2">
            <text:p>C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6" table:style-name="ce5">
            <text:p>26</text:p>
          </table:table-cell>
          <table:table-cell office:value-type="string" table:style-name="ce2">
            <text:p>D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6" table:style-name="ce5">
            <text:p>26</text:p>
          </table:table-cell>
          <table:table-cell office:value-type="string" table:style-name="ce2">
            <text:p>E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6" table:style-name="ce5">
            <text:p>26</text:p>
          </table:table-cell>
          <table:table-cell office:value-type="string" table:style-name="ce2">
            <text:p>F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6" table:style-name="ce5">
            <text:p>26</text:p>
          </table:table-cell>
          <table:table-cell office:value-type="string" table:style-name="ce2">
            <text:p>G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6" table:style-name="ce5">
            <text:p>26</text:p>
          </table:table-cell>
          <table:table-cell office:value-type="string" table:style-name="ce2">
            <text:p>H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6" table:style-name="ce5">
            <text:p>26</text:p>
          </table:table-cell>
          <table:table-cell office:value-type="string" table:style-name="ce2">
            <text:p>I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6" table:style-name="ce5">
            <text:p>26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A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B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C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D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E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F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G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H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I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7" table:style-name="ce4">
            <text:p>27</text:p>
          </table:table-cell>
          <table:table-cell office:value-type="string" table:style-name="ce4">
            <text:p>K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8" table:style-name="ce5">
            <text:p>28</text:p>
          </table:table-cell>
          <table:table-cell office:value-type="string" table:style-name="ce2">
            <text:p>A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8" table:style-name="ce5">
            <text:p>28</text:p>
          </table:table-cell>
          <table:table-cell office:value-type="string" table:style-name="ce2">
            <text:p>B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8" table:style-name="ce5">
            <text:p>28</text:p>
          </table:table-cell>
          <table:table-cell office:value-type="string" table:style-name="ce2">
            <text:p>C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8" table:style-name="ce5">
            <text:p>28</text:p>
          </table:table-cell>
          <table:table-cell office:value-type="string" table:style-name="ce2">
            <text:p>D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8" table:style-name="ce5">
            <text:p>28</text:p>
          </table:table-cell>
          <table:table-cell office:value-type="string" table:style-name="ce2">
            <text:p>E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8" table:style-name="ce5">
            <text:p>28</text:p>
          </table:table-cell>
          <table:table-cell office:value-type="string" table:style-name="ce2">
            <text:p>F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8" table:style-name="ce5">
            <text:p>28</text:p>
          </table:table-cell>
          <table:table-cell office:value-type="string" table:style-name="ce2">
            <text:p>G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8" table:style-name="ce5">
            <text:p>28</text:p>
          </table:table-cell>
          <table:table-cell office:value-type="string" table:style-name="ce2">
            <text:p>H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8" table:style-name="ce5">
            <text:p>28</text:p>
          </table:table-cell>
          <table:table-cell office:value-type="string" table:style-name="ce2">
            <text:p>I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8" table:style-name="ce5">
            <text:p>28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A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B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C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D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E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F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G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H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I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K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0" table:style-name="ce5">
            <text:p>30</text:p>
          </table:table-cell>
          <table:table-cell office:value-type="string" table:style-name="ce2">
            <text:p>A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0" table:style-name="ce5">
            <text:p>30</text:p>
          </table:table-cell>
          <table:table-cell office:value-type="string" table:style-name="ce2">
            <text:p>B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0" table:style-name="ce5">
            <text:p>30</text:p>
          </table:table-cell>
          <table:table-cell office:value-type="string" table:style-name="ce2">
            <text:p>C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0" table:style-name="ce5">
            <text:p>30</text:p>
          </table:table-cell>
          <table:table-cell office:value-type="string" table:style-name="ce2">
            <text:p>D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0" table:style-name="ce5">
            <text:p>30</text:p>
          </table:table-cell>
          <table:table-cell office:value-type="string" table:style-name="ce2">
            <text:p>E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0" table:style-name="ce5">
            <text:p>30</text:p>
          </table:table-cell>
          <table:table-cell office:value-type="string" table:style-name="ce2">
            <text:p>F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0" table:style-name="ce5">
            <text:p>30</text:p>
          </table:table-cell>
          <table:table-cell office:value-type="string" table:style-name="ce2">
            <text:p>G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0" table:style-name="ce5">
            <text:p>30</text:p>
          </table:table-cell>
          <table:table-cell office:value-type="string" table:style-name="ce2">
            <text:p>H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0" table:style-name="ce5">
            <text:p>30</text:p>
          </table:table-cell>
          <table:table-cell office:value-type="string" table:style-name="ce2">
            <text:p>I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0" table:style-name="ce5">
            <text:p>30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table:number-columns-repeated="16377"/>
        </table:table-row>
        <table:table-row table:style-name="ro3">
          <table:table-cell office:value-type="string" table:style-name="ce7">
            <text:p>Day-cycle</text:p>
          </table:table-cell>
          <table:table-cell office:value-type="string" table:style-name="ce7">
            <text:p>Block</text:p>
          </table:table-cell>
          <table:table-cell office:value-type="string" table:style-name="ce7">
            <text:p>Number</text:p>
          </table:table-cell>
          <table:table-cell office:value-type="string" table:style-name="ce7">
            <text:p>Replicate</text:p>
          </table:table-cell>
          <table:table-cell office:value-type="string" table:style-name="ce8">
            <text:p>Fec1 (bleu)</text:p>
          </table:table-cell>
          <table:table-cell office:value-type="string" table:style-name="ce8">
            <text:p>Fec2 (rouge)</text:p>
          </table:table-cell>
          <table:table-cell office:value-type="string" table:style-name="ce8">
            <text:p>Fec3 (vert)</text:p>
          </table:table-cell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A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B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C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D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E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F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G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H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I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K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2" table:style-name="ce5">
            <text:p>32</text:p>
          </table:table-cell>
          <table:table-cell office:value-type="string" table:style-name="ce6">
            <text:p>A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2" table:style-name="ce5">
            <text:p>32</text:p>
          </table:table-cell>
          <table:table-cell office:value-type="string" table:style-name="ce6">
            <text:p>B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2" table:style-name="ce5">
            <text:p>32</text:p>
          </table:table-cell>
          <table:table-cell office:value-type="string" table:style-name="ce6">
            <text:p>C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2" table:style-name="ce5">
            <text:p>32</text:p>
          </table:table-cell>
          <table:table-cell office:value-type="string" table:style-name="ce6">
            <text:p>D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2" table:style-name="ce5">
            <text:p>32</text:p>
          </table:table-cell>
          <table:table-cell office:value-type="string" table:style-name="ce6">
            <text:p>E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2" table:style-name="ce5">
            <text:p>32</text:p>
          </table:table-cell>
          <table:table-cell office:value-type="string" table:style-name="ce6">
            <text:p>F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2" table:style-name="ce5">
            <text:p>32</text:p>
          </table:table-cell>
          <table:table-cell office:value-type="string" table:style-name="ce6">
            <text:p>G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2" table:style-name="ce5">
            <text:p>32</text:p>
          </table:table-cell>
          <table:table-cell office:value-type="string" table:style-name="ce6">
            <text:p>H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2" table:style-name="ce5">
            <text:p>32</text:p>
          </table:table-cell>
          <table:table-cell office:value-type="string" table:style-name="ce6">
            <text:p>I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2" table:style-name="ce5">
            <text:p>32</text:p>
          </table:table-cell>
          <table:table-cell office:value-type="string" table:style-name="ce6">
            <text:p>K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A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B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C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D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E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F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G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H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I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3" table:style-name="ce4">
            <text:p>33</text:p>
          </table:table-cell>
          <table:table-cell office:value-type="string" table:style-name="ce4">
            <text:p>K</text:p>
          </table:table-cell>
          <table:table-cell table:number-columns-repeated="3" table:style-name="ce4"/>
          <table:table-cell table:number-columns-repeated="16377"/>
        </table:table-row>
        <table:table-row table:number-rows-repeated="1048239" table:style-name="ro2">
          <table:table-cell table:number-columns-repeated="16384"/>
        </table:table-row>
      </table:table>
      <table:table table:name="4B3F" table:style-name="ta2">
        <table:table-column table:style-name="co4" table:number-columns-repeated="16384" table:default-cell-style-name="ce1"/>
        <table:table-row table:style-name="ro1">
          <table:table-cell office:value-type="string" table:style-name="ce2">
            <text:p>Day-cycle</text:p>
          </table:table-cell>
          <table:table-cell office:value-type="string" table:style-name="ce2">
            <text:p>Block</text:p>
          </table:table-cell>
          <table:table-cell office:value-type="string" table:style-name="ce2">
            <text:p>Number</text:p>
          </table:table-cell>
          <table:table-cell office:value-type="string" table:style-name="ce2">
            <text:p>Replicate</text:p>
          </table:table-cell>
          <table:table-cell office:value-type="date" office:date-value="2023-04-12T00:00:00" table:style-name="ce3">
            <text:p>12/04/2023</text:p>
          </table:table-cell>
          <table:table-cell office:value-type="date" office:date-value="2023-04-13T00:00:00" table:style-name="ce3">
            <text:p>13/04/2023</text:p>
          </table:table-cell>
          <table:table-cell office:value-type="date" office:date-value="2023-04-14T00:00:00" table:style-name="ce3">
            <text:p>14/04/2023</text:p>
          </table:table-cell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5">
            <text:p>8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5">
            <text:p>8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5">
            <text:p>8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5">
            <text:p>8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5">
            <text:p>8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5">
            <text:p>8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5">
            <text:p>8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5">
            <text:p>8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4">
            <text:p>11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4">
            <text:p>11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4">
            <text:p>11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4">
            <text:p>11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4">
            <text:p>11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4">
            <text:p>11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4">
            <text:p>11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4">
            <text:p>11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4">
            <text:p>11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5">
            <text:p>12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5">
            <text:p>12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5">
            <text:p>12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5">
            <text:p>12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5">
            <text:p>12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5">
            <text:p>12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5">
            <text:p>12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5">
            <text:p>12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5">
            <text:p>12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5">
            <text:p>12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3" table:style-name="ce4">
            <text:p>13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3" table:style-name="ce4">
            <text:p>13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3" table:style-name="ce4">
            <text:p>13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3" table:style-name="ce4">
            <text:p>13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3" table:style-name="ce4">
            <text:p>13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3" table:style-name="ce4">
            <text:p>13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3" table:style-name="ce4">
            <text:p>13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3" table:style-name="ce4">
            <text:p>13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3" table:style-name="ce4">
            <text:p>13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3" table:style-name="ce4">
            <text:p>13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5">
            <text:p>14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5">
            <text:p>14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5">
            <text:p>14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5">
            <text:p>14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5">
            <text:p>14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5">
            <text:p>14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5">
            <text:p>14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5">
            <text:p>14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5">
            <text:p>14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5">
            <text:p>14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5" table:style-name="ce4">
            <text:p>15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5" table:style-name="ce4">
            <text:p>15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5" table:style-name="ce4">
            <text:p>15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5" table:style-name="ce4">
            <text:p>15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5" table:style-name="ce4">
            <text:p>15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5" table:style-name="ce4">
            <text:p>15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5" table:style-name="ce4">
            <text:p>15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5" table:style-name="ce4">
            <text:p>15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5" table:style-name="ce4">
            <text:p>15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5" table:style-name="ce4">
            <text:p>15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5">
            <text:p>16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5">
            <text:p>16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5">
            <text:p>16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5">
            <text:p>16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5">
            <text:p>16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5">
            <text:p>16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5">
            <text:p>16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5">
            <text:p>16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5">
            <text:p>16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5">
            <text:p>16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7" table:style-name="ce4">
            <text:p>17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7" table:style-name="ce4">
            <text:p>17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7" table:style-name="ce4">
            <text:p>17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7" table:style-name="ce4">
            <text:p>17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7" table:style-name="ce4">
            <text:p>17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7" table:style-name="ce4">
            <text:p>17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7" table:style-name="ce4">
            <text:p>17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7" table:style-name="ce4">
            <text:p>17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7" table:style-name="ce4">
            <text:p>17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7" table:style-name="ce4">
            <text:p>17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5">
            <text:p>18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5">
            <text:p>18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5">
            <text:p>18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5">
            <text:p>18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5">
            <text:p>18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5">
            <text:p>18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5">
            <text:p>18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5">
            <text:p>18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5">
            <text:p>18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5">
            <text:p>18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9" table:style-name="ce4">
            <text:p>19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9" table:style-name="ce4">
            <text:p>19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9" table:style-name="ce4">
            <text:p>19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9" table:style-name="ce4">
            <text:p>19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9" table:style-name="ce4">
            <text:p>19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9" table:style-name="ce4">
            <text:p>19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9" table:style-name="ce4">
            <text:p>19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9" table:style-name="ce4">
            <text:p>19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9" table:style-name="ce4">
            <text:p>19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9" table:style-name="ce4">
            <text:p>19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5">
            <text:p>20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5">
            <text:p>20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5">
            <text:p>20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5">
            <text:p>20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5">
            <text:p>20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5">
            <text:p>20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5">
            <text:p>20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5">
            <text:p>20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5">
            <text:p>20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5">
            <text:p>20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5">
            <text:p>22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5">
            <text:p>22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5">
            <text:p>22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5">
            <text:p>22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5">
            <text:p>22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5">
            <text:p>22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5">
            <text:p>22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5">
            <text:p>22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5">
            <text:p>22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5">
            <text:p>22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3" table:style-name="ce4">
            <text:p>23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3" table:style-name="ce4">
            <text:p>23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3" table:style-name="ce4">
            <text:p>23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3" table:style-name="ce4">
            <text:p>23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3" table:style-name="ce4">
            <text:p>23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3" table:style-name="ce4">
            <text:p>23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3" table:style-name="ce4">
            <text:p>23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3" table:style-name="ce4">
            <text:p>23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3" table:style-name="ce4">
            <text:p>23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3" table:style-name="ce4">
            <text:p>23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4" table:style-name="ce5">
            <text:p>24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4" table:style-name="ce5">
            <text:p>24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4" table:style-name="ce5">
            <text:p>24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4" table:style-name="ce5">
            <text:p>24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4" table:style-name="ce5">
            <text:p>24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4" table:style-name="ce5">
            <text:p>24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4" table:style-name="ce5">
            <text:p>24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4" table:style-name="ce5">
            <text:p>24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4" table:style-name="ce5">
            <text:p>24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4" table:style-name="ce5">
            <text:p>24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5" table:style-name="ce4">
            <text:p>25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5" table:style-name="ce4">
            <text:p>25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5" table:style-name="ce4">
            <text:p>25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5" table:style-name="ce4">
            <text:p>25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5" table:style-name="ce4">
            <text:p>25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5" table:style-name="ce4">
            <text:p>25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5" table:style-name="ce4">
            <text:p>25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5" table:style-name="ce4">
            <text:p>25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5" table:style-name="ce4">
            <text:p>25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5" table:style-name="ce4">
            <text:p>25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6" table:style-name="ce5">
            <text:p>26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6" table:style-name="ce5">
            <text:p>26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6" table:style-name="ce5">
            <text:p>26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6" table:style-name="ce5">
            <text:p>26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6" table:style-name="ce5">
            <text:p>26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6" table:style-name="ce5">
            <text:p>26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6" table:style-name="ce5">
            <text:p>26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6" table:style-name="ce5">
            <text:p>26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6" table:style-name="ce5">
            <text:p>26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6" table:style-name="ce5">
            <text:p>26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7" table:style-name="ce4">
            <text:p>27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7" table:style-name="ce4">
            <text:p>27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7" table:style-name="ce4">
            <text:p>27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7" table:style-name="ce4">
            <text:p>27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7" table:style-name="ce4">
            <text:p>27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7" table:style-name="ce4">
            <text:p>27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7" table:style-name="ce4">
            <text:p>27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7" table:style-name="ce4">
            <text:p>27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7" table:style-name="ce4">
            <text:p>27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7" table:style-name="ce4">
            <text:p>27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8" table:style-name="ce5">
            <text:p>28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8" table:style-name="ce5">
            <text:p>28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8" table:style-name="ce5">
            <text:p>28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8" table:style-name="ce5">
            <text:p>28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8" table:style-name="ce5">
            <text:p>28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8" table:style-name="ce5">
            <text:p>28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8" table:style-name="ce5">
            <text:p>28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8" table:style-name="ce5">
            <text:p>28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8" table:style-name="ce5">
            <text:p>28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8" table:style-name="ce5">
            <text:p>28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9" table:style-name="ce4">
            <text:p>29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9" table:style-name="ce4">
            <text:p>29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9" table:style-name="ce4">
            <text:p>29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9" table:style-name="ce4">
            <text:p>29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9" table:style-name="ce4">
            <text:p>29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9" table:style-name="ce4">
            <text:p>29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9" table:style-name="ce4">
            <text:p>29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9" table:style-name="ce4">
            <text:p>29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9" table:style-name="ce4">
            <text:p>29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9" table:style-name="ce4">
            <text:p>29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0" table:style-name="ce5">
            <text:p>30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0" table:style-name="ce5">
            <text:p>30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0" table:style-name="ce5">
            <text:p>30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0" table:style-name="ce5">
            <text:p>30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0" table:style-name="ce5">
            <text:p>30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0" table:style-name="ce5">
            <text:p>30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0" table:style-name="ce5">
            <text:p>30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0" table:style-name="ce5">
            <text:p>30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0" table:style-name="ce5">
            <text:p>30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0" table:style-name="ce5">
            <text:p>30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1" table:style-name="ce4">
            <text:p>31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1" table:style-name="ce4">
            <text:p>31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1" table:style-name="ce4">
            <text:p>31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1" table:style-name="ce4">
            <text:p>31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1" table:style-name="ce4">
            <text:p>31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1" table:style-name="ce4">
            <text:p>31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1" table:style-name="ce4">
            <text:p>31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1" table:style-name="ce4">
            <text:p>31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1" table:style-name="ce4">
            <text:p>31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1" table:style-name="ce4">
            <text:p>31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32" table:style-name="ce5">
            <text:p>32</text:p>
          </table:table-cell>
          <table:table-cell office:value-type="float" office:value="1" table:style-name="ce6">
            <text:p>1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32" table:style-name="ce5">
            <text:p>32</text:p>
          </table:table-cell>
          <table:table-cell office:value-type="float" office:value="2" table:style-name="ce6">
            <text:p>2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32" table:style-name="ce5">
            <text:p>32</text:p>
          </table:table-cell>
          <table:table-cell office:value-type="float" office:value="3" table:style-name="ce6">
            <text:p>3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32" table:style-name="ce5">
            <text:p>32</text:p>
          </table:table-cell>
          <table:table-cell office:value-type="float" office:value="4" table:style-name="ce6">
            <text:p>4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32" table:style-name="ce5">
            <text:p>32</text:p>
          </table:table-cell>
          <table:table-cell office:value-type="float" office:value="5" table:style-name="ce6">
            <text:p>5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32" table:style-name="ce5">
            <text:p>32</text:p>
          </table:table-cell>
          <table:table-cell office:value-type="float" office:value="6" table:style-name="ce6">
            <text:p>6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32" table:style-name="ce5">
            <text:p>32</text:p>
          </table:table-cell>
          <table:table-cell office:value-type="float" office:value="7" table:style-name="ce6">
            <text:p>7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32" table:style-name="ce5">
            <text:p>32</text:p>
          </table:table-cell>
          <table:table-cell office:value-type="float" office:value="8" table:style-name="ce6">
            <text:p>8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32" table:style-name="ce5">
            <text:p>32</text:p>
          </table:table-cell>
          <table:table-cell office:value-type="float" office:value="9" table:style-name="ce6">
            <text:p>9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32" table:style-name="ce5">
            <text:p>32</text:p>
          </table:table-cell>
          <table:table-cell office:value-type="float" office:value="10" table:style-name="ce6">
            <text:p>10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3" table:style-name="ce4">
            <text:p>33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3" table:style-name="ce4">
            <text:p>33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3" table:style-name="ce4">
            <text:p>33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3" table:style-name="ce4">
            <text:p>33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3" table:style-name="ce4">
            <text:p>33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3" table:style-name="ce4">
            <text:p>33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3" table:style-name="ce4">
            <text:p>33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3" table:style-name="ce4">
            <text:p>33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3" table:style-name="ce4">
            <text:p>33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3" table:style-name="ce4">
            <text:p>33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number-rows-repeated="1048245" table:style-name="ro2">
          <table:table-cell table:number-columns-repeated="16384"/>
        </table:table-row>
      </table:table>
      <table:table table:name="6B1F" table:style-name="ta2">
        <table:table-column table:style-name="co4" table:number-columns-repeated="16384" table:default-cell-style-name="ce1"/>
        <table:table-row table:style-name="ro1">
          <table:table-cell office:value-type="string" table:style-name="ce2">
            <text:p>Day-cycle</text:p>
          </table:table-cell>
          <table:table-cell office:value-type="string" table:style-name="ce2">
            <text:p>Block</text:p>
          </table:table-cell>
          <table:table-cell office:value-type="string" table:style-name="ce2">
            <text:p>Number</text:p>
          </table:table-cell>
          <table:table-cell office:value-type="string" table:style-name="ce2">
            <text:p>Replicate</text:p>
          </table:table-cell>
          <table:table-cell office:value-type="date" office:date-value="2023-03-29T00:00:00" table:style-name="ce3">
            <text:p>29/03/2023</text:p>
          </table:table-cell>
          <table:table-cell office:value-type="date" office:date-value="2023-03-30T00:00:00" table:style-name="ce3">
            <text:p>30/03/2023</text:p>
          </table:table-cell>
          <table:table-cell office:value-type="date" office:date-value="2023-03-31T00:00:00" table:style-name="ce3">
            <text:p>31/03/2023</text:p>
          </table:table-cell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1" table:style-name="ce4">
            <text:p>11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1" table:style-name="ce4">
            <text:p>11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1" table:style-name="ce4">
            <text:p>11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1" table:style-name="ce4">
            <text:p>11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1" table:style-name="ce4">
            <text:p>11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1" table:style-name="ce4">
            <text:p>11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1" table:style-name="ce4">
            <text:p>11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1" table:style-name="ce4">
            <text:p>11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1" table:style-name="ce4">
            <text:p>11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5">
            <text:p>12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5">
            <text:p>12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5">
            <text:p>12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5">
            <text:p>12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5">
            <text:p>12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5">
            <text:p>12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5">
            <text:p>12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5">
            <text:p>12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5">
            <text:p>12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5">
            <text:p>12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5">
            <text:p>14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5">
            <text:p>14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5">
            <text:p>14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5">
            <text:p>14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5">
            <text:p>14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5">
            <text:p>14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5">
            <text:p>14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5">
            <text:p>14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5">
            <text:p>14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5">
            <text:p>14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5">
            <text:p>16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5">
            <text:p>16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5">
            <text:p>16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5">
            <text:p>16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5">
            <text:p>16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5">
            <text:p>16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5">
            <text:p>16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5">
            <text:p>16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5">
            <text:p>16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5">
            <text:p>16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7" table:style-name="ce4">
            <text:p>17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7" table:style-name="ce4">
            <text:p>17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7" table:style-name="ce4">
            <text:p>17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7" table:style-name="ce4">
            <text:p>17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7" table:style-name="ce4">
            <text:p>17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7" table:style-name="ce4">
            <text:p>17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7" table:style-name="ce4">
            <text:p>17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7" table:style-name="ce4">
            <text:p>17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7" table:style-name="ce4">
            <text:p>17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7" table:style-name="ce4">
            <text:p>17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5">
            <text:p>18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5">
            <text:p>18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5">
            <text:p>18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5">
            <text:p>18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5">
            <text:p>18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5">
            <text:p>18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5">
            <text:p>18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5">
            <text:p>18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5">
            <text:p>18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5">
            <text:p>18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9" table:style-name="ce4">
            <text:p>19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9" table:style-name="ce4">
            <text:p>19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9" table:style-name="ce4">
            <text:p>19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9" table:style-name="ce4">
            <text:p>19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9" table:style-name="ce4">
            <text:p>19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9" table:style-name="ce4">
            <text:p>19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9" table:style-name="ce4">
            <text:p>19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9" table:style-name="ce4">
            <text:p>19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9" table:style-name="ce4">
            <text:p>19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9" table:style-name="ce4">
            <text:p>19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5">
            <text:p>20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5">
            <text:p>20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5">
            <text:p>20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5">
            <text:p>20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5">
            <text:p>20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5">
            <text:p>20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5">
            <text:p>20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5">
            <text:p>20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5">
            <text:p>20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5">
            <text:p>20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1" table:style-name="ce4">
            <text:p>21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1" table:style-name="ce4">
            <text:p>21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1" table:style-name="ce4">
            <text:p>21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1" table:style-name="ce4">
            <text:p>21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1" table:style-name="ce4">
            <text:p>21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1" table:style-name="ce4">
            <text:p>21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1" table:style-name="ce4">
            <text:p>21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1" table:style-name="ce4">
            <text:p>21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1" table:style-name="ce4">
            <text:p>21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1" table:style-name="ce4">
            <text:p>21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2" table:style-name="ce5">
            <text:p>22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2" table:style-name="ce5">
            <text:p>22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2" table:style-name="ce5">
            <text:p>22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2" table:style-name="ce5">
            <text:p>22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2" table:style-name="ce5">
            <text:p>22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2" table:style-name="ce5">
            <text:p>22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2" table:style-name="ce5">
            <text:p>22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2" table:style-name="ce5">
            <text:p>22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2" table:style-name="ce5">
            <text:p>22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2" table:style-name="ce5">
            <text:p>22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3" table:style-name="ce4">
            <text:p>23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3" table:style-name="ce4">
            <text:p>23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3" table:style-name="ce4">
            <text:p>23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3" table:style-name="ce4">
            <text:p>23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3" table:style-name="ce4">
            <text:p>23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3" table:style-name="ce4">
            <text:p>23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3" table:style-name="ce4">
            <text:p>23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3" table:style-name="ce4">
            <text:p>23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3" table:style-name="ce4">
            <text:p>23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3" table:style-name="ce4">
            <text:p>23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5" table:style-name="ce4">
            <text:p>25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5" table:style-name="ce4">
            <text:p>25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5" table:style-name="ce4">
            <text:p>25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5" table:style-name="ce4">
            <text:p>25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5" table:style-name="ce4">
            <text:p>25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5" table:style-name="ce4">
            <text:p>25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5" table:style-name="ce4">
            <text:p>25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5" table:style-name="ce4">
            <text:p>25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5" table:style-name="ce4">
            <text:p>25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5" table:style-name="ce4">
            <text:p>25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5">
            <text:p>26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5">
            <text:p>26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5">
            <text:p>26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5">
            <text:p>26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5">
            <text:p>26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5">
            <text:p>26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5">
            <text:p>26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5">
            <text:p>26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5">
            <text:p>26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5">
            <text:p>26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7" table:style-name="ce4">
            <text:p>27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7" table:style-name="ce4">
            <text:p>27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7" table:style-name="ce4">
            <text:p>27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7" table:style-name="ce4">
            <text:p>27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7" table:style-name="ce4">
            <text:p>27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7" table:style-name="ce4">
            <text:p>27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7" table:style-name="ce4">
            <text:p>27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7" table:style-name="ce4">
            <text:p>27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7" table:style-name="ce4">
            <text:p>27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7" table:style-name="ce4">
            <text:p>27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5">
            <text:p>28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5">
            <text:p>28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5">
            <text:p>28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5">
            <text:p>28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5">
            <text:p>28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5">
            <text:p>28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5">
            <text:p>28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5">
            <text:p>28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5">
            <text:p>28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5">
            <text:p>28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9" table:style-name="ce4">
            <text:p>29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9" table:style-name="ce4">
            <text:p>29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9" table:style-name="ce4">
            <text:p>29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9" table:style-name="ce4">
            <text:p>29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9" table:style-name="ce4">
            <text:p>29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9" table:style-name="ce4">
            <text:p>29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9" table:style-name="ce4">
            <text:p>29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9" table:style-name="ce4">
            <text:p>29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9" table:style-name="ce4">
            <text:p>29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9" table:style-name="ce4">
            <text:p>29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5">
            <text:p>30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5">
            <text:p>30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5">
            <text:p>30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5">
            <text:p>30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5">
            <text:p>30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5">
            <text:p>30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5">
            <text:p>30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5">
            <text:p>30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5">
            <text:p>30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5">
            <text:p>30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1" table:style-name="ce4">
            <text:p>31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1" table:style-name="ce4">
            <text:p>31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1" table:style-name="ce4">
            <text:p>31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1" table:style-name="ce4">
            <text:p>31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1" table:style-name="ce4">
            <text:p>31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1" table:style-name="ce4">
            <text:p>31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1" table:style-name="ce4">
            <text:p>31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1" table:style-name="ce4">
            <text:p>31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1" table:style-name="ce4">
            <text:p>31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1" table:style-name="ce4">
            <text:p>31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1" table:style-name="ce6">
            <text:p>1</text:p>
          </table:table-cell>
          <table:table-cell office:value-type="float" office:value="32" table:style-name="ce5">
            <text:p>32</text:p>
          </table:table-cell>
          <table:table-cell office:value-type="float" office:value="1" table:style-name="ce6">
            <text:p>1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1" table:style-name="ce6">
            <text:p>1</text:p>
          </table:table-cell>
          <table:table-cell office:value-type="float" office:value="32" table:style-name="ce5">
            <text:p>32</text:p>
          </table:table-cell>
          <table:table-cell office:value-type="float" office:value="2" table:style-name="ce6">
            <text:p>2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1" table:style-name="ce6">
            <text:p>1</text:p>
          </table:table-cell>
          <table:table-cell office:value-type="float" office:value="32" table:style-name="ce5">
            <text:p>32</text:p>
          </table:table-cell>
          <table:table-cell office:value-type="float" office:value="3" table:style-name="ce6">
            <text:p>3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1" table:style-name="ce6">
            <text:p>1</text:p>
          </table:table-cell>
          <table:table-cell office:value-type="float" office:value="32" table:style-name="ce5">
            <text:p>32</text:p>
          </table:table-cell>
          <table:table-cell office:value-type="float" office:value="4" table:style-name="ce6">
            <text:p>4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1" table:style-name="ce6">
            <text:p>1</text:p>
          </table:table-cell>
          <table:table-cell office:value-type="float" office:value="32" table:style-name="ce5">
            <text:p>32</text:p>
          </table:table-cell>
          <table:table-cell office:value-type="float" office:value="5" table:style-name="ce6">
            <text:p>5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1" table:style-name="ce6">
            <text:p>1</text:p>
          </table:table-cell>
          <table:table-cell office:value-type="float" office:value="32" table:style-name="ce5">
            <text:p>32</text:p>
          </table:table-cell>
          <table:table-cell office:value-type="float" office:value="6" table:style-name="ce6">
            <text:p>6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1" table:style-name="ce6">
            <text:p>1</text:p>
          </table:table-cell>
          <table:table-cell office:value-type="float" office:value="32" table:style-name="ce5">
            <text:p>32</text:p>
          </table:table-cell>
          <table:table-cell office:value-type="float" office:value="7" table:style-name="ce6">
            <text:p>7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1" table:style-name="ce6">
            <text:p>1</text:p>
          </table:table-cell>
          <table:table-cell office:value-type="float" office:value="32" table:style-name="ce5">
            <text:p>32</text:p>
          </table:table-cell>
          <table:table-cell office:value-type="float" office:value="8" table:style-name="ce6">
            <text:p>8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1" table:style-name="ce6">
            <text:p>1</text:p>
          </table:table-cell>
          <table:table-cell office:value-type="float" office:value="32" table:style-name="ce5">
            <text:p>32</text:p>
          </table:table-cell>
          <table:table-cell office:value-type="float" office:value="9" table:style-name="ce6">
            <text:p>9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1" table:style-name="ce6">
            <text:p>1</text:p>
          </table:table-cell>
          <table:table-cell office:value-type="float" office:value="32" table:style-name="ce5">
            <text:p>32</text:p>
          </table:table-cell>
          <table:table-cell office:value-type="float" office:value="10" table:style-name="ce6">
            <text:p>10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3" table:style-name="ce4">
            <text:p>33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3" table:style-name="ce4">
            <text:p>33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3" table:style-name="ce4">
            <text:p>33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3" table:style-name="ce4">
            <text:p>33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3" table:style-name="ce4">
            <text:p>33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3" table:style-name="ce4">
            <text:p>33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3" table:style-name="ce4">
            <text:p>33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3" table:style-name="ce4">
            <text:p>33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3" table:style-name="ce4">
            <text:p>33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3" table:style-name="ce4">
            <text:p>33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number-rows-repeated="1048245" table:style-name="ro2">
          <table:table-cell table:number-columns-repeated="16384"/>
        </table:table-row>
      </table:table>
      <table:table table:name="6B2F" table:style-name="ta2">
        <table:table-column table:style-name="co4" table:number-columns-repeated="16384" table:default-cell-style-name="ce1"/>
        <table:table-row table:style-name="ro1">
          <table:table-cell office:value-type="string" table:style-name="ce2">
            <text:p>Day-cycle</text:p>
          </table:table-cell>
          <table:table-cell office:value-type="string" table:style-name="ce2">
            <text:p>Block</text:p>
          </table:table-cell>
          <table:table-cell office:value-type="string" table:style-name="ce2">
            <text:p>Number</text:p>
          </table:table-cell>
          <table:table-cell office:value-type="string" table:style-name="ce2">
            <text:p>Replicate</text:p>
          </table:table-cell>
          <table:table-cell office:value-type="date" office:date-value="2023-04-05T00:00:00" table:style-name="ce3">
            <text:p>05/04/2023</text:p>
          </table:table-cell>
          <table:table-cell office:value-type="date" office:date-value="2023-04-06T00:00:00" table:style-name="ce3">
            <text:p>06/04/2023</text:p>
          </table:table-cell>
          <table:table-cell office:value-type="date" office:date-value="2023-04-07T00:00:00" table:style-name="ce3">
            <text:p>07/04/2023</text:p>
          </table:table-cell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4">
            <text:p>9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4">
            <text:p>9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4">
            <text:p>9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4">
            <text:p>9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4">
            <text:p>9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4">
            <text:p>9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4">
            <text:p>9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4">
            <text:p>9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4">
            <text:p>9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1" table:style-name="ce4">
            <text:p>11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1" table:style-name="ce4">
            <text:p>11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1" table:style-name="ce4">
            <text:p>11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1" table:style-name="ce4">
            <text:p>11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1" table:style-name="ce4">
            <text:p>11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1" table:style-name="ce4">
            <text:p>11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1" table:style-name="ce4">
            <text:p>11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1" table:style-name="ce4">
            <text:p>11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1" table:style-name="ce4">
            <text:p>11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5">
            <text:p>12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5">
            <text:p>12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5">
            <text:p>12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5">
            <text:p>12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5">
            <text:p>12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5">
            <text:p>12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5">
            <text:p>12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5">
            <text:p>12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5">
            <text:p>12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5">
            <text:p>12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3" table:style-name="ce4">
            <text:p>13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3" table:style-name="ce4">
            <text:p>13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3" table:style-name="ce4">
            <text:p>13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3" table:style-name="ce4">
            <text:p>13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3" table:style-name="ce4">
            <text:p>13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3" table:style-name="ce4">
            <text:p>13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3" table:style-name="ce4">
            <text:p>13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3" table:style-name="ce4">
            <text:p>13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3" table:style-name="ce4">
            <text:p>13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3" table:style-name="ce4">
            <text:p>13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5">
            <text:p>14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5">
            <text:p>14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5">
            <text:p>14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5">
            <text:p>14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5">
            <text:p>14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5">
            <text:p>14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5">
            <text:p>14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5">
            <text:p>14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5">
            <text:p>14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5">
            <text:p>14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5" table:style-name="ce4">
            <text:p>15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5" table:style-name="ce4">
            <text:p>15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5" table:style-name="ce4">
            <text:p>15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5" table:style-name="ce4">
            <text:p>15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5" table:style-name="ce4">
            <text:p>15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5" table:style-name="ce4">
            <text:p>15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5" table:style-name="ce4">
            <text:p>15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5" table:style-name="ce4">
            <text:p>15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5" table:style-name="ce4">
            <text:p>15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5" table:style-name="ce4">
            <text:p>15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6" table:style-name="ce5">
            <text:p>16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6" table:style-name="ce5">
            <text:p>16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6" table:style-name="ce5">
            <text:p>16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6" table:style-name="ce5">
            <text:p>16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6" table:style-name="ce5">
            <text:p>16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6" table:style-name="ce5">
            <text:p>16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6" table:style-name="ce5">
            <text:p>16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6" table:style-name="ce5">
            <text:p>16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6" table:style-name="ce5">
            <text:p>16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6" table:style-name="ce5">
            <text:p>16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7" table:style-name="ce4">
            <text:p>17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7" table:style-name="ce4">
            <text:p>17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7" table:style-name="ce4">
            <text:p>17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7" table:style-name="ce4">
            <text:p>17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7" table:style-name="ce4">
            <text:p>17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7" table:style-name="ce4">
            <text:p>17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7" table:style-name="ce4">
            <text:p>17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7" table:style-name="ce4">
            <text:p>17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7" table:style-name="ce4">
            <text:p>17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7" table:style-name="ce4">
            <text:p>17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8" table:style-name="ce5">
            <text:p>18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8" table:style-name="ce5">
            <text:p>18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8" table:style-name="ce5">
            <text:p>18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8" table:style-name="ce5">
            <text:p>18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8" table:style-name="ce5">
            <text:p>18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8" table:style-name="ce5">
            <text:p>18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8" table:style-name="ce5">
            <text:p>18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8" table:style-name="ce5">
            <text:p>18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8" table:style-name="ce5">
            <text:p>18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8" table:style-name="ce5">
            <text:p>18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9" table:style-name="ce4">
            <text:p>19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9" table:style-name="ce4">
            <text:p>19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9" table:style-name="ce4">
            <text:p>19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9" table:style-name="ce4">
            <text:p>19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9" table:style-name="ce4">
            <text:p>19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9" table:style-name="ce4">
            <text:p>19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9" table:style-name="ce4">
            <text:p>19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9" table:style-name="ce4">
            <text:p>19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9" table:style-name="ce4">
            <text:p>19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9" table:style-name="ce4">
            <text:p>19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5">
            <text:p>20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5">
            <text:p>20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5">
            <text:p>20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5">
            <text:p>20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5">
            <text:p>20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5">
            <text:p>20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5">
            <text:p>20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5">
            <text:p>20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5">
            <text:p>20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5">
            <text:p>20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1" table:style-name="ce4">
            <text:p>21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1" table:style-name="ce4">
            <text:p>21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1" table:style-name="ce4">
            <text:p>21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1" table:style-name="ce4">
            <text:p>21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1" table:style-name="ce4">
            <text:p>21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1" table:style-name="ce4">
            <text:p>21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1" table:style-name="ce4">
            <text:p>21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1" table:style-name="ce4">
            <text:p>21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1" table:style-name="ce4">
            <text:p>21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1" table:style-name="ce4">
            <text:p>21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2" table:style-name="ce5">
            <text:p>22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2" table:style-name="ce5">
            <text:p>22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2" table:style-name="ce5">
            <text:p>22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2" table:style-name="ce5">
            <text:p>22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2" table:style-name="ce5">
            <text:p>22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2" table:style-name="ce5">
            <text:p>22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2" table:style-name="ce5">
            <text:p>22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2" table:style-name="ce5">
            <text:p>22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2" table:style-name="ce5">
            <text:p>22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2" table:style-name="ce5">
            <text:p>22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3" table:style-name="ce4">
            <text:p>23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3" table:style-name="ce4">
            <text:p>23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3" table:style-name="ce4">
            <text:p>23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3" table:style-name="ce4">
            <text:p>23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3" table:style-name="ce4">
            <text:p>23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3" table:style-name="ce4">
            <text:p>23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3" table:style-name="ce4">
            <text:p>23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3" table:style-name="ce4">
            <text:p>23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3" table:style-name="ce4">
            <text:p>23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3" table:style-name="ce4">
            <text:p>23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5">
            <text:p>24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5">
            <text:p>24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5">
            <text:p>24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5">
            <text:p>24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5">
            <text:p>24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5">
            <text:p>24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5">
            <text:p>24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5">
            <text:p>24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5">
            <text:p>24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5">
            <text:p>24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5" table:style-name="ce4">
            <text:p>25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5" table:style-name="ce4">
            <text:p>25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5" table:style-name="ce4">
            <text:p>25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5" table:style-name="ce4">
            <text:p>25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5" table:style-name="ce4">
            <text:p>25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5" table:style-name="ce4">
            <text:p>25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5" table:style-name="ce4">
            <text:p>25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5" table:style-name="ce4">
            <text:p>25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5" table:style-name="ce4">
            <text:p>25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5" table:style-name="ce4">
            <text:p>25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7" table:style-name="ce4">
            <text:p>27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7" table:style-name="ce4">
            <text:p>27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7" table:style-name="ce4">
            <text:p>27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7" table:style-name="ce4">
            <text:p>27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7" table:style-name="ce4">
            <text:p>27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7" table:style-name="ce4">
            <text:p>27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7" table:style-name="ce4">
            <text:p>27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7" table:style-name="ce4">
            <text:p>27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7" table:style-name="ce4">
            <text:p>27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7" table:style-name="ce4">
            <text:p>27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8" table:style-name="ce5">
            <text:p>28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8" table:style-name="ce5">
            <text:p>28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8" table:style-name="ce5">
            <text:p>28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8" table:style-name="ce5">
            <text:p>28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8" table:style-name="ce5">
            <text:p>28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8" table:style-name="ce5">
            <text:p>28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8" table:style-name="ce5">
            <text:p>28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8" table:style-name="ce5">
            <text:p>28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8" table:style-name="ce5">
            <text:p>28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8" table:style-name="ce5">
            <text:p>28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9" table:style-name="ce4">
            <text:p>29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9" table:style-name="ce4">
            <text:p>29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9" table:style-name="ce4">
            <text:p>29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9" table:style-name="ce4">
            <text:p>29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9" table:style-name="ce4">
            <text:p>29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9" table:style-name="ce4">
            <text:p>29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9" table:style-name="ce4">
            <text:p>29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9" table:style-name="ce4">
            <text:p>29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9" table:style-name="ce4">
            <text:p>29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9" table:style-name="ce4">
            <text:p>29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30" table:style-name="ce5">
            <text:p>30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30" table:style-name="ce5">
            <text:p>30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30" table:style-name="ce5">
            <text:p>30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30" table:style-name="ce5">
            <text:p>30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30" table:style-name="ce5">
            <text:p>30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30" table:style-name="ce5">
            <text:p>30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30" table:style-name="ce5">
            <text:p>30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30" table:style-name="ce5">
            <text:p>30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30" table:style-name="ce5">
            <text:p>30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30" table:style-name="ce5">
            <text:p>30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1" table:style-name="ce4">
            <text:p>31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1" table:style-name="ce4">
            <text:p>31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1" table:style-name="ce4">
            <text:p>31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1" table:style-name="ce4">
            <text:p>31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1" table:style-name="ce4">
            <text:p>31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1" table:style-name="ce4">
            <text:p>31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1" table:style-name="ce4">
            <text:p>31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1" table:style-name="ce4">
            <text:p>31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1" table:style-name="ce4">
            <text:p>31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1" table:style-name="ce4">
            <text:p>31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32" table:style-name="ce5">
            <text:p>32</text:p>
          </table:table-cell>
          <table:table-cell office:value-type="float" office:value="1" table:style-name="ce6">
            <text:p>1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32" table:style-name="ce5">
            <text:p>32</text:p>
          </table:table-cell>
          <table:table-cell office:value-type="float" office:value="2" table:style-name="ce6">
            <text:p>2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32" table:style-name="ce5">
            <text:p>32</text:p>
          </table:table-cell>
          <table:table-cell office:value-type="float" office:value="3" table:style-name="ce6">
            <text:p>3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32" table:style-name="ce5">
            <text:p>32</text:p>
          </table:table-cell>
          <table:table-cell office:value-type="float" office:value="4" table:style-name="ce6">
            <text:p>4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32" table:style-name="ce5">
            <text:p>32</text:p>
          </table:table-cell>
          <table:table-cell office:value-type="float" office:value="5" table:style-name="ce6">
            <text:p>5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32" table:style-name="ce5">
            <text:p>32</text:p>
          </table:table-cell>
          <table:table-cell office:value-type="float" office:value="6" table:style-name="ce6">
            <text:p>6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32" table:style-name="ce5">
            <text:p>32</text:p>
          </table:table-cell>
          <table:table-cell office:value-type="float" office:value="7" table:style-name="ce6">
            <text:p>7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32" table:style-name="ce5">
            <text:p>32</text:p>
          </table:table-cell>
          <table:table-cell office:value-type="float" office:value="8" table:style-name="ce6">
            <text:p>8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32" table:style-name="ce5">
            <text:p>32</text:p>
          </table:table-cell>
          <table:table-cell office:value-type="float" office:value="9" table:style-name="ce6">
            <text:p>9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32" table:style-name="ce5">
            <text:p>32</text:p>
          </table:table-cell>
          <table:table-cell office:value-type="float" office:value="10" table:style-name="ce6">
            <text:p>10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3" table:style-name="ce4">
            <text:p>33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3" table:style-name="ce4">
            <text:p>33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3" table:style-name="ce4">
            <text:p>33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3" table:style-name="ce4">
            <text:p>33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3" table:style-name="ce4">
            <text:p>33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3" table:style-name="ce4">
            <text:p>33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3" table:style-name="ce4">
            <text:p>33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3" table:style-name="ce4">
            <text:p>33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3" table:style-name="ce4">
            <text:p>33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3" table:style-name="ce4">
            <text:p>33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number-rows-repeated="1048245" table:style-name="ro2">
          <table:table-cell table:number-columns-repeated="16384"/>
        </table:table-row>
      </table:table>
      <table:table table:name="6B3F" table:style-name="ta2">
        <table:table-column table:style-name="co4" table:number-columns-repeated="16384" table:default-cell-style-name="ce1"/>
        <table:table-row table:style-name="ro1">
          <table:table-cell office:value-type="string" table:style-name="ce2">
            <text:p>Day-cycle</text:p>
          </table:table-cell>
          <table:table-cell office:value-type="string" table:style-name="ce2">
            <text:p>Block</text:p>
          </table:table-cell>
          <table:table-cell office:value-type="string" table:style-name="ce2">
            <text:p>Number</text:p>
          </table:table-cell>
          <table:table-cell office:value-type="string" table:style-name="ce2">
            <text:p>Replicate</text:p>
          </table:table-cell>
          <table:table-cell office:value-type="date" office:date-value="2023-04-19T00:00:00" table:style-name="ce3">
            <text:p>19/04/2023</text:p>
          </table:table-cell>
          <table:table-cell office:value-type="date" office:date-value="2023-04-20T00:00:00" table:style-name="ce3">
            <text:p>20/04/2023</text:p>
          </table:table-cell>
          <table:table-cell office:value-type="date" office:date-value="2023-04-21T00:00:00" table:style-name="ce3">
            <text:p>21/04/2023</text:p>
          </table:table-cell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5">
            <text:p>8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5">
            <text:p>8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5">
            <text:p>8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5">
            <text:p>8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5">
            <text:p>8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5">
            <text:p>8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5">
            <text:p>8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5">
            <text:p>8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4">
            <text:p>11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4">
            <text:p>11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4">
            <text:p>11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4">
            <text:p>11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4">
            <text:p>11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4">
            <text:p>11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4">
            <text:p>11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4">
            <text:p>11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4">
            <text:p>11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5">
            <text:p>12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5">
            <text:p>12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5">
            <text:p>12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5">
            <text:p>12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5">
            <text:p>12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5">
            <text:p>12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5">
            <text:p>12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5">
            <text:p>12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5">
            <text:p>12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5">
            <text:p>12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3" table:style-name="ce4">
            <text:p>13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3" table:style-name="ce4">
            <text:p>13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3" table:style-name="ce4">
            <text:p>13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3" table:style-name="ce4">
            <text:p>13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3" table:style-name="ce4">
            <text:p>13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3" table:style-name="ce4">
            <text:p>13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3" table:style-name="ce4">
            <text:p>13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3" table:style-name="ce4">
            <text:p>13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3" table:style-name="ce4">
            <text:p>13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3" table:style-name="ce4">
            <text:p>13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5">
            <text:p>14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5">
            <text:p>14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5">
            <text:p>14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5">
            <text:p>14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5">
            <text:p>14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5">
            <text:p>14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5">
            <text:p>14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5">
            <text:p>14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5">
            <text:p>14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5">
            <text:p>14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5" table:style-name="ce4">
            <text:p>15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5" table:style-name="ce4">
            <text:p>15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5" table:style-name="ce4">
            <text:p>15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5" table:style-name="ce4">
            <text:p>15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5" table:style-name="ce4">
            <text:p>15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5" table:style-name="ce4">
            <text:p>15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5" table:style-name="ce4">
            <text:p>15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5" table:style-name="ce4">
            <text:p>15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5" table:style-name="ce4">
            <text:p>15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5" table:style-name="ce4">
            <text:p>15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5">
            <text:p>16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5">
            <text:p>16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5">
            <text:p>16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5">
            <text:p>16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5">
            <text:p>16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5">
            <text:p>16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5">
            <text:p>16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5">
            <text:p>16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5">
            <text:p>16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5">
            <text:p>16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7" table:style-name="ce4">
            <text:p>17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7" table:style-name="ce4">
            <text:p>17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7" table:style-name="ce4">
            <text:p>17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7" table:style-name="ce4">
            <text:p>17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7" table:style-name="ce4">
            <text:p>17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7" table:style-name="ce4">
            <text:p>17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7" table:style-name="ce4">
            <text:p>17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7" table:style-name="ce4">
            <text:p>17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7" table:style-name="ce4">
            <text:p>17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7" table:style-name="ce4">
            <text:p>17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5">
            <text:p>18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5">
            <text:p>18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5">
            <text:p>18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5">
            <text:p>18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5">
            <text:p>18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5">
            <text:p>18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5">
            <text:p>18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5">
            <text:p>18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5">
            <text:p>18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5">
            <text:p>18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9" table:style-name="ce4">
            <text:p>19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9" table:style-name="ce4">
            <text:p>19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9" table:style-name="ce4">
            <text:p>19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9" table:style-name="ce4">
            <text:p>19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9" table:style-name="ce4">
            <text:p>19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9" table:style-name="ce4">
            <text:p>19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9" table:style-name="ce4">
            <text:p>19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9" table:style-name="ce4">
            <text:p>19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9" table:style-name="ce4">
            <text:p>19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9" table:style-name="ce4">
            <text:p>19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5">
            <text:p>20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5">
            <text:p>20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5">
            <text:p>20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5">
            <text:p>20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5">
            <text:p>20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5">
            <text:p>20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5">
            <text:p>20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5">
            <text:p>20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5">
            <text:p>20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5">
            <text:p>20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5">
            <text:p>22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5">
            <text:p>22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5">
            <text:p>22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5">
            <text:p>22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5">
            <text:p>22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5">
            <text:p>22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5">
            <text:p>22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5">
            <text:p>22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5">
            <text:p>22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5">
            <text:p>22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3" table:style-name="ce4">
            <text:p>23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3" table:style-name="ce4">
            <text:p>23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3" table:style-name="ce4">
            <text:p>23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3" table:style-name="ce4">
            <text:p>23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3" table:style-name="ce4">
            <text:p>23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3" table:style-name="ce4">
            <text:p>23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3" table:style-name="ce4">
            <text:p>23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3" table:style-name="ce4">
            <text:p>23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3" table:style-name="ce4">
            <text:p>23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3" table:style-name="ce4">
            <text:p>23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4" table:style-name="ce5">
            <text:p>24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4" table:style-name="ce5">
            <text:p>24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4" table:style-name="ce5">
            <text:p>24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4" table:style-name="ce5">
            <text:p>24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4" table:style-name="ce5">
            <text:p>24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4" table:style-name="ce5">
            <text:p>24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4" table:style-name="ce5">
            <text:p>24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4" table:style-name="ce5">
            <text:p>24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4" table:style-name="ce5">
            <text:p>24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4" table:style-name="ce5">
            <text:p>24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5" table:style-name="ce4">
            <text:p>25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5" table:style-name="ce4">
            <text:p>25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5" table:style-name="ce4">
            <text:p>25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5" table:style-name="ce4">
            <text:p>25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5" table:style-name="ce4">
            <text:p>25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5" table:style-name="ce4">
            <text:p>25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5" table:style-name="ce4">
            <text:p>25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5" table:style-name="ce4">
            <text:p>25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5" table:style-name="ce4">
            <text:p>25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5" table:style-name="ce4">
            <text:p>25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6" table:style-name="ce5">
            <text:p>26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6" table:style-name="ce5">
            <text:p>26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6" table:style-name="ce5">
            <text:p>26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6" table:style-name="ce5">
            <text:p>26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6" table:style-name="ce5">
            <text:p>26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6" table:style-name="ce5">
            <text:p>26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6" table:style-name="ce5">
            <text:p>26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6" table:style-name="ce5">
            <text:p>26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6" table:style-name="ce5">
            <text:p>26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6" table:style-name="ce5">
            <text:p>26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7" table:style-name="ce4">
            <text:p>27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7" table:style-name="ce4">
            <text:p>27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7" table:style-name="ce4">
            <text:p>27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7" table:style-name="ce4">
            <text:p>27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7" table:style-name="ce4">
            <text:p>27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7" table:style-name="ce4">
            <text:p>27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7" table:style-name="ce4">
            <text:p>27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7" table:style-name="ce4">
            <text:p>27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7" table:style-name="ce4">
            <text:p>27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7" table:style-name="ce4">
            <text:p>27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8" table:style-name="ce5">
            <text:p>28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8" table:style-name="ce5">
            <text:p>28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8" table:style-name="ce5">
            <text:p>28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8" table:style-name="ce5">
            <text:p>28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8" table:style-name="ce5">
            <text:p>28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8" table:style-name="ce5">
            <text:p>28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8" table:style-name="ce5">
            <text:p>28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8" table:style-name="ce5">
            <text:p>28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8" table:style-name="ce5">
            <text:p>28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8" table:style-name="ce5">
            <text:p>28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9" table:style-name="ce4">
            <text:p>29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9" table:style-name="ce4">
            <text:p>29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9" table:style-name="ce4">
            <text:p>29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9" table:style-name="ce4">
            <text:p>29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9" table:style-name="ce4">
            <text:p>29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9" table:style-name="ce4">
            <text:p>29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9" table:style-name="ce4">
            <text:p>29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9" table:style-name="ce4">
            <text:p>29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9" table:style-name="ce4">
            <text:p>29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9" table:style-name="ce4">
            <text:p>29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30" table:style-name="ce5">
            <text:p>30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30" table:style-name="ce5">
            <text:p>30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30" table:style-name="ce5">
            <text:p>30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30" table:style-name="ce5">
            <text:p>30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30" table:style-name="ce5">
            <text:p>30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30" table:style-name="ce5">
            <text:p>30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30" table:style-name="ce5">
            <text:p>30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30" table:style-name="ce5">
            <text:p>30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30" table:style-name="ce5">
            <text:p>30</text:p>
          </table:table-cell>
          <table:table-cell office:value-type="float" office:value="9" table:style-name="ce2">
            <text:p>9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30" table:style-name="ce5">
            <text:p>30</text:p>
          </table:table-cell>
          <table:table-cell office:value-type="float" office:value="10" table:style-name="ce2">
            <text:p>10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1" table:style-name="ce4">
            <text:p>31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1" table:style-name="ce4">
            <text:p>31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1" table:style-name="ce4">
            <text:p>31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1" table:style-name="ce4">
            <text:p>31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1" table:style-name="ce4">
            <text:p>31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1" table:style-name="ce4">
            <text:p>31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1" table:style-name="ce4">
            <text:p>31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1" table:style-name="ce4">
            <text:p>31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1" table:style-name="ce4">
            <text:p>31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1" table:style-name="ce4">
            <text:p>31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2" table:style-name="ce5">
            <text:p>32</text:p>
          </table:table-cell>
          <table:table-cell office:value-type="float" office:value="1" table:style-name="ce6">
            <text:p>1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2" table:style-name="ce5">
            <text:p>32</text:p>
          </table:table-cell>
          <table:table-cell office:value-type="float" office:value="2" table:style-name="ce6">
            <text:p>2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2" table:style-name="ce5">
            <text:p>32</text:p>
          </table:table-cell>
          <table:table-cell office:value-type="float" office:value="3" table:style-name="ce6">
            <text:p>3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2" table:style-name="ce5">
            <text:p>32</text:p>
          </table:table-cell>
          <table:table-cell office:value-type="float" office:value="4" table:style-name="ce6">
            <text:p>4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2" table:style-name="ce5">
            <text:p>32</text:p>
          </table:table-cell>
          <table:table-cell office:value-type="float" office:value="5" table:style-name="ce6">
            <text:p>5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2" table:style-name="ce5">
            <text:p>32</text:p>
          </table:table-cell>
          <table:table-cell office:value-type="float" office:value="6" table:style-name="ce6">
            <text:p>6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2" table:style-name="ce5">
            <text:p>32</text:p>
          </table:table-cell>
          <table:table-cell office:value-type="float" office:value="7" table:style-name="ce6">
            <text:p>7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2" table:style-name="ce5">
            <text:p>32</text:p>
          </table:table-cell>
          <table:table-cell office:value-type="float" office:value="8" table:style-name="ce6">
            <text:p>8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2" table:style-name="ce5">
            <text:p>32</text:p>
          </table:table-cell>
          <table:table-cell office:value-type="float" office:value="9" table:style-name="ce6">
            <text:p>9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2" table:style-name="ce5">
            <text:p>32</text:p>
          </table:table-cell>
          <table:table-cell office:value-type="float" office:value="10" table:style-name="ce6">
            <text:p>10</text:p>
          </table:table-cell>
          <table:table-cell table:number-columns-repeated="3" table:style-name="ce6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3" table:style-name="ce4">
            <text:p>33</text:p>
          </table:table-cell>
          <table:table-cell office:value-type="float" office:value="1" table:style-name="ce4">
            <text:p>1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3" table:style-name="ce4">
            <text:p>33</text:p>
          </table:table-cell>
          <table:table-cell office:value-type="float" office:value="2" table:style-name="ce4">
            <text:p>2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3" table:style-name="ce4">
            <text:p>33</text:p>
          </table:table-cell>
          <table:table-cell office:value-type="float" office:value="3" table:style-name="ce4">
            <text:p>3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3" table:style-name="ce4">
            <text:p>33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3" table:style-name="ce4">
            <text:p>33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3" table:style-name="ce4">
            <text:p>33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3" table:style-name="ce4">
            <text:p>33</text:p>
          </table:table-cell>
          <table:table-cell office:value-type="float" office:value="7" table:style-name="ce4">
            <text:p>7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3" table:style-name="ce4">
            <text:p>33</text:p>
          </table:table-cell>
          <table:table-cell office:value-type="float" office:value="8" table:style-name="ce4">
            <text:p>8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3" table:style-name="ce4">
            <text:p>33</text:p>
          </table:table-cell>
          <table:table-cell office:value-type="float" office:value="9" table:style-name="ce4">
            <text:p>9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3" table:style-name="ce4">
            <text:p>33</text:p>
          </table:table-cell>
          <table:table-cell office:value-type="float" office:value="10" table:style-name="ce4">
            <text:p>10</text:p>
          </table:table-cell>
          <table:table-cell table:number-columns-repeated="3" table:style-name="ce4"/>
          <table:table-cell table:number-columns-repeated="16377"/>
        </table:table-row>
        <table:table-row table:number-rows-repeated="1048245" table:style-name="ro2">
          <table:table-cell table:number-columns-repeated="16384"/>
        </table:table-row>
      </table:table>
      <table:table table:name="4B1S" table:style-name="ta2">
        <table:table-column table:style-name="co4" table:number-columns-repeated="16384" table:default-cell-style-name="ce1"/>
        <table:table-row table:style-name="ro1">
          <table:table-cell office:value-type="string" table:style-name="ce2">
            <text:p>Day-cycle</text:p>
          </table:table-cell>
          <table:table-cell office:value-type="string" table:style-name="ce2">
            <text:p>Block</text:p>
          </table:table-cell>
          <table:table-cell office:value-type="string" table:style-name="ce2">
            <text:p>Number</text:p>
          </table:table-cell>
          <table:table-cell office:value-type="string" table:style-name="ce2">
            <text:p>Replicate</text:p>
          </table:table-cell>
          <table:table-cell office:value-type="date" office:date-value="2023-03-13T00:00:00" table:number-columns-spanned="2" table:number-rows-spanned="1" table:style-name="ce10">
            <text:p>13/03/2023</text:p>
          </table:table-cell>
          <table:covered-table-cell/>
          <table:table-cell office:value-type="date" office:date-value="2023-03-14T00:00:00" table:number-columns-spanned="2" table:number-rows-spanned="1" table:style-name="ce10">
            <text:p>14/03/2023</text:p>
          </table:table-cell>
          <table:covered-table-cell/>
          <table:table-cell office:value-type="date" office:date-value="2023-03-15T00:00:00" table:number-columns-spanned="2" table:number-rows-spanned="1" table:style-name="ce10">
            <text:p>15/03/2023</text:p>
          </table:table-cell>
          <table:covered-table-cell/>
          <table:table-cell office:value-type="date" office:date-value="2023-03-16T00:00:00" table:number-columns-spanned="2" table:number-rows-spanned="1" table:style-name="ce10">
            <text:p>16/03/2023</text:p>
          </table:table-cell>
          <table:covered-table-cell/>
          <table:table-cell table:number-columns-repeated="16372"/>
        </table:table-row>
        <table:table-row table:style-name="ro1">
          <table:table-cell table:number-columns-repeated="4" table:style-name="ce2"/>
          <table:table-cell office:value-type="string" table:style-name="ce9">
            <text:p>Nbr_herm</text:p>
          </table:table-cell>
          <table:table-cell office:value-type="string" table:style-name="ce9">
            <text:p>Nbr_male</text:p>
          </table:table-cell>
          <table:table-cell office:value-type="string" table:style-name="ce9">
            <text:p>Nbr_herm</text:p>
          </table:table-cell>
          <table:table-cell office:value-type="string" table:style-name="ce9">
            <text:p>Nbr_male</text:p>
          </table:table-cell>
          <table:table-cell office:value-type="string" table:style-name="ce9">
            <text:p>Nbr_herm</text:p>
          </table:table-cell>
          <table:table-cell office:value-type="string" table:style-name="ce9">
            <text:p>Nbr_male</text:p>
          </table:table-cell>
          <table:table-cell office:value-type="string" table:style-name="ce9">
            <text:p>Nbr_herm</text:p>
          </table:table-cell>
          <table:table-cell office:value-type="string" table:style-name="ce9">
            <text:p>Nbr_male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4">
            <text:p>6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8" table:style-name="ce4">
            <text:p>8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2">
            <text:p>1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6" table:style-name="ce4">
            <text:p>6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8" table:style-name="ce4">
            <text:p>8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10" table:style-name="ce2">
            <text:p>1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7" table:style-name="ce4">
            <text:p>7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8" table:style-name="ce4">
            <text:p>8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9" table:style-name="ce4">
            <text:p>9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10" table:style-name="ce2">
            <text:p>1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6" table:style-name="ce4">
            <text:p>6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7" table:style-name="ce4">
            <text:p>7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9" table:style-name="ce4">
            <text:p>9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10" table:style-name="ce2">
            <text:p>1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office:value-type="float" office:value="6" table:style-name="ce4">
            <text:p>6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office:value-type="float" office:value="7" table:style-name="ce4">
            <text:p>7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office:value-type="float" office:value="8" table:style-name="ce4">
            <text:p>8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office:value-type="float" office:value="9" table:style-name="ce4">
            <text:p>9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2">
            <text:p>1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1" table:style-name="ce4">
            <text:p>11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1" table:style-name="ce4">
            <text:p>11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1" table:style-name="ce4">
            <text:p>11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1" table:style-name="ce4">
            <text:p>11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1" table:style-name="ce4">
            <text:p>11</text:p>
          </table:table-cell>
          <table:table-cell office:value-type="float" office:value="6" table:style-name="ce4">
            <text:p>6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1" table:style-name="ce4">
            <text:p>11</text:p>
          </table:table-cell>
          <table:table-cell office:value-type="float" office:value="7" table:style-name="ce4">
            <text:p>7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1" table:style-name="ce4">
            <text:p>11</text:p>
          </table:table-cell>
          <table:table-cell office:value-type="float" office:value="8" table:style-name="ce4">
            <text:p>8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1" table:style-name="ce4">
            <text:p>11</text:p>
          </table:table-cell>
          <table:table-cell office:value-type="float" office:value="9" table:style-name="ce4">
            <text:p>9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1" table:style-name="ce4">
            <text:p>11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5">
            <text:p>12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5">
            <text:p>12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5">
            <text:p>12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5">
            <text:p>12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5">
            <text:p>12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5">
            <text:p>12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5">
            <text:p>12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5">
            <text:p>12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5">
            <text:p>12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5">
            <text:p>12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5">
            <text:p>14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5">
            <text:p>14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5">
            <text:p>14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5">
            <text:p>14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5">
            <text:p>14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5">
            <text:p>14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5">
            <text:p>14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5">
            <text:p>14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5">
            <text:p>14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5">
            <text:p>14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5">
            <text:p>16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5">
            <text:p>16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5">
            <text:p>16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5">
            <text:p>16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5">
            <text:p>16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5">
            <text:p>16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5">
            <text:p>16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5">
            <text:p>16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5">
            <text:p>16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5">
            <text:p>16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7" table:style-name="ce4">
            <text:p>17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7" table:style-name="ce4">
            <text:p>17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7" table:style-name="ce4">
            <text:p>17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7" table:style-name="ce4">
            <text:p>17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7" table:style-name="ce4">
            <text:p>17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7" table:style-name="ce4">
            <text:p>17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7" table:style-name="ce4">
            <text:p>17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7" table:style-name="ce4">
            <text:p>17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7" table:style-name="ce4">
            <text:p>17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7" table:style-name="ce4">
            <text:p>17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5">
            <text:p>18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5">
            <text:p>18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5">
            <text:p>18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5">
            <text:p>18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5">
            <text:p>18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5">
            <text:p>18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5">
            <text:p>18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5">
            <text:p>18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5">
            <text:p>18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5">
            <text:p>18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9" table:style-name="ce4">
            <text:p>19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9" table:style-name="ce4">
            <text:p>19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9" table:style-name="ce4">
            <text:p>19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9" table:style-name="ce4">
            <text:p>19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9" table:style-name="ce4">
            <text:p>19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9" table:style-name="ce4">
            <text:p>19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9" table:style-name="ce4">
            <text:p>19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9" table:style-name="ce4">
            <text:p>19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9" table:style-name="ce4">
            <text:p>19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9" table:style-name="ce4">
            <text:p>19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5">
            <text:p>20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5">
            <text:p>20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5">
            <text:p>20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5">
            <text:p>20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5">
            <text:p>20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5">
            <text:p>20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5">
            <text:p>20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5">
            <text:p>20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5">
            <text:p>20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5">
            <text:p>20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1" table:style-name="ce4">
            <text:p>21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1" table:style-name="ce4">
            <text:p>21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1" table:style-name="ce4">
            <text:p>21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1" table:style-name="ce4">
            <text:p>21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1" table:style-name="ce4">
            <text:p>21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1" table:style-name="ce4">
            <text:p>21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1" table:style-name="ce4">
            <text:p>21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1" table:style-name="ce4">
            <text:p>21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1" table:style-name="ce4">
            <text:p>21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1" table:style-name="ce4">
            <text:p>21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2" table:style-name="ce5">
            <text:p>22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2" table:style-name="ce5">
            <text:p>22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2" table:style-name="ce5">
            <text:p>22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2" table:style-name="ce5">
            <text:p>22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2" table:style-name="ce5">
            <text:p>22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2" table:style-name="ce5">
            <text:p>22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2" table:style-name="ce5">
            <text:p>22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2" table:style-name="ce5">
            <text:p>22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2" table:style-name="ce5">
            <text:p>22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2" table:style-name="ce5">
            <text:p>22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3" table:style-name="ce4">
            <text:p>23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3" table:style-name="ce4">
            <text:p>23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3" table:style-name="ce4">
            <text:p>23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3" table:style-name="ce4">
            <text:p>23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3" table:style-name="ce4">
            <text:p>23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3" table:style-name="ce4">
            <text:p>23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3" table:style-name="ce4">
            <text:p>23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3" table:style-name="ce4">
            <text:p>23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3" table:style-name="ce4">
            <text:p>23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3" table:style-name="ce4">
            <text:p>23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5" table:style-name="ce4">
            <text:p>25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5" table:style-name="ce4">
            <text:p>25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5" table:style-name="ce4">
            <text:p>25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5" table:style-name="ce4">
            <text:p>25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5" table:style-name="ce4">
            <text:p>25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5" table:style-name="ce4">
            <text:p>25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5" table:style-name="ce4">
            <text:p>25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5" table:style-name="ce4">
            <text:p>25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5" table:style-name="ce4">
            <text:p>25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5" table:style-name="ce4">
            <text:p>25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5">
            <text:p>26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5">
            <text:p>26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5">
            <text:p>26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5">
            <text:p>26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5">
            <text:p>26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5">
            <text:p>26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5">
            <text:p>26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5">
            <text:p>26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5">
            <text:p>26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5">
            <text:p>26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7" table:style-name="ce4">
            <text:p>27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7" table:style-name="ce4">
            <text:p>27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7" table:style-name="ce4">
            <text:p>27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7" table:style-name="ce4">
            <text:p>27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7" table:style-name="ce4">
            <text:p>27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7" table:style-name="ce4">
            <text:p>27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7" table:style-name="ce4">
            <text:p>27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7" table:style-name="ce4">
            <text:p>27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7" table:style-name="ce4">
            <text:p>27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7" table:style-name="ce4">
            <text:p>27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5">
            <text:p>28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5">
            <text:p>28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5">
            <text:p>28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5">
            <text:p>28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5">
            <text:p>28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5">
            <text:p>28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5">
            <text:p>28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5">
            <text:p>28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5">
            <text:p>28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5">
            <text:p>28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9" table:style-name="ce4">
            <text:p>29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9" table:style-name="ce4">
            <text:p>29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9" table:style-name="ce4">
            <text:p>29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9" table:style-name="ce4">
            <text:p>29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9" table:style-name="ce4">
            <text:p>29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9" table:style-name="ce4">
            <text:p>29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9" table:style-name="ce4">
            <text:p>29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9" table:style-name="ce4">
            <text:p>29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9" table:style-name="ce4">
            <text:p>29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9" table:style-name="ce4">
            <text:p>29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5">
            <text:p>30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5">
            <text:p>30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5">
            <text:p>30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5">
            <text:p>30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5">
            <text:p>30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5">
            <text:p>30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5">
            <text:p>30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5">
            <text:p>30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5">
            <text:p>30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5">
            <text:p>30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1" table:style-name="ce4">
            <text:p>31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1" table:style-name="ce4">
            <text:p>31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1" table:style-name="ce4">
            <text:p>31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1" table:style-name="ce4">
            <text:p>31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1" table:style-name="ce4">
            <text:p>31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1" table:style-name="ce4">
            <text:p>31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1" table:style-name="ce4">
            <text:p>31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1" table:style-name="ce4">
            <text:p>31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1" table:style-name="ce4">
            <text:p>31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1" table:style-name="ce4">
            <text:p>31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2" table:style-name="ce5">
            <text:p>32</text:p>
          </table:table-cell>
          <table:table-cell office:value-type="float" office:value="1" table:style-name="ce6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2" table:style-name="ce5">
            <text:p>32</text:p>
          </table:table-cell>
          <table:table-cell office:value-type="float" office:value="2" table:style-name="ce6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2" table:style-name="ce5">
            <text:p>32</text:p>
          </table:table-cell>
          <table:table-cell office:value-type="float" office:value="3" table:style-name="ce6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2" table:style-name="ce5">
            <text:p>32</text:p>
          </table:table-cell>
          <table:table-cell office:value-type="float" office:value="4" table:style-name="ce6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2" table:style-name="ce5">
            <text:p>32</text:p>
          </table:table-cell>
          <table:table-cell office:value-type="float" office:value="5" table:style-name="ce6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2" table:style-name="ce5">
            <text:p>32</text:p>
          </table:table-cell>
          <table:table-cell office:value-type="float" office:value="6" table:style-name="ce6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2" table:style-name="ce5">
            <text:p>32</text:p>
          </table:table-cell>
          <table:table-cell office:value-type="float" office:value="7" table:style-name="ce6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2" table:style-name="ce5">
            <text:p>32</text:p>
          </table:table-cell>
          <table:table-cell office:value-type="float" office:value="8" table:style-name="ce6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2" table:style-name="ce5">
            <text:p>32</text:p>
          </table:table-cell>
          <table:table-cell office:value-type="float" office:value="9" table:style-name="ce6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2" table:style-name="ce5">
            <text:p>32</text:p>
          </table:table-cell>
          <table:table-cell office:value-type="float" office:value="10" table:style-name="ce6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3" table:style-name="ce4">
            <text:p>33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3" table:style-name="ce4">
            <text:p>33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3" table:style-name="ce4">
            <text:p>33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3" table:style-name="ce4">
            <text:p>33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3" table:style-name="ce4">
            <text:p>33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3" table:style-name="ce4">
            <text:p>33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3" table:style-name="ce4">
            <text:p>33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3" table:style-name="ce4">
            <text:p>33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3" table:style-name="ce4">
            <text:p>33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3" table:style-name="ce4">
            <text:p>33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number-rows-repeated="1048244" table:style-name="ro2">
          <table:table-cell table:number-columns-repeated="16384"/>
        </table:table-row>
      </table:table>
      <table:table table:name="4B2S" table:style-name="ta2">
        <table:table-column table:style-name="co4" table:number-columns-repeated="16384" table:default-cell-style-name="ce1"/>
        <table:table-row table:style-name="ro1">
          <table:table-cell office:value-type="string" table:style-name="ce2">
            <text:p>Day-cycle</text:p>
          </table:table-cell>
          <table:table-cell office:value-type="string" table:style-name="ce2">
            <text:p>Block</text:p>
          </table:table-cell>
          <table:table-cell office:value-type="string" table:style-name="ce2">
            <text:p>Number</text:p>
          </table:table-cell>
          <table:table-cell office:value-type="string" table:style-name="ce2">
            <text:p>Replicate</text:p>
          </table:table-cell>
          <table:table-cell office:value-type="date" office:date-value="2023-03-20T00:00:00" table:number-columns-spanned="2" table:number-rows-spanned="1" table:style-name="ce10">
            <text:p>20/03/2023</text:p>
          </table:table-cell>
          <table:covered-table-cell/>
          <table:table-cell office:value-type="date" office:date-value="2023-03-21T00:00:00" table:number-columns-spanned="2" table:number-rows-spanned="1" table:style-name="ce10">
            <text:p>21/03/2023</text:p>
          </table:table-cell>
          <table:covered-table-cell/>
          <table:table-cell office:value-type="date" office:date-value="2023-03-22T00:00:00" table:number-columns-spanned="2" table:number-rows-spanned="1" table:style-name="ce10">
            <text:p>22/03/2023</text:p>
          </table:table-cell>
          <table:covered-table-cell/>
          <table:table-cell office:value-type="date" office:date-value="2023-03-23T00:00:00" table:number-columns-spanned="2" table:number-rows-spanned="1" table:style-name="ce10">
            <text:p>23/03/2023</text:p>
          </table:table-cell>
          <table:covered-table-cell/>
          <table:table-cell table:number-columns-repeated="16372"/>
        </table:table-row>
        <table:table-row table:style-name="ro1">
          <table:table-cell table:number-columns-repeated="4" table:style-name="ce2"/>
          <table:table-cell office:value-type="string" table:style-name="ce9">
            <text:p>Nbr_herm</text:p>
          </table:table-cell>
          <table:table-cell office:value-type="string" table:style-name="ce9">
            <text:p>Nbr_male</text:p>
          </table:table-cell>
          <table:table-cell office:value-type="string" table:style-name="ce9">
            <text:p>Nbr_herm</text:p>
          </table:table-cell>
          <table:table-cell office:value-type="string" table:style-name="ce9">
            <text:p>Nbr_male</text:p>
          </table:table-cell>
          <table:table-cell office:value-type="string" table:style-name="ce9">
            <text:p>Nbr_herm</text:p>
          </table:table-cell>
          <table:table-cell office:value-type="string" table:style-name="ce9">
            <text:p>Nbr_male</text:p>
          </table:table-cell>
          <table:table-cell office:value-type="string" table:style-name="ce9">
            <text:p>Nbr_herm</text:p>
          </table:table-cell>
          <table:table-cell office:value-type="string" table:style-name="ce9">
            <text:p>Nbr_male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4">
            <text:p>6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8" table:style-name="ce4">
            <text:p>8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2">
            <text:p>1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6" table:style-name="ce4">
            <text:p>6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8" table:style-name="ce4">
            <text:p>8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10" table:style-name="ce2">
            <text:p>1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7" table:style-name="ce4">
            <text:p>7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8" table:style-name="ce4">
            <text:p>8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9" table:style-name="ce4">
            <text:p>9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10" table:style-name="ce2">
            <text:p>1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office:value-type="float" office:value="6" table:style-name="ce4">
            <text:p>6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office:value-type="float" office:value="7" table:style-name="ce4">
            <text:p>7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office:value-type="float" office:value="9" table:style-name="ce4">
            <text:p>9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10" table:style-name="ce2">
            <text:p>1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4">
            <text:p>9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4">
            <text:p>9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4">
            <text:p>9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4">
            <text:p>9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4">
            <text:p>9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4">
            <text:p>9</text:p>
          </table:table-cell>
          <table:table-cell office:value-type="float" office:value="6" table:style-name="ce4">
            <text:p>6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4">
            <text:p>9</text:p>
          </table:table-cell>
          <table:table-cell office:value-type="float" office:value="7" table:style-name="ce4">
            <text:p>7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4">
            <text:p>9</text:p>
          </table:table-cell>
          <table:table-cell office:value-type="float" office:value="8" table:style-name="ce4">
            <text:p>8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4">
            <text:p>9</text:p>
          </table:table-cell>
          <table:table-cell office:value-type="float" office:value="9" table:style-name="ce4">
            <text:p>9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2">
            <text:p>1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1" table:style-name="ce4">
            <text:p>11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1" table:style-name="ce4">
            <text:p>11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1" table:style-name="ce4">
            <text:p>11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1" table:style-name="ce4">
            <text:p>11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1" table:style-name="ce4">
            <text:p>11</text:p>
          </table:table-cell>
          <table:table-cell office:value-type="float" office:value="6" table:style-name="ce4">
            <text:p>6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1" table:style-name="ce4">
            <text:p>11</text:p>
          </table:table-cell>
          <table:table-cell office:value-type="float" office:value="7" table:style-name="ce4">
            <text:p>7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1" table:style-name="ce4">
            <text:p>11</text:p>
          </table:table-cell>
          <table:table-cell office:value-type="float" office:value="8" table:style-name="ce4">
            <text:p>8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1" table:style-name="ce4">
            <text:p>11</text:p>
          </table:table-cell>
          <table:table-cell office:value-type="float" office:value="9" table:style-name="ce4">
            <text:p>9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1" table:style-name="ce4">
            <text:p>11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5">
            <text:p>12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5">
            <text:p>12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5">
            <text:p>12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5">
            <text:p>12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5">
            <text:p>12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5">
            <text:p>12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5">
            <text:p>12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5">
            <text:p>12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5">
            <text:p>12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5">
            <text:p>12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3" table:style-name="ce4">
            <text:p>13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3" table:style-name="ce4">
            <text:p>13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3" table:style-name="ce4">
            <text:p>13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3" table:style-name="ce4">
            <text:p>13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3" table:style-name="ce4">
            <text:p>13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3" table:style-name="ce4">
            <text:p>13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3" table:style-name="ce4">
            <text:p>13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3" table:style-name="ce4">
            <text:p>13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3" table:style-name="ce4">
            <text:p>13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3" table:style-name="ce4">
            <text:p>13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5">
            <text:p>14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5">
            <text:p>14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5">
            <text:p>14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5">
            <text:p>14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5">
            <text:p>14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5">
            <text:p>14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5">
            <text:p>14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5">
            <text:p>14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5">
            <text:p>14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5">
            <text:p>14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5" table:style-name="ce4">
            <text:p>15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5" table:style-name="ce4">
            <text:p>15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5" table:style-name="ce4">
            <text:p>15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5" table:style-name="ce4">
            <text:p>15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5" table:style-name="ce4">
            <text:p>15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5" table:style-name="ce4">
            <text:p>15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5" table:style-name="ce4">
            <text:p>15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5" table:style-name="ce4">
            <text:p>15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5" table:style-name="ce4">
            <text:p>15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5" table:style-name="ce4">
            <text:p>15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6" table:style-name="ce5">
            <text:p>16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6" table:style-name="ce5">
            <text:p>16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6" table:style-name="ce5">
            <text:p>16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6" table:style-name="ce5">
            <text:p>16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6" table:style-name="ce5">
            <text:p>16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6" table:style-name="ce5">
            <text:p>16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6" table:style-name="ce5">
            <text:p>16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6" table:style-name="ce5">
            <text:p>16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6" table:style-name="ce5">
            <text:p>16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6" table:style-name="ce5">
            <text:p>16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7" table:style-name="ce4">
            <text:p>17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7" table:style-name="ce4">
            <text:p>17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7" table:style-name="ce4">
            <text:p>17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7" table:style-name="ce4">
            <text:p>17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7" table:style-name="ce4">
            <text:p>17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7" table:style-name="ce4">
            <text:p>17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7" table:style-name="ce4">
            <text:p>17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7" table:style-name="ce4">
            <text:p>17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7" table:style-name="ce4">
            <text:p>17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7" table:style-name="ce4">
            <text:p>17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8" table:style-name="ce5">
            <text:p>18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8" table:style-name="ce5">
            <text:p>18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8" table:style-name="ce5">
            <text:p>18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8" table:style-name="ce5">
            <text:p>18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8" table:style-name="ce5">
            <text:p>18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8" table:style-name="ce5">
            <text:p>18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8" table:style-name="ce5">
            <text:p>18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8" table:style-name="ce5">
            <text:p>18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8" table:style-name="ce5">
            <text:p>18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8" table:style-name="ce5">
            <text:p>18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9" table:style-name="ce4">
            <text:p>19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9" table:style-name="ce4">
            <text:p>19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9" table:style-name="ce4">
            <text:p>19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9" table:style-name="ce4">
            <text:p>19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9" table:style-name="ce4">
            <text:p>19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9" table:style-name="ce4">
            <text:p>19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9" table:style-name="ce4">
            <text:p>19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9" table:style-name="ce4">
            <text:p>19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9" table:style-name="ce4">
            <text:p>19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9" table:style-name="ce4">
            <text:p>19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5">
            <text:p>20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5">
            <text:p>20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5">
            <text:p>20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5">
            <text:p>20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5">
            <text:p>20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5">
            <text:p>20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5">
            <text:p>20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5">
            <text:p>20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5">
            <text:p>20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5">
            <text:p>20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1" table:style-name="ce4">
            <text:p>21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1" table:style-name="ce4">
            <text:p>21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1" table:style-name="ce4">
            <text:p>21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1" table:style-name="ce4">
            <text:p>21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1" table:style-name="ce4">
            <text:p>21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1" table:style-name="ce4">
            <text:p>21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1" table:style-name="ce4">
            <text:p>21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1" table:style-name="ce4">
            <text:p>21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1" table:style-name="ce4">
            <text:p>21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1" table:style-name="ce4">
            <text:p>21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2" table:style-name="ce5">
            <text:p>22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2" table:style-name="ce5">
            <text:p>22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2" table:style-name="ce5">
            <text:p>22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2" table:style-name="ce5">
            <text:p>22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2" table:style-name="ce5">
            <text:p>22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2" table:style-name="ce5">
            <text:p>22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2" table:style-name="ce5">
            <text:p>22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2" table:style-name="ce5">
            <text:p>22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2" table:style-name="ce5">
            <text:p>22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2" table:style-name="ce5">
            <text:p>22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3" table:style-name="ce4">
            <text:p>23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3" table:style-name="ce4">
            <text:p>23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3" table:style-name="ce4">
            <text:p>23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3" table:style-name="ce4">
            <text:p>23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3" table:style-name="ce4">
            <text:p>23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3" table:style-name="ce4">
            <text:p>23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3" table:style-name="ce4">
            <text:p>23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3" table:style-name="ce4">
            <text:p>23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3" table:style-name="ce4">
            <text:p>23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3" table:style-name="ce4">
            <text:p>23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5">
            <text:p>24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5">
            <text:p>24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5">
            <text:p>24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5">
            <text:p>24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5">
            <text:p>24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5">
            <text:p>24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5">
            <text:p>24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5">
            <text:p>24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5">
            <text:p>24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5">
            <text:p>24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5" table:style-name="ce4">
            <text:p>25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5" table:style-name="ce4">
            <text:p>25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5" table:style-name="ce4">
            <text:p>25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5" table:style-name="ce4">
            <text:p>25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5" table:style-name="ce4">
            <text:p>25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5" table:style-name="ce4">
            <text:p>25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5" table:style-name="ce4">
            <text:p>25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5" table:style-name="ce4">
            <text:p>25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5" table:style-name="ce4">
            <text:p>25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5" table:style-name="ce4">
            <text:p>25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7" table:style-name="ce4">
            <text:p>27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7" table:style-name="ce4">
            <text:p>27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7" table:style-name="ce4">
            <text:p>27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7" table:style-name="ce4">
            <text:p>27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7" table:style-name="ce4">
            <text:p>27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7" table:style-name="ce4">
            <text:p>27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7" table:style-name="ce4">
            <text:p>27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7" table:style-name="ce4">
            <text:p>27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7" table:style-name="ce4">
            <text:p>27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7" table:style-name="ce4">
            <text:p>27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8" table:style-name="ce5">
            <text:p>28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8" table:style-name="ce5">
            <text:p>28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8" table:style-name="ce5">
            <text:p>28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8" table:style-name="ce5">
            <text:p>28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8" table:style-name="ce5">
            <text:p>28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8" table:style-name="ce5">
            <text:p>28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8" table:style-name="ce5">
            <text:p>28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8" table:style-name="ce5">
            <text:p>28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8" table:style-name="ce5">
            <text:p>28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8" table:style-name="ce5">
            <text:p>28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9" table:style-name="ce4">
            <text:p>29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9" table:style-name="ce4">
            <text:p>29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9" table:style-name="ce4">
            <text:p>29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9" table:style-name="ce4">
            <text:p>29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9" table:style-name="ce4">
            <text:p>29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9" table:style-name="ce4">
            <text:p>29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9" table:style-name="ce4">
            <text:p>29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9" table:style-name="ce4">
            <text:p>29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9" table:style-name="ce4">
            <text:p>29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9" table:style-name="ce4">
            <text:p>29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0" table:style-name="ce5">
            <text:p>30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0" table:style-name="ce5">
            <text:p>30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0" table:style-name="ce5">
            <text:p>30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0" table:style-name="ce5">
            <text:p>30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0" table:style-name="ce5">
            <text:p>30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0" table:style-name="ce5">
            <text:p>30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0" table:style-name="ce5">
            <text:p>30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0" table:style-name="ce5">
            <text:p>30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0" table:style-name="ce5">
            <text:p>30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0" table:style-name="ce5">
            <text:p>30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1" table:style-name="ce4">
            <text:p>31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1" table:style-name="ce4">
            <text:p>31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1" table:style-name="ce4">
            <text:p>31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1" table:style-name="ce4">
            <text:p>31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1" table:style-name="ce4">
            <text:p>31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1" table:style-name="ce4">
            <text:p>31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1" table:style-name="ce4">
            <text:p>31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1" table:style-name="ce4">
            <text:p>31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1" table:style-name="ce4">
            <text:p>31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1" table:style-name="ce4">
            <text:p>31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32" table:style-name="ce5">
            <text:p>32</text:p>
          </table:table-cell>
          <table:table-cell office:value-type="float" office:value="1" table:style-name="ce6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32" table:style-name="ce5">
            <text:p>32</text:p>
          </table:table-cell>
          <table:table-cell office:value-type="float" office:value="2" table:style-name="ce6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32" table:style-name="ce5">
            <text:p>32</text:p>
          </table:table-cell>
          <table:table-cell office:value-type="float" office:value="3" table:style-name="ce6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32" table:style-name="ce5">
            <text:p>32</text:p>
          </table:table-cell>
          <table:table-cell office:value-type="float" office:value="4" table:style-name="ce6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32" table:style-name="ce5">
            <text:p>32</text:p>
          </table:table-cell>
          <table:table-cell office:value-type="float" office:value="5" table:style-name="ce6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32" table:style-name="ce5">
            <text:p>32</text:p>
          </table:table-cell>
          <table:table-cell office:value-type="float" office:value="6" table:style-name="ce6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32" table:style-name="ce5">
            <text:p>32</text:p>
          </table:table-cell>
          <table:table-cell office:value-type="float" office:value="7" table:style-name="ce6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32" table:style-name="ce5">
            <text:p>32</text:p>
          </table:table-cell>
          <table:table-cell office:value-type="float" office:value="8" table:style-name="ce6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32" table:style-name="ce5">
            <text:p>32</text:p>
          </table:table-cell>
          <table:table-cell office:value-type="float" office:value="9" table:style-name="ce6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32" table:style-name="ce5">
            <text:p>32</text:p>
          </table:table-cell>
          <table:table-cell office:value-type="float" office:value="10" table:style-name="ce6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3" table:style-name="ce4">
            <text:p>33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3" table:style-name="ce4">
            <text:p>33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3" table:style-name="ce4">
            <text:p>33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3" table:style-name="ce4">
            <text:p>33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3" table:style-name="ce4">
            <text:p>33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3" table:style-name="ce4">
            <text:p>33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3" table:style-name="ce4">
            <text:p>33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3" table:style-name="ce4">
            <text:p>33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3" table:style-name="ce4">
            <text:p>33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3" table:style-name="ce4">
            <text:p>33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number-rows-repeated="1048244" table:style-name="ro2">
          <table:table-cell table:number-columns-repeated="16384"/>
        </table:table-row>
      </table:table>
      <table:table table:name="4B3S" table:style-name="ta2">
        <table:table-column table:style-name="co4" table:number-columns-repeated="16384" table:default-cell-style-name="ce1"/>
        <table:table-row table:style-name="ro1">
          <table:table-cell office:value-type="string" table:style-name="ce2">
            <text:p>Day-cycle</text:p>
          </table:table-cell>
          <table:table-cell office:value-type="string" table:style-name="ce2">
            <text:p>Block</text:p>
          </table:table-cell>
          <table:table-cell office:value-type="string" table:style-name="ce2">
            <text:p>Number</text:p>
          </table:table-cell>
          <table:table-cell office:value-type="string" table:style-name="ce2">
            <text:p>Replicate</text:p>
          </table:table-cell>
          <table:table-cell office:value-type="date" office:date-value="2023-04-10T00:00:00" table:number-columns-spanned="2" table:number-rows-spanned="1" table:style-name="ce10">
            <text:p>10/04/2023</text:p>
          </table:table-cell>
          <table:covered-table-cell/>
          <table:table-cell office:value-type="date" office:date-value="2023-04-11T00:00:00" table:number-columns-spanned="2" table:number-rows-spanned="1" table:style-name="ce10">
            <text:p>11/04/2023</text:p>
          </table:table-cell>
          <table:covered-table-cell/>
          <table:table-cell office:value-type="date" office:date-value="2023-04-12T00:00:00" table:number-columns-spanned="2" table:number-rows-spanned="1" table:style-name="ce10">
            <text:p>12/04/2023</text:p>
          </table:table-cell>
          <table:covered-table-cell/>
          <table:table-cell office:value-type="date" office:date-value="2023-04-13T00:00:00" table:number-columns-spanned="2" table:number-rows-spanned="1" table:style-name="ce10">
            <text:p>13/04/2023</text:p>
          </table:table-cell>
          <table:covered-table-cell/>
          <table:table-cell table:number-columns-repeated="16372"/>
        </table:table-row>
        <table:table-row table:style-name="ro1">
          <table:table-cell table:number-columns-repeated="4" table:style-name="ce2"/>
          <table:table-cell office:value-type="string" table:style-name="ce9">
            <text:p>Nbr_herm</text:p>
          </table:table-cell>
          <table:table-cell office:value-type="string" table:style-name="ce9">
            <text:p>Nbr_male</text:p>
          </table:table-cell>
          <table:table-cell office:value-type="string" table:style-name="ce9">
            <text:p>Nbr_herm</text:p>
          </table:table-cell>
          <table:table-cell office:value-type="string" table:style-name="ce9">
            <text:p>Nbr_male</text:p>
          </table:table-cell>
          <table:table-cell office:value-type="string" table:style-name="ce9">
            <text:p>Nbr_herm</text:p>
          </table:table-cell>
          <table:table-cell office:value-type="string" table:style-name="ce9">
            <text:p>Nbr_male</text:p>
          </table:table-cell>
          <table:table-cell office:value-type="string" table:style-name="ce9">
            <text:p>Nbr_herm</text:p>
          </table:table-cell>
          <table:table-cell office:value-type="string" table:style-name="ce9">
            <text:p>Nbr_male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4">
            <text:p>6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8" table:style-name="ce4">
            <text:p>8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2">
            <text:p>1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6" table:style-name="ce4">
            <text:p>6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8" table:style-name="ce4">
            <text:p>8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10" table:style-name="ce2">
            <text:p>1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7" table:style-name="ce4">
            <text:p>7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8" table:style-name="ce4">
            <text:p>8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9" table:style-name="ce4">
            <text:p>9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10" table:style-name="ce2">
            <text:p>1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office:value-type="float" office:value="6" table:style-name="ce4">
            <text:p>6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office:value-type="float" office:value="7" table:style-name="ce4">
            <text:p>7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office:value-type="float" office:value="9" table:style-name="ce4">
            <text:p>9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5">
            <text:p>8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5">
            <text:p>8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5">
            <text:p>8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5">
            <text:p>8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5">
            <text:p>8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5">
            <text:p>8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5">
            <text:p>8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5">
            <text:p>8</text:p>
          </table:table-cell>
          <table:table-cell office:value-type="float" office:value="10" table:style-name="ce2">
            <text:p>1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float" office:value="6" table:style-name="ce4">
            <text:p>6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float" office:value="7" table:style-name="ce4">
            <text:p>7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float" office:value="8" table:style-name="ce4">
            <text:p>8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float" office:value="9" table:style-name="ce4">
            <text:p>9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2">
            <text:p>1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4">
            <text:p>11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4">
            <text:p>11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4">
            <text:p>11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4">
            <text:p>11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4">
            <text:p>11</text:p>
          </table:table-cell>
          <table:table-cell office:value-type="float" office:value="6" table:style-name="ce4">
            <text:p>6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4">
            <text:p>11</text:p>
          </table:table-cell>
          <table:table-cell office:value-type="float" office:value="7" table:style-name="ce4">
            <text:p>7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4">
            <text:p>11</text:p>
          </table:table-cell>
          <table:table-cell office:value-type="float" office:value="8" table:style-name="ce4">
            <text:p>8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4">
            <text:p>11</text:p>
          </table:table-cell>
          <table:table-cell office:value-type="float" office:value="9" table:style-name="ce4">
            <text:p>9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4">
            <text:p>11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5">
            <text:p>12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5">
            <text:p>12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5">
            <text:p>12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5">
            <text:p>12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5">
            <text:p>12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5">
            <text:p>12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5">
            <text:p>12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5">
            <text:p>12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5">
            <text:p>12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5">
            <text:p>12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3" table:style-name="ce4">
            <text:p>13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3" table:style-name="ce4">
            <text:p>13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3" table:style-name="ce4">
            <text:p>13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3" table:style-name="ce4">
            <text:p>13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3" table:style-name="ce4">
            <text:p>13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3" table:style-name="ce4">
            <text:p>13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3" table:style-name="ce4">
            <text:p>13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3" table:style-name="ce4">
            <text:p>13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3" table:style-name="ce4">
            <text:p>13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3" table:style-name="ce4">
            <text:p>13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5">
            <text:p>14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5">
            <text:p>14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5">
            <text:p>14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5">
            <text:p>14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5">
            <text:p>14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5">
            <text:p>14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5">
            <text:p>14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5">
            <text:p>14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5">
            <text:p>14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5">
            <text:p>14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5" table:style-name="ce4">
            <text:p>15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5" table:style-name="ce4">
            <text:p>15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5" table:style-name="ce4">
            <text:p>15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5" table:style-name="ce4">
            <text:p>15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5" table:style-name="ce4">
            <text:p>15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5" table:style-name="ce4">
            <text:p>15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5" table:style-name="ce4">
            <text:p>15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5" table:style-name="ce4">
            <text:p>15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5" table:style-name="ce4">
            <text:p>15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5" table:style-name="ce4">
            <text:p>15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5">
            <text:p>16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5">
            <text:p>16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5">
            <text:p>16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5">
            <text:p>16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5">
            <text:p>16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5">
            <text:p>16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5">
            <text:p>16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5">
            <text:p>16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5">
            <text:p>16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5">
            <text:p>16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7" table:style-name="ce4">
            <text:p>17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7" table:style-name="ce4">
            <text:p>17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7" table:style-name="ce4">
            <text:p>17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7" table:style-name="ce4">
            <text:p>17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7" table:style-name="ce4">
            <text:p>17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7" table:style-name="ce4">
            <text:p>17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7" table:style-name="ce4">
            <text:p>17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7" table:style-name="ce4">
            <text:p>17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7" table:style-name="ce4">
            <text:p>17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7" table:style-name="ce4">
            <text:p>17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5">
            <text:p>18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5">
            <text:p>18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5">
            <text:p>18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5">
            <text:p>18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5">
            <text:p>18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5">
            <text:p>18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5">
            <text:p>18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5">
            <text:p>18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5">
            <text:p>18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5">
            <text:p>18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9" table:style-name="ce4">
            <text:p>19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9" table:style-name="ce4">
            <text:p>19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9" table:style-name="ce4">
            <text:p>19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9" table:style-name="ce4">
            <text:p>19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9" table:style-name="ce4">
            <text:p>19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9" table:style-name="ce4">
            <text:p>19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9" table:style-name="ce4">
            <text:p>19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9" table:style-name="ce4">
            <text:p>19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9" table:style-name="ce4">
            <text:p>19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9" table:style-name="ce4">
            <text:p>19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5">
            <text:p>20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5">
            <text:p>20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5">
            <text:p>20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5">
            <text:p>20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5">
            <text:p>20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5">
            <text:p>20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5">
            <text:p>20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5">
            <text:p>20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5">
            <text:p>20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5">
            <text:p>20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5">
            <text:p>22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5">
            <text:p>22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5">
            <text:p>22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5">
            <text:p>22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5">
            <text:p>22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5">
            <text:p>22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5">
            <text:p>22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5">
            <text:p>22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5">
            <text:p>22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5">
            <text:p>22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3" table:style-name="ce4">
            <text:p>23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3" table:style-name="ce4">
            <text:p>23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3" table:style-name="ce4">
            <text:p>23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3" table:style-name="ce4">
            <text:p>23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3" table:style-name="ce4">
            <text:p>23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3" table:style-name="ce4">
            <text:p>23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3" table:style-name="ce4">
            <text:p>23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3" table:style-name="ce4">
            <text:p>23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3" table:style-name="ce4">
            <text:p>23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3" table:style-name="ce4">
            <text:p>23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4" table:style-name="ce5">
            <text:p>24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4" table:style-name="ce5">
            <text:p>24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4" table:style-name="ce5">
            <text:p>24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4" table:style-name="ce5">
            <text:p>24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4" table:style-name="ce5">
            <text:p>24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4" table:style-name="ce5">
            <text:p>24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4" table:style-name="ce5">
            <text:p>24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4" table:style-name="ce5">
            <text:p>24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4" table:style-name="ce5">
            <text:p>24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4" table:style-name="ce5">
            <text:p>24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5" table:style-name="ce4">
            <text:p>25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5" table:style-name="ce4">
            <text:p>25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5" table:style-name="ce4">
            <text:p>25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5" table:style-name="ce4">
            <text:p>25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5" table:style-name="ce4">
            <text:p>25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5" table:style-name="ce4">
            <text:p>25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5" table:style-name="ce4">
            <text:p>25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5" table:style-name="ce4">
            <text:p>25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5" table:style-name="ce4">
            <text:p>25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5" table:style-name="ce4">
            <text:p>25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6" table:style-name="ce5">
            <text:p>26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6" table:style-name="ce5">
            <text:p>26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6" table:style-name="ce5">
            <text:p>26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6" table:style-name="ce5">
            <text:p>26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6" table:style-name="ce5">
            <text:p>26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6" table:style-name="ce5">
            <text:p>26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6" table:style-name="ce5">
            <text:p>26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6" table:style-name="ce5">
            <text:p>26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6" table:style-name="ce5">
            <text:p>26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6" table:style-name="ce5">
            <text:p>26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7" table:style-name="ce4">
            <text:p>27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7" table:style-name="ce4">
            <text:p>27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7" table:style-name="ce4">
            <text:p>27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7" table:style-name="ce4">
            <text:p>27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7" table:style-name="ce4">
            <text:p>27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7" table:style-name="ce4">
            <text:p>27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7" table:style-name="ce4">
            <text:p>27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7" table:style-name="ce4">
            <text:p>27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7" table:style-name="ce4">
            <text:p>27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7" table:style-name="ce4">
            <text:p>27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8" table:style-name="ce5">
            <text:p>28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8" table:style-name="ce5">
            <text:p>28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8" table:style-name="ce5">
            <text:p>28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8" table:style-name="ce5">
            <text:p>28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8" table:style-name="ce5">
            <text:p>28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8" table:style-name="ce5">
            <text:p>28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8" table:style-name="ce5">
            <text:p>28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8" table:style-name="ce5">
            <text:p>28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8" table:style-name="ce5">
            <text:p>28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8" table:style-name="ce5">
            <text:p>28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9" table:style-name="ce4">
            <text:p>29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9" table:style-name="ce4">
            <text:p>29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9" table:style-name="ce4">
            <text:p>29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9" table:style-name="ce4">
            <text:p>29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9" table:style-name="ce4">
            <text:p>29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9" table:style-name="ce4">
            <text:p>29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9" table:style-name="ce4">
            <text:p>29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9" table:style-name="ce4">
            <text:p>29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9" table:style-name="ce4">
            <text:p>29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9" table:style-name="ce4">
            <text:p>29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0" table:style-name="ce5">
            <text:p>30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0" table:style-name="ce5">
            <text:p>30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0" table:style-name="ce5">
            <text:p>30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0" table:style-name="ce5">
            <text:p>30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0" table:style-name="ce5">
            <text:p>30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0" table:style-name="ce5">
            <text:p>30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0" table:style-name="ce5">
            <text:p>30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0" table:style-name="ce5">
            <text:p>30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0" table:style-name="ce5">
            <text:p>30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0" table:style-name="ce5">
            <text:p>30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1" table:style-name="ce4">
            <text:p>31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1" table:style-name="ce4">
            <text:p>31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1" table:style-name="ce4">
            <text:p>31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1" table:style-name="ce4">
            <text:p>31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1" table:style-name="ce4">
            <text:p>31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1" table:style-name="ce4">
            <text:p>31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1" table:style-name="ce4">
            <text:p>31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1" table:style-name="ce4">
            <text:p>31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1" table:style-name="ce4">
            <text:p>31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1" table:style-name="ce4">
            <text:p>31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32" table:style-name="ce5">
            <text:p>32</text:p>
          </table:table-cell>
          <table:table-cell office:value-type="float" office:value="1" table:style-name="ce6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32" table:style-name="ce5">
            <text:p>32</text:p>
          </table:table-cell>
          <table:table-cell office:value-type="float" office:value="2" table:style-name="ce6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32" table:style-name="ce5">
            <text:p>32</text:p>
          </table:table-cell>
          <table:table-cell office:value-type="float" office:value="3" table:style-name="ce6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32" table:style-name="ce5">
            <text:p>32</text:p>
          </table:table-cell>
          <table:table-cell office:value-type="float" office:value="4" table:style-name="ce6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32" table:style-name="ce5">
            <text:p>32</text:p>
          </table:table-cell>
          <table:table-cell office:value-type="float" office:value="5" table:style-name="ce6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32" table:style-name="ce5">
            <text:p>32</text:p>
          </table:table-cell>
          <table:table-cell office:value-type="float" office:value="6" table:style-name="ce6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32" table:style-name="ce5">
            <text:p>32</text:p>
          </table:table-cell>
          <table:table-cell office:value-type="float" office:value="7" table:style-name="ce6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32" table:style-name="ce5">
            <text:p>32</text:p>
          </table:table-cell>
          <table:table-cell office:value-type="float" office:value="8" table:style-name="ce6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32" table:style-name="ce5">
            <text:p>32</text:p>
          </table:table-cell>
          <table:table-cell office:value-type="float" office:value="9" table:style-name="ce6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32" table:style-name="ce5">
            <text:p>32</text:p>
          </table:table-cell>
          <table:table-cell office:value-type="float" office:value="10" table:style-name="ce6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3" table:style-name="ce4">
            <text:p>33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3" table:style-name="ce4">
            <text:p>33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3" table:style-name="ce4">
            <text:p>33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3" table:style-name="ce4">
            <text:p>33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3" table:style-name="ce4">
            <text:p>33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3" table:style-name="ce4">
            <text:p>33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3" table:style-name="ce4">
            <text:p>33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3" table:style-name="ce4">
            <text:p>33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3" table:style-name="ce4">
            <text:p>33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33" table:style-name="ce4">
            <text:p>33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number-rows-repeated="1048244" table:style-name="ro2">
          <table:table-cell table:number-columns-repeated="16384"/>
        </table:table-row>
      </table:table>
      <table:table table:name="6B1S" table:style-name="ta2">
        <table:table-column table:style-name="co4" table:number-columns-repeated="16384" table:default-cell-style-name="ce1"/>
        <table:table-row table:style-name="ro1">
          <table:table-cell office:value-type="string" table:style-name="ce2">
            <text:p>Day-cycle</text:p>
          </table:table-cell>
          <table:table-cell office:value-type="string" table:style-name="ce2">
            <text:p>Block</text:p>
          </table:table-cell>
          <table:table-cell office:value-type="string" table:style-name="ce2">
            <text:p>Number</text:p>
          </table:table-cell>
          <table:table-cell office:value-type="string" table:style-name="ce2">
            <text:p>Replicate</text:p>
          </table:table-cell>
          <table:table-cell office:value-type="date" office:date-value="2023-03-27T00:00:00" table:number-columns-spanned="2" table:number-rows-spanned="1" table:style-name="ce10">
            <text:p>27/03/2023</text:p>
          </table:table-cell>
          <table:covered-table-cell/>
          <table:table-cell office:value-type="date" office:date-value="2023-03-28T00:00:00" table:number-columns-spanned="2" table:number-rows-spanned="1" table:style-name="ce10">
            <text:p>28/03/2023</text:p>
          </table:table-cell>
          <table:covered-table-cell/>
          <table:table-cell office:value-type="date" office:date-value="2023-03-29T00:00:00" table:number-columns-spanned="2" table:number-rows-spanned="1" table:style-name="ce10">
            <text:p>29/03/2023</text:p>
          </table:table-cell>
          <table:covered-table-cell/>
          <table:table-cell office:value-type="date" office:date-value="2023-03-30T00:00:00" table:number-columns-spanned="2" table:number-rows-spanned="1" table:style-name="ce10">
            <text:p>30/03/2023</text:p>
          </table:table-cell>
          <table:covered-table-cell/>
          <table:table-cell table:number-columns-repeated="16372"/>
        </table:table-row>
        <table:table-row table:style-name="ro1">
          <table:table-cell table:number-columns-repeated="4" table:style-name="ce2"/>
          <table:table-cell office:value-type="string" table:style-name="ce9">
            <text:p>Nbr_herm</text:p>
          </table:table-cell>
          <table:table-cell office:value-type="string" table:style-name="ce9">
            <text:p>Nbr_male</text:p>
          </table:table-cell>
          <table:table-cell office:value-type="string" table:style-name="ce9">
            <text:p>Nbr_herm</text:p>
          </table:table-cell>
          <table:table-cell office:value-type="string" table:style-name="ce9">
            <text:p>Nbr_male</text:p>
          </table:table-cell>
          <table:table-cell office:value-type="string" table:style-name="ce9">
            <text:p>Nbr_herm</text:p>
          </table:table-cell>
          <table:table-cell office:value-type="string" table:style-name="ce9">
            <text:p>Nbr_male</text:p>
          </table:table-cell>
          <table:table-cell office:value-type="string" table:style-name="ce9">
            <text:p>Nbr_herm</text:p>
          </table:table-cell>
          <table:table-cell office:value-type="string" table:style-name="ce9">
            <text:p>Nbr_male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4">
            <text:p>6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8" table:style-name="ce4">
            <text:p>8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2">
            <text:p>1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6" table:style-name="ce4">
            <text:p>6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8" table:style-name="ce4">
            <text:p>8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10" table:style-name="ce2">
            <text:p>1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7" table:style-name="ce4">
            <text:p>7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8" table:style-name="ce4">
            <text:p>8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9" table:style-name="ce4">
            <text:p>9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10" table:style-name="ce2">
            <text:p>1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6" table:style-name="ce4">
            <text:p>6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7" table:style-name="ce4">
            <text:p>7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9" table:style-name="ce4">
            <text:p>9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10" table:style-name="ce2">
            <text:p>1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office:value-type="float" office:value="6" table:style-name="ce4">
            <text:p>6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office:value-type="float" office:value="7" table:style-name="ce4">
            <text:p>7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office:value-type="float" office:value="8" table:style-name="ce4">
            <text:p>8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office:value-type="float" office:value="9" table:style-name="ce4">
            <text:p>9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2">
            <text:p>1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1" table:style-name="ce4">
            <text:p>11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1" table:style-name="ce4">
            <text:p>11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1" table:style-name="ce4">
            <text:p>11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1" table:style-name="ce4">
            <text:p>11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1" table:style-name="ce4">
            <text:p>11</text:p>
          </table:table-cell>
          <table:table-cell office:value-type="float" office:value="6" table:style-name="ce4">
            <text:p>6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1" table:style-name="ce4">
            <text:p>11</text:p>
          </table:table-cell>
          <table:table-cell office:value-type="float" office:value="7" table:style-name="ce4">
            <text:p>7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1" table:style-name="ce4">
            <text:p>11</text:p>
          </table:table-cell>
          <table:table-cell office:value-type="float" office:value="8" table:style-name="ce4">
            <text:p>8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1" table:style-name="ce4">
            <text:p>11</text:p>
          </table:table-cell>
          <table:table-cell office:value-type="float" office:value="9" table:style-name="ce4">
            <text:p>9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1" table:style-name="ce4">
            <text:p>11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5">
            <text:p>12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5">
            <text:p>12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5">
            <text:p>12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5">
            <text:p>12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5">
            <text:p>12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5">
            <text:p>12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5">
            <text:p>12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5">
            <text:p>12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5">
            <text:p>12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2" table:style-name="ce5">
            <text:p>12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5">
            <text:p>14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5">
            <text:p>14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5">
            <text:p>14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5">
            <text:p>14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5">
            <text:p>14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5">
            <text:p>14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5">
            <text:p>14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5">
            <text:p>14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5">
            <text:p>14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4" table:style-name="ce5">
            <text:p>14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5">
            <text:p>16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5">
            <text:p>16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5">
            <text:p>16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5">
            <text:p>16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5">
            <text:p>16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5">
            <text:p>16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5">
            <text:p>16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5">
            <text:p>16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5">
            <text:p>16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6" table:style-name="ce5">
            <text:p>16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7" table:style-name="ce4">
            <text:p>17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7" table:style-name="ce4">
            <text:p>17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7" table:style-name="ce4">
            <text:p>17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7" table:style-name="ce4">
            <text:p>17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7" table:style-name="ce4">
            <text:p>17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7" table:style-name="ce4">
            <text:p>17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7" table:style-name="ce4">
            <text:p>17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7" table:style-name="ce4">
            <text:p>17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7" table:style-name="ce4">
            <text:p>17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7" table:style-name="ce4">
            <text:p>17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5">
            <text:p>18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5">
            <text:p>18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5">
            <text:p>18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5">
            <text:p>18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5">
            <text:p>18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5">
            <text:p>18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5">
            <text:p>18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5">
            <text:p>18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5">
            <text:p>18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8" table:style-name="ce5">
            <text:p>18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9" table:style-name="ce4">
            <text:p>19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9" table:style-name="ce4">
            <text:p>19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9" table:style-name="ce4">
            <text:p>19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9" table:style-name="ce4">
            <text:p>19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9" table:style-name="ce4">
            <text:p>19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9" table:style-name="ce4">
            <text:p>19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9" table:style-name="ce4">
            <text:p>19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9" table:style-name="ce4">
            <text:p>19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9" table:style-name="ce4">
            <text:p>19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9" table:style-name="ce4">
            <text:p>19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5">
            <text:p>20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5">
            <text:p>20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5">
            <text:p>20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5">
            <text:p>20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5">
            <text:p>20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5">
            <text:p>20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5">
            <text:p>20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5">
            <text:p>20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5">
            <text:p>20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5">
            <text:p>20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1" table:style-name="ce4">
            <text:p>21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1" table:style-name="ce4">
            <text:p>21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1" table:style-name="ce4">
            <text:p>21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1" table:style-name="ce4">
            <text:p>21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1" table:style-name="ce4">
            <text:p>21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1" table:style-name="ce4">
            <text:p>21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1" table:style-name="ce4">
            <text:p>21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1" table:style-name="ce4">
            <text:p>21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1" table:style-name="ce4">
            <text:p>21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1" table:style-name="ce4">
            <text:p>21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2" table:style-name="ce5">
            <text:p>22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2" table:style-name="ce5">
            <text:p>22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2" table:style-name="ce5">
            <text:p>22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2" table:style-name="ce5">
            <text:p>22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2" table:style-name="ce5">
            <text:p>22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2" table:style-name="ce5">
            <text:p>22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2" table:style-name="ce5">
            <text:p>22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2" table:style-name="ce5">
            <text:p>22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2" table:style-name="ce5">
            <text:p>22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2" table:style-name="ce5">
            <text:p>22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3" table:style-name="ce4">
            <text:p>23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3" table:style-name="ce4">
            <text:p>23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3" table:style-name="ce4">
            <text:p>23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3" table:style-name="ce4">
            <text:p>23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3" table:style-name="ce4">
            <text:p>23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3" table:style-name="ce4">
            <text:p>23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3" table:style-name="ce4">
            <text:p>23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3" table:style-name="ce4">
            <text:p>23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3" table:style-name="ce4">
            <text:p>23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3" table:style-name="ce4">
            <text:p>23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5">
            <text:p>24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5" table:style-name="ce4">
            <text:p>25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5" table:style-name="ce4">
            <text:p>25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5" table:style-name="ce4">
            <text:p>25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5" table:style-name="ce4">
            <text:p>25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5" table:style-name="ce4">
            <text:p>25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5" table:style-name="ce4">
            <text:p>25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5" table:style-name="ce4">
            <text:p>25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5" table:style-name="ce4">
            <text:p>25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5" table:style-name="ce4">
            <text:p>25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5" table:style-name="ce4">
            <text:p>25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5">
            <text:p>26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5">
            <text:p>26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5">
            <text:p>26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5">
            <text:p>26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5">
            <text:p>26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5">
            <text:p>26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5">
            <text:p>26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5">
            <text:p>26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5">
            <text:p>26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6" table:style-name="ce5">
            <text:p>26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7" table:style-name="ce4">
            <text:p>27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7" table:style-name="ce4">
            <text:p>27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7" table:style-name="ce4">
            <text:p>27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7" table:style-name="ce4">
            <text:p>27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7" table:style-name="ce4">
            <text:p>27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7" table:style-name="ce4">
            <text:p>27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7" table:style-name="ce4">
            <text:p>27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7" table:style-name="ce4">
            <text:p>27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7" table:style-name="ce4">
            <text:p>27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7" table:style-name="ce4">
            <text:p>27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5">
            <text:p>28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5">
            <text:p>28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5">
            <text:p>28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5">
            <text:p>28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5">
            <text:p>28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5">
            <text:p>28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5">
            <text:p>28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5">
            <text:p>28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5">
            <text:p>28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8" table:style-name="ce5">
            <text:p>28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9" table:style-name="ce4">
            <text:p>29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9" table:style-name="ce4">
            <text:p>29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9" table:style-name="ce4">
            <text:p>29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9" table:style-name="ce4">
            <text:p>29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9" table:style-name="ce4">
            <text:p>29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9" table:style-name="ce4">
            <text:p>29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9" table:style-name="ce4">
            <text:p>29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9" table:style-name="ce4">
            <text:p>29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9" table:style-name="ce4">
            <text:p>29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29" table:style-name="ce4">
            <text:p>29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5">
            <text:p>30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5">
            <text:p>30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5">
            <text:p>30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5">
            <text:p>30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5">
            <text:p>30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5">
            <text:p>30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5">
            <text:p>30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5">
            <text:p>30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5">
            <text:p>30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30" table:style-name="ce5">
            <text:p>30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1" table:style-name="ce4">
            <text:p>31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1" table:style-name="ce4">
            <text:p>31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1" table:style-name="ce4">
            <text:p>31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1" table:style-name="ce4">
            <text:p>31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1" table:style-name="ce4">
            <text:p>31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1" table:style-name="ce4">
            <text:p>31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1" table:style-name="ce4">
            <text:p>31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1" table:style-name="ce4">
            <text:p>31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1" table:style-name="ce4">
            <text:p>31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1" table:style-name="ce4">
            <text:p>31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1" table:style-name="ce6">
            <text:p>1</text:p>
          </table:table-cell>
          <table:table-cell office:value-type="float" office:value="32" table:style-name="ce5">
            <text:p>32</text:p>
          </table:table-cell>
          <table:table-cell office:value-type="float" office:value="1" table:style-name="ce6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1" table:style-name="ce6">
            <text:p>1</text:p>
          </table:table-cell>
          <table:table-cell office:value-type="float" office:value="32" table:style-name="ce5">
            <text:p>32</text:p>
          </table:table-cell>
          <table:table-cell office:value-type="float" office:value="2" table:style-name="ce6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1" table:style-name="ce6">
            <text:p>1</text:p>
          </table:table-cell>
          <table:table-cell office:value-type="float" office:value="32" table:style-name="ce5">
            <text:p>32</text:p>
          </table:table-cell>
          <table:table-cell office:value-type="float" office:value="3" table:style-name="ce6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1" table:style-name="ce6">
            <text:p>1</text:p>
          </table:table-cell>
          <table:table-cell office:value-type="float" office:value="32" table:style-name="ce5">
            <text:p>32</text:p>
          </table:table-cell>
          <table:table-cell office:value-type="float" office:value="4" table:style-name="ce6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1" table:style-name="ce6">
            <text:p>1</text:p>
          </table:table-cell>
          <table:table-cell office:value-type="float" office:value="32" table:style-name="ce5">
            <text:p>32</text:p>
          </table:table-cell>
          <table:table-cell office:value-type="float" office:value="5" table:style-name="ce6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1" table:style-name="ce6">
            <text:p>1</text:p>
          </table:table-cell>
          <table:table-cell office:value-type="float" office:value="32" table:style-name="ce5">
            <text:p>32</text:p>
          </table:table-cell>
          <table:table-cell office:value-type="float" office:value="6" table:style-name="ce6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1" table:style-name="ce6">
            <text:p>1</text:p>
          </table:table-cell>
          <table:table-cell office:value-type="float" office:value="32" table:style-name="ce5">
            <text:p>32</text:p>
          </table:table-cell>
          <table:table-cell office:value-type="float" office:value="7" table:style-name="ce6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1" table:style-name="ce6">
            <text:p>1</text:p>
          </table:table-cell>
          <table:table-cell office:value-type="float" office:value="32" table:style-name="ce5">
            <text:p>32</text:p>
          </table:table-cell>
          <table:table-cell office:value-type="float" office:value="8" table:style-name="ce6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1" table:style-name="ce6">
            <text:p>1</text:p>
          </table:table-cell>
          <table:table-cell office:value-type="float" office:value="32" table:style-name="ce5">
            <text:p>32</text:p>
          </table:table-cell>
          <table:table-cell office:value-type="float" office:value="9" table:style-name="ce6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1" table:style-name="ce6">
            <text:p>1</text:p>
          </table:table-cell>
          <table:table-cell office:value-type="float" office:value="32" table:style-name="ce5">
            <text:p>32</text:p>
          </table:table-cell>
          <table:table-cell office:value-type="float" office:value="10" table:style-name="ce6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3" table:style-name="ce4">
            <text:p>33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3" table:style-name="ce4">
            <text:p>33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3" table:style-name="ce4">
            <text:p>33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3" table:style-name="ce4">
            <text:p>33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3" table:style-name="ce4">
            <text:p>33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3" table:style-name="ce4">
            <text:p>33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3" table:style-name="ce4">
            <text:p>33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3" table:style-name="ce4">
            <text:p>33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3" table:style-name="ce4">
            <text:p>33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3" table:style-name="ce4">
            <text:p>33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number-rows-repeated="1048244" table:style-name="ro2">
          <table:table-cell table:number-columns-repeated="16384"/>
        </table:table-row>
      </table:table>
      <table:table table:name="6B2S" table:style-name="ta2">
        <table:table-column table:style-name="co4" table:number-columns-repeated="16384" table:default-cell-style-name="ce1"/>
        <table:table-row table:style-name="ro1">
          <table:table-cell office:value-type="string" table:style-name="ce2">
            <text:p>Day-cycle</text:p>
          </table:table-cell>
          <table:table-cell office:value-type="string" table:style-name="ce2">
            <text:p>Block</text:p>
          </table:table-cell>
          <table:table-cell office:value-type="string" table:style-name="ce2">
            <text:p>Number</text:p>
          </table:table-cell>
          <table:table-cell office:value-type="string" table:style-name="ce2">
            <text:p>Replicate</text:p>
          </table:table-cell>
          <table:table-cell office:value-type="date" office:date-value="2023-04-03T00:00:00" table:number-columns-spanned="2" table:number-rows-spanned="1" table:style-name="ce10">
            <text:p>03/04/2023</text:p>
          </table:table-cell>
          <table:covered-table-cell/>
          <table:table-cell office:value-type="date" office:date-value="2023-04-04T00:00:00" table:number-columns-spanned="2" table:number-rows-spanned="1" table:style-name="ce10">
            <text:p>04/04/2023</text:p>
          </table:table-cell>
          <table:covered-table-cell/>
          <table:table-cell office:value-type="date" office:date-value="2023-04-05T00:00:00" table:number-columns-spanned="2" table:number-rows-spanned="1" table:style-name="ce10">
            <text:p>05/04/2023</text:p>
          </table:table-cell>
          <table:covered-table-cell/>
          <table:table-cell office:value-type="date" office:date-value="2023-04-06T00:00:00" table:number-columns-spanned="2" table:number-rows-spanned="1" table:style-name="ce10">
            <text:p>06/04/2023</text:p>
          </table:table-cell>
          <table:covered-table-cell/>
          <table:table-cell table:number-columns-repeated="16372"/>
        </table:table-row>
        <table:table-row table:style-name="ro1">
          <table:table-cell table:number-columns-repeated="4" table:style-name="ce2"/>
          <table:table-cell office:value-type="string" table:style-name="ce9">
            <text:p>Nbr_herm</text:p>
          </table:table-cell>
          <table:table-cell office:value-type="string" table:style-name="ce9">
            <text:p>Nbr_male</text:p>
          </table:table-cell>
          <table:table-cell office:value-type="string" table:style-name="ce9">
            <text:p>Nbr_herm</text:p>
          </table:table-cell>
          <table:table-cell office:value-type="string" table:style-name="ce9">
            <text:p>Nbr_male</text:p>
          </table:table-cell>
          <table:table-cell office:value-type="string" table:style-name="ce9">
            <text:p>Nbr_herm</text:p>
          </table:table-cell>
          <table:table-cell office:value-type="string" table:style-name="ce9">
            <text:p>Nbr_male</text:p>
          </table:table-cell>
          <table:table-cell office:value-type="string" table:style-name="ce9">
            <text:p>Nbr_herm</text:p>
          </table:table-cell>
          <table:table-cell office:value-type="string" table:style-name="ce9">
            <text:p>Nbr_male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4">
            <text:p>6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8" table:style-name="ce4">
            <text:p>8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2">
            <text:p>1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6" table:style-name="ce4">
            <text:p>6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8" table:style-name="ce4">
            <text:p>8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10" table:style-name="ce2">
            <text:p>1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7" table:style-name="ce4">
            <text:p>7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8" table:style-name="ce4">
            <text:p>8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9" table:style-name="ce4">
            <text:p>9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10" table:style-name="ce2">
            <text:p>1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office:value-type="float" office:value="6" table:style-name="ce4">
            <text:p>6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office:value-type="float" office:value="7" table:style-name="ce4">
            <text:p>7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office:value-type="float" office:value="9" table:style-name="ce4">
            <text:p>9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10" table:style-name="ce2">
            <text:p>1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4">
            <text:p>9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4">
            <text:p>9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4">
            <text:p>9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4">
            <text:p>9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4">
            <text:p>9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4">
            <text:p>9</text:p>
          </table:table-cell>
          <table:table-cell office:value-type="float" office:value="6" table:style-name="ce4">
            <text:p>6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4">
            <text:p>9</text:p>
          </table:table-cell>
          <table:table-cell office:value-type="float" office:value="7" table:style-name="ce4">
            <text:p>7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4">
            <text:p>9</text:p>
          </table:table-cell>
          <table:table-cell office:value-type="float" office:value="8" table:style-name="ce4">
            <text:p>8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4">
            <text:p>9</text:p>
          </table:table-cell>
          <table:table-cell office:value-type="float" office:value="9" table:style-name="ce4">
            <text:p>9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2">
            <text:p>1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1" table:style-name="ce4">
            <text:p>11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1" table:style-name="ce4">
            <text:p>11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1" table:style-name="ce4">
            <text:p>11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1" table:style-name="ce4">
            <text:p>11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1" table:style-name="ce4">
            <text:p>11</text:p>
          </table:table-cell>
          <table:table-cell office:value-type="float" office:value="6" table:style-name="ce4">
            <text:p>6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1" table:style-name="ce4">
            <text:p>11</text:p>
          </table:table-cell>
          <table:table-cell office:value-type="float" office:value="7" table:style-name="ce4">
            <text:p>7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1" table:style-name="ce4">
            <text:p>11</text:p>
          </table:table-cell>
          <table:table-cell office:value-type="float" office:value="8" table:style-name="ce4">
            <text:p>8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1" table:style-name="ce4">
            <text:p>11</text:p>
          </table:table-cell>
          <table:table-cell office:value-type="float" office:value="9" table:style-name="ce4">
            <text:p>9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1" table:style-name="ce4">
            <text:p>11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5">
            <text:p>12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5">
            <text:p>12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5">
            <text:p>12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5">
            <text:p>12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5">
            <text:p>12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5">
            <text:p>12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5">
            <text:p>12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5">
            <text:p>12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5">
            <text:p>12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5">
            <text:p>12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3" table:style-name="ce4">
            <text:p>13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3" table:style-name="ce4">
            <text:p>13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3" table:style-name="ce4">
            <text:p>13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3" table:style-name="ce4">
            <text:p>13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3" table:style-name="ce4">
            <text:p>13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3" table:style-name="ce4">
            <text:p>13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3" table:style-name="ce4">
            <text:p>13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3" table:style-name="ce4">
            <text:p>13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3" table:style-name="ce4">
            <text:p>13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3" table:style-name="ce4">
            <text:p>13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5">
            <text:p>14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5">
            <text:p>14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5">
            <text:p>14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5">
            <text:p>14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5">
            <text:p>14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5">
            <text:p>14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5">
            <text:p>14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5">
            <text:p>14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5">
            <text:p>14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5">
            <text:p>14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5" table:style-name="ce4">
            <text:p>15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5" table:style-name="ce4">
            <text:p>15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5" table:style-name="ce4">
            <text:p>15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5" table:style-name="ce4">
            <text:p>15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5" table:style-name="ce4">
            <text:p>15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5" table:style-name="ce4">
            <text:p>15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5" table:style-name="ce4">
            <text:p>15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5" table:style-name="ce4">
            <text:p>15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5" table:style-name="ce4">
            <text:p>15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5" table:style-name="ce4">
            <text:p>15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6" table:style-name="ce5">
            <text:p>16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6" table:style-name="ce5">
            <text:p>16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6" table:style-name="ce5">
            <text:p>16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6" table:style-name="ce5">
            <text:p>16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6" table:style-name="ce5">
            <text:p>16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6" table:style-name="ce5">
            <text:p>16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6" table:style-name="ce5">
            <text:p>16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6" table:style-name="ce5">
            <text:p>16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6" table:style-name="ce5">
            <text:p>16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6" table:style-name="ce5">
            <text:p>16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7" table:style-name="ce4">
            <text:p>17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7" table:style-name="ce4">
            <text:p>17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7" table:style-name="ce4">
            <text:p>17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7" table:style-name="ce4">
            <text:p>17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7" table:style-name="ce4">
            <text:p>17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7" table:style-name="ce4">
            <text:p>17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7" table:style-name="ce4">
            <text:p>17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7" table:style-name="ce4">
            <text:p>17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7" table:style-name="ce4">
            <text:p>17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7" table:style-name="ce4">
            <text:p>17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8" table:style-name="ce5">
            <text:p>18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8" table:style-name="ce5">
            <text:p>18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8" table:style-name="ce5">
            <text:p>18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8" table:style-name="ce5">
            <text:p>18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8" table:style-name="ce5">
            <text:p>18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8" table:style-name="ce5">
            <text:p>18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8" table:style-name="ce5">
            <text:p>18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8" table:style-name="ce5">
            <text:p>18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8" table:style-name="ce5">
            <text:p>18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8" table:style-name="ce5">
            <text:p>18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9" table:style-name="ce4">
            <text:p>19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9" table:style-name="ce4">
            <text:p>19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9" table:style-name="ce4">
            <text:p>19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9" table:style-name="ce4">
            <text:p>19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9" table:style-name="ce4">
            <text:p>19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9" table:style-name="ce4">
            <text:p>19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9" table:style-name="ce4">
            <text:p>19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9" table:style-name="ce4">
            <text:p>19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9" table:style-name="ce4">
            <text:p>19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9" table:style-name="ce4">
            <text:p>19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5">
            <text:p>20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5">
            <text:p>20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5">
            <text:p>20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5">
            <text:p>20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5">
            <text:p>20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5">
            <text:p>20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5">
            <text:p>20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5">
            <text:p>20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5">
            <text:p>20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0" table:style-name="ce5">
            <text:p>20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1" table:style-name="ce4">
            <text:p>21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1" table:style-name="ce4">
            <text:p>21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1" table:style-name="ce4">
            <text:p>21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1" table:style-name="ce4">
            <text:p>21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1" table:style-name="ce4">
            <text:p>21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1" table:style-name="ce4">
            <text:p>21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1" table:style-name="ce4">
            <text:p>21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1" table:style-name="ce4">
            <text:p>21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1" table:style-name="ce4">
            <text:p>21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1" table:style-name="ce4">
            <text:p>21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2" table:style-name="ce5">
            <text:p>22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2" table:style-name="ce5">
            <text:p>22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2" table:style-name="ce5">
            <text:p>22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2" table:style-name="ce5">
            <text:p>22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2" table:style-name="ce5">
            <text:p>22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2" table:style-name="ce5">
            <text:p>22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2" table:style-name="ce5">
            <text:p>22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2" table:style-name="ce5">
            <text:p>22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2" table:style-name="ce5">
            <text:p>22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2" table:style-name="ce5">
            <text:p>22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3" table:style-name="ce4">
            <text:p>23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3" table:style-name="ce4">
            <text:p>23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3" table:style-name="ce4">
            <text:p>23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3" table:style-name="ce4">
            <text:p>23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3" table:style-name="ce4">
            <text:p>23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3" table:style-name="ce4">
            <text:p>23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3" table:style-name="ce4">
            <text:p>23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3" table:style-name="ce4">
            <text:p>23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3" table:style-name="ce4">
            <text:p>23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3" table:style-name="ce4">
            <text:p>23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5">
            <text:p>24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5">
            <text:p>24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5">
            <text:p>24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5">
            <text:p>24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5">
            <text:p>24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5">
            <text:p>24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5">
            <text:p>24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5">
            <text:p>24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5">
            <text:p>24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5">
            <text:p>24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5" table:style-name="ce4">
            <text:p>25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5" table:style-name="ce4">
            <text:p>25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5" table:style-name="ce4">
            <text:p>25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5" table:style-name="ce4">
            <text:p>25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5" table:style-name="ce4">
            <text:p>25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5" table:style-name="ce4">
            <text:p>25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5" table:style-name="ce4">
            <text:p>25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5" table:style-name="ce4">
            <text:p>25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5" table:style-name="ce4">
            <text:p>25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5" table:style-name="ce4">
            <text:p>25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6" table:style-name="ce5">
            <text:p>26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7" table:style-name="ce4">
            <text:p>27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7" table:style-name="ce4">
            <text:p>27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7" table:style-name="ce4">
            <text:p>27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7" table:style-name="ce4">
            <text:p>27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7" table:style-name="ce4">
            <text:p>27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7" table:style-name="ce4">
            <text:p>27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7" table:style-name="ce4">
            <text:p>27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7" table:style-name="ce4">
            <text:p>27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7" table:style-name="ce4">
            <text:p>27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7" table:style-name="ce4">
            <text:p>27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8" table:style-name="ce5">
            <text:p>28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8" table:style-name="ce5">
            <text:p>28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8" table:style-name="ce5">
            <text:p>28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8" table:style-name="ce5">
            <text:p>28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8" table:style-name="ce5">
            <text:p>28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8" table:style-name="ce5">
            <text:p>28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8" table:style-name="ce5">
            <text:p>28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8" table:style-name="ce5">
            <text:p>28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8" table:style-name="ce5">
            <text:p>28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28" table:style-name="ce5">
            <text:p>28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9" table:style-name="ce4">
            <text:p>29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9" table:style-name="ce4">
            <text:p>29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9" table:style-name="ce4">
            <text:p>29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9" table:style-name="ce4">
            <text:p>29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9" table:style-name="ce4">
            <text:p>29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9" table:style-name="ce4">
            <text:p>29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9" table:style-name="ce4">
            <text:p>29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9" table:style-name="ce4">
            <text:p>29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9" table:style-name="ce4">
            <text:p>29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9" table:style-name="ce4">
            <text:p>29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30" table:style-name="ce5">
            <text:p>30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30" table:style-name="ce5">
            <text:p>30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30" table:style-name="ce5">
            <text:p>30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30" table:style-name="ce5">
            <text:p>30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30" table:style-name="ce5">
            <text:p>30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30" table:style-name="ce5">
            <text:p>30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30" table:style-name="ce5">
            <text:p>30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30" table:style-name="ce5">
            <text:p>30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30" table:style-name="ce5">
            <text:p>30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30" table:style-name="ce5">
            <text:p>30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1" table:style-name="ce4">
            <text:p>31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1" table:style-name="ce4">
            <text:p>31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1" table:style-name="ce4">
            <text:p>31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1" table:style-name="ce4">
            <text:p>31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1" table:style-name="ce4">
            <text:p>31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1" table:style-name="ce4">
            <text:p>31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1" table:style-name="ce4">
            <text:p>31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1" table:style-name="ce4">
            <text:p>31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1" table:style-name="ce4">
            <text:p>31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1" table:style-name="ce4">
            <text:p>31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32" table:style-name="ce5">
            <text:p>32</text:p>
          </table:table-cell>
          <table:table-cell office:value-type="float" office:value="1" table:style-name="ce6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32" table:style-name="ce5">
            <text:p>32</text:p>
          </table:table-cell>
          <table:table-cell office:value-type="float" office:value="2" table:style-name="ce6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32" table:style-name="ce5">
            <text:p>32</text:p>
          </table:table-cell>
          <table:table-cell office:value-type="float" office:value="3" table:style-name="ce6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32" table:style-name="ce5">
            <text:p>32</text:p>
          </table:table-cell>
          <table:table-cell office:value-type="float" office:value="4" table:style-name="ce6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32" table:style-name="ce5">
            <text:p>32</text:p>
          </table:table-cell>
          <table:table-cell office:value-type="float" office:value="5" table:style-name="ce6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32" table:style-name="ce5">
            <text:p>32</text:p>
          </table:table-cell>
          <table:table-cell office:value-type="float" office:value="6" table:style-name="ce6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32" table:style-name="ce5">
            <text:p>32</text:p>
          </table:table-cell>
          <table:table-cell office:value-type="float" office:value="7" table:style-name="ce6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32" table:style-name="ce5">
            <text:p>32</text:p>
          </table:table-cell>
          <table:table-cell office:value-type="float" office:value="8" table:style-name="ce6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32" table:style-name="ce5">
            <text:p>32</text:p>
          </table:table-cell>
          <table:table-cell office:value-type="float" office:value="9" table:style-name="ce6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32" table:style-name="ce5">
            <text:p>32</text:p>
          </table:table-cell>
          <table:table-cell office:value-type="float" office:value="10" table:style-name="ce6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3" table:style-name="ce4">
            <text:p>33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3" table:style-name="ce4">
            <text:p>33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3" table:style-name="ce4">
            <text:p>33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3" table:style-name="ce4">
            <text:p>33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3" table:style-name="ce4">
            <text:p>33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3" table:style-name="ce4">
            <text:p>33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3" table:style-name="ce4">
            <text:p>33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3" table:style-name="ce4">
            <text:p>33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3" table:style-name="ce4">
            <text:p>33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33" table:style-name="ce4">
            <text:p>33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number-rows-repeated="1048244" table:style-name="ro2">
          <table:table-cell table:number-columns-repeated="16384"/>
        </table:table-row>
      </table:table>
      <table:table table:name="6B3S" table:style-name="ta2">
        <table:table-column table:style-name="co4" table:number-columns-repeated="16384" table:default-cell-style-name="ce1"/>
        <table:table-row table:style-name="ro1">
          <table:table-cell office:value-type="string" table:style-name="ce2">
            <text:p>Day-cycle</text:p>
          </table:table-cell>
          <table:table-cell office:value-type="string" table:style-name="ce2">
            <text:p>Block</text:p>
          </table:table-cell>
          <table:table-cell office:value-type="string" table:style-name="ce2">
            <text:p>Number</text:p>
          </table:table-cell>
          <table:table-cell office:value-type="string" table:style-name="ce2">
            <text:p>Replicate</text:p>
          </table:table-cell>
          <table:table-cell office:value-type="date" office:date-value="2023-04-17T00:00:00" table:number-columns-spanned="2" table:number-rows-spanned="1" table:style-name="ce10">
            <text:p>17/04/2023</text:p>
          </table:table-cell>
          <table:covered-table-cell/>
          <table:table-cell office:value-type="date" office:date-value="2023-04-18T00:00:00" table:number-columns-spanned="2" table:number-rows-spanned="1" table:style-name="ce10">
            <text:p>18/04/2023</text:p>
          </table:table-cell>
          <table:covered-table-cell/>
          <table:table-cell office:value-type="date" office:date-value="2023-04-19T00:00:00" table:number-columns-spanned="2" table:number-rows-spanned="1" table:style-name="ce10">
            <text:p>19/04/2023</text:p>
          </table:table-cell>
          <table:covered-table-cell/>
          <table:table-cell office:value-type="date" office:date-value="2023-04-20T00:00:00" table:number-columns-spanned="2" table:number-rows-spanned="1" table:style-name="ce10">
            <text:p>20/04/2023</text:p>
          </table:table-cell>
          <table:covered-table-cell/>
          <table:table-cell table:number-columns-repeated="16372"/>
        </table:table-row>
        <table:table-row table:style-name="ro1">
          <table:table-cell table:number-columns-repeated="4" table:style-name="ce2"/>
          <table:table-cell office:value-type="string" table:style-name="ce9">
            <text:p>Nbr_herm</text:p>
          </table:table-cell>
          <table:table-cell office:value-type="string" table:style-name="ce9">
            <text:p>Nbr_male</text:p>
          </table:table-cell>
          <table:table-cell office:value-type="string" table:style-name="ce9">
            <text:p>Nbr_herm</text:p>
          </table:table-cell>
          <table:table-cell office:value-type="string" table:style-name="ce9">
            <text:p>Nbr_male</text:p>
          </table:table-cell>
          <table:table-cell office:value-type="string" table:style-name="ce9">
            <text:p>Nbr_herm</text:p>
          </table:table-cell>
          <table:table-cell office:value-type="string" table:style-name="ce9">
            <text:p>Nbr_male</text:p>
          </table:table-cell>
          <table:table-cell office:value-type="string" table:style-name="ce9">
            <text:p>Nbr_herm</text:p>
          </table:table-cell>
          <table:table-cell office:value-type="string" table:style-name="ce9">
            <text:p>Nbr_male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4">
            <text:p>6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8" table:style-name="ce4">
            <text:p>8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2">
            <text:p>1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6" table:style-name="ce4">
            <text:p>6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8" table:style-name="ce4">
            <text:p>8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10" table:style-name="ce2">
            <text:p>1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7" table:style-name="ce4">
            <text:p>7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8" table:style-name="ce4">
            <text:p>8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9" table:style-name="ce4">
            <text:p>9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10" table:style-name="ce2">
            <text:p>1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office:value-type="float" office:value="6" table:style-name="ce4">
            <text:p>6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office:value-type="float" office:value="7" table:style-name="ce4">
            <text:p>7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office:value-type="float" office:value="9" table:style-name="ce4">
            <text:p>9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5">
            <text:p>8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5">
            <text:p>8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5">
            <text:p>8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5">
            <text:p>8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5">
            <text:p>8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5">
            <text:p>8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5">
            <text:p>8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5">
            <text:p>8</text:p>
          </table:table-cell>
          <table:table-cell office:value-type="float" office:value="10" table:style-name="ce2">
            <text:p>1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float" office:value="6" table:style-name="ce4">
            <text:p>6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float" office:value="7" table:style-name="ce4">
            <text:p>7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float" office:value="8" table:style-name="ce4">
            <text:p>8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float" office:value="9" table:style-name="ce4">
            <text:p>9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7" table:style-name="ce2">
            <text:p>7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8" table:style-name="ce2">
            <text:p>8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9" table:style-name="ce2">
            <text:p>9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2">
            <text:p>1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4">
            <text:p>11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4">
            <text:p>11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4">
            <text:p>11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4">
            <text:p>11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4">
            <text:p>11</text:p>
          </table:table-cell>
          <table:table-cell office:value-type="float" office:value="6" table:style-name="ce4">
            <text:p>6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4">
            <text:p>11</text:p>
          </table:table-cell>
          <table:table-cell office:value-type="float" office:value="7" table:style-name="ce4">
            <text:p>7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4">
            <text:p>11</text:p>
          </table:table-cell>
          <table:table-cell office:value-type="float" office:value="8" table:style-name="ce4">
            <text:p>8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4">
            <text:p>11</text:p>
          </table:table-cell>
          <table:table-cell office:value-type="float" office:value="9" table:style-name="ce4">
            <text:p>9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4">
            <text:p>11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5">
            <text:p>12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5">
            <text:p>12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5">
            <text:p>12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5">
            <text:p>12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5">
            <text:p>12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5">
            <text:p>12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5">
            <text:p>12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5">
            <text:p>12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5">
            <text:p>12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5">
            <text:p>12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3" table:style-name="ce4">
            <text:p>13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3" table:style-name="ce4">
            <text:p>13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3" table:style-name="ce4">
            <text:p>13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3" table:style-name="ce4">
            <text:p>13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3" table:style-name="ce4">
            <text:p>13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3" table:style-name="ce4">
            <text:p>13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3" table:style-name="ce4">
            <text:p>13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3" table:style-name="ce4">
            <text:p>13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3" table:style-name="ce4">
            <text:p>13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3" table:style-name="ce4">
            <text:p>13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5">
            <text:p>14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5">
            <text:p>14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5">
            <text:p>14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5">
            <text:p>14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5">
            <text:p>14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5">
            <text:p>14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5">
            <text:p>14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5">
            <text:p>14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5">
            <text:p>14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4" table:style-name="ce5">
            <text:p>14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5" table:style-name="ce4">
            <text:p>15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5" table:style-name="ce4">
            <text:p>15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5" table:style-name="ce4">
            <text:p>15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5" table:style-name="ce4">
            <text:p>15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5" table:style-name="ce4">
            <text:p>15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5" table:style-name="ce4">
            <text:p>15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5" table:style-name="ce4">
            <text:p>15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5" table:style-name="ce4">
            <text:p>15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5" table:style-name="ce4">
            <text:p>15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5" table:style-name="ce4">
            <text:p>15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5">
            <text:p>16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5">
            <text:p>16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5">
            <text:p>16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5">
            <text:p>16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5">
            <text:p>16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5">
            <text:p>16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5">
            <text:p>16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5">
            <text:p>16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5">
            <text:p>16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6" table:style-name="ce5">
            <text:p>16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7" table:style-name="ce4">
            <text:p>17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7" table:style-name="ce4">
            <text:p>17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7" table:style-name="ce4">
            <text:p>17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7" table:style-name="ce4">
            <text:p>17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7" table:style-name="ce4">
            <text:p>17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7" table:style-name="ce4">
            <text:p>17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7" table:style-name="ce4">
            <text:p>17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7" table:style-name="ce4">
            <text:p>17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7" table:style-name="ce4">
            <text:p>17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7" table:style-name="ce4">
            <text:p>17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5">
            <text:p>18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5">
            <text:p>18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5">
            <text:p>18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5">
            <text:p>18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5">
            <text:p>18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5">
            <text:p>18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5">
            <text:p>18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5">
            <text:p>18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5">
            <text:p>18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5">
            <text:p>18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9" table:style-name="ce4">
            <text:p>19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9" table:style-name="ce4">
            <text:p>19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9" table:style-name="ce4">
            <text:p>19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9" table:style-name="ce4">
            <text:p>19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9" table:style-name="ce4">
            <text:p>19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9" table:style-name="ce4">
            <text:p>19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9" table:style-name="ce4">
            <text:p>19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9" table:style-name="ce4">
            <text:p>19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9" table:style-name="ce4">
            <text:p>19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9" table:style-name="ce4">
            <text:p>19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5">
            <text:p>20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5">
            <text:p>20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5">
            <text:p>20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5">
            <text:p>20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5">
            <text:p>20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5">
            <text:p>20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5">
            <text:p>20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5">
            <text:p>20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5">
            <text:p>20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5">
            <text:p>20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1" table:style-name="ce4">
            <text:p>21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5">
            <text:p>22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5">
            <text:p>22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5">
            <text:p>22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5">
            <text:p>22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5">
            <text:p>22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5">
            <text:p>22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5">
            <text:p>22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5">
            <text:p>22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5">
            <text:p>22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5">
            <text:p>22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3" table:style-name="ce4">
            <text:p>23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3" table:style-name="ce4">
            <text:p>23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3" table:style-name="ce4">
            <text:p>23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3" table:style-name="ce4">
            <text:p>23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3" table:style-name="ce4">
            <text:p>23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3" table:style-name="ce4">
            <text:p>23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3" table:style-name="ce4">
            <text:p>23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3" table:style-name="ce4">
            <text:p>23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3" table:style-name="ce4">
            <text:p>23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3" table:style-name="ce4">
            <text:p>23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4" table:style-name="ce5">
            <text:p>24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4" table:style-name="ce5">
            <text:p>24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4" table:style-name="ce5">
            <text:p>24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4" table:style-name="ce5">
            <text:p>24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4" table:style-name="ce5">
            <text:p>24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4" table:style-name="ce5">
            <text:p>24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4" table:style-name="ce5">
            <text:p>24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4" table:style-name="ce5">
            <text:p>24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4" table:style-name="ce5">
            <text:p>24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4" table:style-name="ce5">
            <text:p>24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5" table:style-name="ce4">
            <text:p>25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5" table:style-name="ce4">
            <text:p>25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5" table:style-name="ce4">
            <text:p>25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5" table:style-name="ce4">
            <text:p>25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5" table:style-name="ce4">
            <text:p>25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5" table:style-name="ce4">
            <text:p>25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5" table:style-name="ce4">
            <text:p>25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5" table:style-name="ce4">
            <text:p>25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5" table:style-name="ce4">
            <text:p>25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5" table:style-name="ce4">
            <text:p>25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6" table:style-name="ce5">
            <text:p>26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6" table:style-name="ce5">
            <text:p>26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6" table:style-name="ce5">
            <text:p>26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6" table:style-name="ce5">
            <text:p>26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6" table:style-name="ce5">
            <text:p>26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6" table:style-name="ce5">
            <text:p>26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6" table:style-name="ce5">
            <text:p>26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6" table:style-name="ce5">
            <text:p>26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6" table:style-name="ce5">
            <text:p>26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6" table:style-name="ce5">
            <text:p>26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7" table:style-name="ce4">
            <text:p>27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7" table:style-name="ce4">
            <text:p>27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7" table:style-name="ce4">
            <text:p>27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7" table:style-name="ce4">
            <text:p>27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7" table:style-name="ce4">
            <text:p>27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7" table:style-name="ce4">
            <text:p>27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7" table:style-name="ce4">
            <text:p>27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7" table:style-name="ce4">
            <text:p>27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7" table:style-name="ce4">
            <text:p>27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7" table:style-name="ce4">
            <text:p>27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8" table:style-name="ce5">
            <text:p>28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8" table:style-name="ce5">
            <text:p>28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8" table:style-name="ce5">
            <text:p>28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8" table:style-name="ce5">
            <text:p>28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8" table:style-name="ce5">
            <text:p>28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8" table:style-name="ce5">
            <text:p>28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8" table:style-name="ce5">
            <text:p>28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8" table:style-name="ce5">
            <text:p>28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8" table:style-name="ce5">
            <text:p>28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8" table:style-name="ce5">
            <text:p>28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9" table:style-name="ce4">
            <text:p>29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9" table:style-name="ce4">
            <text:p>29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9" table:style-name="ce4">
            <text:p>29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9" table:style-name="ce4">
            <text:p>29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9" table:style-name="ce4">
            <text:p>29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9" table:style-name="ce4">
            <text:p>29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9" table:style-name="ce4">
            <text:p>29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9" table:style-name="ce4">
            <text:p>29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9" table:style-name="ce4">
            <text:p>29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9" table:style-name="ce4">
            <text:p>29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30" table:style-name="ce5">
            <text:p>30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30" table:style-name="ce5">
            <text:p>30</text:p>
          </table:table-cell>
          <table:table-cell office:value-type="float" office:value="2" table:style-name="ce2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30" table:style-name="ce5">
            <text:p>30</text:p>
          </table:table-cell>
          <table:table-cell office:value-type="float" office:value="3" table:style-name="ce2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30" table:style-name="ce5">
            <text:p>30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30" table:style-name="ce5">
            <text:p>30</text:p>
          </table:table-cell>
          <table:table-cell office:value-type="float" office:value="5" table:style-name="ce2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30" table:style-name="ce5">
            <text:p>30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30" table:style-name="ce5">
            <text:p>30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30" table:style-name="ce5">
            <text:p>30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30" table:style-name="ce5">
            <text:p>30</text:p>
          </table:table-cell>
          <table:table-cell office:value-type="float" office:value="9" table:style-name="ce2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30" table:style-name="ce5">
            <text:p>30</text:p>
          </table:table-cell>
          <table:table-cell office:value-type="float" office:value="10" table:style-name="ce2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1" table:style-name="ce4">
            <text:p>31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1" table:style-name="ce4">
            <text:p>31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1" table:style-name="ce4">
            <text:p>31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1" table:style-name="ce4">
            <text:p>31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1" table:style-name="ce4">
            <text:p>31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1" table:style-name="ce4">
            <text:p>31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1" table:style-name="ce4">
            <text:p>31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1" table:style-name="ce4">
            <text:p>31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1" table:style-name="ce4">
            <text:p>31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1" table:style-name="ce4">
            <text:p>31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2" table:style-name="ce5">
            <text:p>32</text:p>
          </table:table-cell>
          <table:table-cell office:value-type="float" office:value="1" table:style-name="ce6">
            <text:p>1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2" table:style-name="ce5">
            <text:p>32</text:p>
          </table:table-cell>
          <table:table-cell office:value-type="float" office:value="2" table:style-name="ce6">
            <text:p>2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2" table:style-name="ce5">
            <text:p>32</text:p>
          </table:table-cell>
          <table:table-cell office:value-type="float" office:value="3" table:style-name="ce6">
            <text:p>3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2" table:style-name="ce5">
            <text:p>32</text:p>
          </table:table-cell>
          <table:table-cell office:value-type="float" office:value="4" table:style-name="ce6">
            <text:p>4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2" table:style-name="ce5">
            <text:p>32</text:p>
          </table:table-cell>
          <table:table-cell office:value-type="float" office:value="5" table:style-name="ce6">
            <text:p>5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2" table:style-name="ce5">
            <text:p>32</text:p>
          </table:table-cell>
          <table:table-cell office:value-type="float" office:value="6" table:style-name="ce6">
            <text:p>6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2" table:style-name="ce5">
            <text:p>32</text:p>
          </table:table-cell>
          <table:table-cell office:value-type="float" office:value="7" table:style-name="ce6">
            <text:p>7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2" table:style-name="ce5">
            <text:p>32</text:p>
          </table:table-cell>
          <table:table-cell office:value-type="float" office:value="8" table:style-name="ce6">
            <text:p>8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2" table:style-name="ce5">
            <text:p>32</text:p>
          </table:table-cell>
          <table:table-cell office:value-type="float" office:value="9" table:style-name="ce6">
            <text:p>9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2" table:style-name="ce5">
            <text:p>32</text:p>
          </table:table-cell>
          <table:table-cell office:value-type="float" office:value="10" table:style-name="ce6">
            <text:p>10</text:p>
          </table:table-cell>
          <table:table-cell table:number-columns-repeated="8" table:style-name="ce2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3" table:style-name="ce4">
            <text:p>33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3" table:style-name="ce4">
            <text:p>33</text:p>
          </table:table-cell>
          <table:table-cell office:value-type="float" office:value="2" table:style-name="ce4">
            <text:p>2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3" table:style-name="ce4">
            <text:p>33</text:p>
          </table:table-cell>
          <table:table-cell office:value-type="float" office:value="3" table:style-name="ce4">
            <text:p>3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3" table:style-name="ce4">
            <text:p>33</text:p>
          </table:table-cell>
          <table:table-cell office:value-type="float" office:value="4" table:style-name="ce4">
            <text:p>4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3" table:style-name="ce4">
            <text:p>33</text:p>
          </table:table-cell>
          <table:table-cell office:value-type="float" office:value="5" table:style-name="ce4">
            <text:p>5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3" table:style-name="ce4">
            <text:p>33</text:p>
          </table:table-cell>
          <table:table-cell office:value-type="float" office:value="6" table:style-name="ce4">
            <text:p>6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3" table:style-name="ce4">
            <text:p>33</text:p>
          </table:table-cell>
          <table:table-cell office:value-type="float" office:value="7" table:style-name="ce4">
            <text:p>7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3" table:style-name="ce4">
            <text:p>33</text:p>
          </table:table-cell>
          <table:table-cell office:value-type="float" office:value="8" table:style-name="ce4">
            <text:p>8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3" table:style-name="ce4">
            <text:p>33</text:p>
          </table:table-cell>
          <table:table-cell office:value-type="float" office:value="9" table:style-name="ce4">
            <text:p>9</text:p>
          </table:table-cell>
          <table:table-cell table:number-columns-repeated="8" table:style-name="ce4"/>
          <table:table-cell table:number-columns-repeated="16372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3" table:style-name="ce4">
            <text:p>33</text:p>
          </table:table-cell>
          <table:table-cell office:value-type="float" office:value="10" table:style-name="ce4">
            <text:p>10</text:p>
          </table:table-cell>
          <table:table-cell table:number-columns-repeated="8" table:style-name="ce4"/>
          <table:table-cell table:number-columns-repeated="16372"/>
        </table:table-row>
        <table:table-row table:number-rows-repeated="104824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1">
      <number:day number:style="long"/>
      <number:text>-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7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1</meta:generator>
    <meta:initial-creator>Matthieu Gallant</meta:initial-creator>
    <dc:creator>Microsoft Office User</dc:creator>
    <meta:creation-date>2023-02-22T08:24:56Z</meta:creation-date>
    <dc:date>2023-03-29T16:36:27Z</dc:date>
    <meta:print-date>2023-03-22T15:42:02Z</meta:print-date>
  </office:meta>
</office:document-meta>
</file>